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5.54pt"/>
    </style:style>
    <style:style style:name="co3" style:family="table-column">
      <style:table-column-properties fo:break-before="auto" style:column-width="87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x probability" table:style-name="ta1">
        <table:shapes>
          <draw:frame draw:z-index="0" draw:style-name="gr1" draw:text-style-name="P1" svg:width="654.92pt" svg:height="255.17pt" svg:x="159.51pt" svg:y="209.08pt">
            <loext:p draw:notify-on-update-of-ranges="'tx probability'.C8:'tx probability'.O8 'tx probability'.C8:'tx probability'.O8 'tx probability'.B9:'tx probability'.B9 'tx probability'.C9:'tx probability'.O9 'tx probability'.C8:'tx probability'.O8 'tx probability'.B10:'tx probability'.B10 'tx probability'.C10:'tx probability'.O10 'tx probability'.C8:'tx probability'.O8 'tx probability'.B11:'tx probability'.B11 'tx probability'.C11:'tx probability'.O11 'tx probability'.C8:'tx probability'.O8 'tx probability'.B12:'tx probability'.B12 'tx probability'.C12:'tx probability'.O12 'tx probability'.C8:'tx probability'.O8 'tx probability'.B13:'tx probability'.B13 'tx probability'.C13:'tx probability'.O13 'tx probability'.C8:'tx probability'.O8 'tx probability'.B14:'tx probability'.B14 'tx probability'.C14:'tx probability'.O1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939.4pt" svg:height="255.09pt" svg:x="94.11pt" svg:y="628.1pt">
            <loext:p draw:notify-on-update-of-ranges="'tx probability'.C40:'tx probability'.O40 'tx probability'.C40:'tx probability'.O40 'tx probability'.B41:'tx probability'.B41 'tx probability'.C41:'tx probability'.O41 'tx probability'.C40:'tx probability'.O40 'tx probability'.B42:'tx probability'.B42 'tx probability'.C42:'tx probability'.O42 'tx probability'.C40:'tx probability'.O40 'tx probability'.B43:'tx probability'.B43 'tx probability'.C43:'tx probability'.O43 'tx probability'.C40:'tx probability'.O40 'tx probability'.B44:'tx probability'.B44 'tx probability'.C44:'tx probability'.O44 'tx probability'.C40:'tx probability'.O40 'tx probability'.B45:'tx probability'.B45 'tx probability'.C45:'tx probability'.O45 'tx probability'.C40:'tx probability'.O40 'tx probability'.B46:'tx probability'.B46 'tx probability'.C46:'tx probability'.O4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10,000 packets, tx time 4, IF TRUE (design option 1: no randomize, no gaussian/step, p=1 for all nodes inside fuzzy area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c by 1, dec to 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gma = 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VING TX WEIGHTS</text:p>
          </table:table-cell>
          <table:table-cell table:number-columns-repeated="1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Sigma = 1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5" calcext:value-type="float">
            <text:p>0.0045</text:p>
          </table:table-cell>
        </table:table-row>
        <table:table-row table:style-name="ro1">
          <table:table-cell/>
          <table:table-cell office:value-type="string" calcext:value-type="string">
            <text:p>fuzzy area all p=1, starting at token holder</text:p>
          </table:table-cell>
          <table:table-cell office:value-type="float" office:value="5.22868942301" calcext:value-type="float">
            <text:p>5.228689423</text:p>
          </table:table-cell>
          <table:table-cell office:value-type="float" office:value="12.8271607069" calcext:value-type="float">
            <text:p>12.8271607069</text:p>
          </table:table-cell>
          <table:table-cell office:value-type="float" office:value="16.8245697458" calcext:value-type="float">
            <text:p>16.8245697458</text:p>
          </table:table-cell>
          <table:table-cell office:value-type="float" office:value="26.6056667649" calcext:value-type="float">
            <text:p>26.6056667649</text:p>
          </table:table-cell>
          <table:table-cell office:value-type="float" office:value="37.7901343304" calcext:value-type="float">
            <text:p>37.7901343304</text:p>
          </table:table-cell>
          <table:table-cell office:value-type="float" office:value="49.263221675" calcext:value-type="float">
            <text:p>49.263221675</text:p>
          </table:table-cell>
          <table:table-cell office:value-type="float" office:value="66.3568237831" calcext:value-type="float">
            <text:p>66.3568237831</text:p>
          </table:table-cell>
          <table:table-cell office:value-type="float" office:value="86.5238102656" calcext:value-type="float">
            <text:p>86.5238102656</text:p>
          </table:table-cell>
          <table:table-cell office:value-type="float" office:value="121.433228382" calcext:value-type="float">
            <text:p>121.433228382</text:p>
          </table:table-cell>
          <table:table-cell office:value-type="float" office:value="179.300474743" calcext:value-type="float">
            <text:p>179.300474743</text:p>
          </table:table-cell>
          <table:table-cell office:value-type="float" office:value="389.471080123" calcext:value-type="float">
            <text:p>389.471080123</text:p>
          </table:table-cell>
          <table:table-cell office:value-type="float" office:value="1285.88864233" calcext:value-type="float">
            <text:p>1285.88864233</text:p>
          </table:table-cell>
          <table:table-cell office:value-type="float" office:value="2915.56154998" calcext:value-type="float">
            <text:p>2915.56154998</text:p>
          </table:table-cell>
        </table:table-row>
        <table:table-row table:style-name="ro1">
          <table:table-cell/>
          <table:table-cell office:value-type="string" calcext:value-type="string">
            <text:p>fuzzy area all p=1, shuffled across chip</text:p>
          </table:table-cell>
          <table:table-cell office:value-type="float" office:value="5.20070619417" calcext:value-type="float">
            <text:p>5.2007061942</text:p>
          </table:table-cell>
          <table:table-cell office:value-type="float" office:value="10.9357118922" calcext:value-type="float">
            <text:p>10.9357118922</text:p>
          </table:table-cell>
          <table:table-cell office:value-type="float" office:value="14.7711237823" calcext:value-type="float">
            <text:p>14.7711237823</text:p>
          </table:table-cell>
          <table:table-cell office:value-type="float" office:value="26.2191705655" calcext:value-type="float">
            <text:p>26.2191705655</text:p>
          </table:table-cell>
          <table:table-cell office:value-type="float" office:value="41.1535397837" calcext:value-type="float">
            <text:p>41.1535397837</text:p>
          </table:table-cell>
          <table:table-cell office:value-type="float" office:value="62.8313287451" calcext:value-type="float">
            <text:p>62.8313287451</text:p>
          </table:table-cell>
          <table:table-cell office:value-type="float" office:value="86.7670127694" calcext:value-type="float">
            <text:p>86.7670127694</text:p>
          </table:table-cell>
          <table:table-cell office:value-type="float" office:value="106.612905836" calcext:value-type="float">
            <text:p>106.612905836</text:p>
          </table:table-cell>
          <table:table-cell office:value-type="float" office:value="133.684553278" calcext:value-type="float">
            <text:p>133.684553278</text:p>
          </table:table-cell>
          <table:table-cell office:value-type="float" office:value="189.268784467" calcext:value-type="float">
            <text:p>189.268784467</text:p>
          </table:table-cell>
          <table:table-cell office:value-type="float" office:value="378.562846498" calcext:value-type="float">
            <text:p>378.562846498</text:p>
          </table:table-cell>
          <table:table-cell office:value-type="float" office:value="1225.35102223" calcext:value-type="float">
            <text:p>1225.35102223</text:p>
          </table:table-cell>
          <table:table-cell office:value-type="float" office:value="2786.66636702" calcext:value-type="float">
            <text:p>2786.66636702</text:p>
          </table:table-cell>
        </table:table-row>
        <table:table-row table:style-name="ro1">
          <table:table-cell/>
          <table:table-cell office:value-type="string" calcext:value-type="string">
            <text:p>fuzzy area all p=1/area, starting at token holder</text:p>
          </table:table-cell>
          <table:table-cell office:value-type="float" office:value="70.2325194718" calcext:value-type="float">
            <text:p>70.2325194718</text:p>
          </table:table-cell>
          <table:table-cell office:value-type="float" office:value="105.324123144" calcext:value-type="float">
            <text:p>105.324123144</text:p>
          </table:table-cell>
          <table:table-cell office:value-type="float" office:value="118.471687577" calcext:value-type="float">
            <text:p>118.471687577</text:p>
          </table:table-cell>
          <table:table-cell office:value-type="float" office:value="142.423670082" calcext:value-type="float">
            <text:p>142.423670082</text:p>
          </table:table-cell>
          <table:table-cell office:value-type="float" office:value="157.717050096" calcext:value-type="float">
            <text:p>157.717050096</text:p>
          </table:table-cell>
          <table:table-cell office:value-type="float" office:value="174.938864635" calcext:value-type="float">
            <text:p>174.938864635</text:p>
          </table:table-cell>
          <table:table-cell office:value-type="float" office:value="194.223805755" calcext:value-type="float">
            <text:p>194.223805755</text:p>
          </table:table-cell>
          <table:table-cell office:value-type="float" office:value="214.398937199" calcext:value-type="float">
            <text:p>214.398937199</text:p>
          </table:table-cell>
          <table:table-cell office:value-type="float" office:value="253.990373463" calcext:value-type="float">
            <text:p>253.990373463</text:p>
          </table:table-cell>
          <table:table-cell office:value-type="float" office:value="337.599586496" calcext:value-type="float">
            <text:p>337.599586496</text:p>
          </table:table-cell>
          <table:table-cell office:value-type="float" office:value="604.82191082" calcext:value-type="float">
            <text:p>604.82191082</text:p>
          </table:table-cell>
          <table:table-cell office:value-type="float" office:value="1584.36437317" calcext:value-type="float">
            <text:p>1584.36437317</text:p>
          </table:table-cell>
          <table:table-cell office:value-type="float" office:value="3028.45694806" calcext:value-type="float">
            <text:p>3028.45694806</text:p>
          </table:table-cell>
        </table:table-row>
        <table:table-row table:style-name="ro1">
          <table:table-cell/>
          <table:table-cell office:value-type="string" calcext:value-type="string">
            <text:p>fuzzy area all p=1/area, shuffled across chip</text:p>
          </table:table-cell>
          <table:table-cell office:value-type="float" office:value="70.4852807288" calcext:value-type="float">
            <text:p>70.4852807288</text:p>
          </table:table-cell>
          <table:table-cell office:value-type="float" office:value="107.802719943" calcext:value-type="float">
            <text:p>107.802719943</text:p>
          </table:table-cell>
          <table:table-cell office:value-type="float" office:value="122.050196414" calcext:value-type="float">
            <text:p>122.050196414</text:p>
          </table:table-cell>
          <table:table-cell office:value-type="float" office:value="149.074713519" calcext:value-type="float">
            <text:p>149.074713519</text:p>
          </table:table-cell>
          <table:table-cell office:value-type="float" office:value="166.36168612" calcext:value-type="float">
            <text:p>166.36168612</text:p>
          </table:table-cell>
          <table:table-cell office:value-type="float" office:value="194.129810596" calcext:value-type="float">
            <text:p>194.129810596</text:p>
          </table:table-cell>
          <table:table-cell office:value-type="float" office:value="214.285878318" calcext:value-type="float">
            <text:p>214.285878318</text:p>
          </table:table-cell>
          <table:table-cell office:value-type="float" office:value="239.190291628" calcext:value-type="float">
            <text:p>239.190291628</text:p>
          </table:table-cell>
          <table:table-cell office:value-type="float" office:value="291.964159948" calcext:value-type="float">
            <text:p>291.964159948</text:p>
          </table:table-cell>
          <table:table-cell office:value-type="float" office:value="375.037199506" calcext:value-type="float">
            <text:p>375.037199506</text:p>
          </table:table-cell>
          <table:table-cell office:value-type="float" office:value="640.641335058" calcext:value-type="float">
            <text:p>640.641335058</text:p>
          </table:table-cell>
          <table:table-cell office:value-type="float" office:value="1460.17117946" calcext:value-type="float">
            <text:p>1460.17117946</text:p>
          </table:table-cell>
          <table:table-cell office:value-type="float" office:value="3130.91617275" calcext:value-type="float">
            <text:p>3130.91617275</text:p>
          </table:table-cell>
        </table:table-row>
        <table:table-row table:style-name="ro1">
          <table:table-cell/>
          <table:table-cell office:value-type="string" calcext:value-type="string">
            <text:p>fuzzy area gaussian, starting at token holder</text:p>
          </table:table-cell>
          <table:table-cell office:value-type="float" office:value="5.88661041283" calcext:value-type="float">
            <text:p>5.8866104128</text:p>
          </table:table-cell>
          <table:table-cell office:value-type="float" office:value="14.5547226606" calcext:value-type="float">
            <text:p>14.5547226606</text:p>
          </table:table-cell>
          <table:table-cell office:value-type="float" office:value="21.6582709991" calcext:value-type="float">
            <text:p>21.6582709991</text:p>
          </table:table-cell>
          <table:table-cell office:value-type="float" office:value="52.2102551097" calcext:value-type="float">
            <text:p>52.2102551097</text:p>
          </table:table-cell>
          <table:table-cell office:value-type="float" office:value="109.241668221" calcext:value-type="float">
            <text:p>109.241668221</text:p>
          </table:table-cell>
          <table:table-cell office:value-type="float" office:value="157.568572922" calcext:value-type="float">
            <text:p>157.568572922</text:p>
          </table:table-cell>
          <table:table-cell office:value-type="float" office:value="183.533073294" calcext:value-type="float">
            <text:p>183.533073294</text:p>
          </table:table-cell>
          <table:table-cell office:value-type="float" office:value="186.552590377" calcext:value-type="float">
            <text:p>186.552590377</text:p>
          </table:table-cell>
          <table:table-cell office:value-type="float" office:value="189.685823736" calcext:value-type="float">
            <text:p>189.685823736</text:p>
          </table:table-cell>
          <table:table-cell office:value-type="float" office:value="225.902356633" calcext:value-type="float">
            <text:p>225.902356633</text:p>
          </table:table-cell>
          <table:table-cell office:value-type="float" office:value="406.702602115" calcext:value-type="float">
            <text:p>406.702602115</text:p>
          </table:table-cell>
          <table:table-cell office:value-type="float" office:value="1382.2876078" calcext:value-type="float">
            <text:p>1382.2876078</text:p>
          </table:table-cell>
          <table:table-cell office:value-type="float" office:value="2777.51421" calcext:value-type="float">
            <text:p>2777.51421</text:p>
          </table:table-cell>
        </table:table-row>
        <table:table-row table:style-name="ro1">
          <table:table-cell/>
          <table:table-cell office:value-type="string" calcext:value-type="string">
            <text:p>fuzzy area gaussian, shuffled across chip</text:p>
          </table:table-cell>
          <table:table-cell office:value-type="float" office:value="5.63629484053" calcext:value-type="float">
            <text:p>5.6362948405</text:p>
          </table:table-cell>
          <table:table-cell office:value-type="float" office:value="11.11077266" calcext:value-type="float">
            <text:p>11.11077266</text:p>
          </table:table-cell>
          <table:table-cell office:value-type="float" office:value="14.9655125084" calcext:value-type="float">
            <text:p>14.9655125084</text:p>
          </table:table-cell>
          <table:table-cell office:value-type="float" office:value="25.9029339761" calcext:value-type="float">
            <text:p>25.9029339761</text:p>
          </table:table-cell>
          <table:table-cell office:value-type="float" office:value="40.7176603836" calcext:value-type="float">
            <text:p>40.7176603836</text:p>
          </table:table-cell>
          <table:table-cell office:value-type="float" office:value="60.3573986397" calcext:value-type="float">
            <text:p>60.3573986397</text:p>
          </table:table-cell>
          <table:table-cell office:value-type="float" office:value="85.0879150076" calcext:value-type="float">
            <text:p>85.0879150076</text:p>
          </table:table-cell>
          <table:table-cell office:value-type="float" office:value="107.036699009" calcext:value-type="float">
            <text:p>107.036699009</text:p>
          </table:table-cell>
          <table:table-cell office:value-type="float" office:value="139.516515035" calcext:value-type="float">
            <text:p>139.516515035</text:p>
          </table:table-cell>
          <table:table-cell office:value-type="float" office:value="187.682539499" calcext:value-type="float">
            <text:p>187.682539499</text:p>
          </table:table-cell>
          <table:table-cell office:value-type="float" office:value="370.200397513" calcext:value-type="float">
            <text:p>370.200397513</text:p>
          </table:table-cell>
          <table:table-cell office:value-type="float" office:value="1270.0150837" calcext:value-type="float">
            <text:p>1270.0150837</text:p>
          </table:table-cell>
          <table:table-cell office:value-type="float" office:value="2824.56906691" calcext:value-type="float">
            <text:p>2824.56906691</text:p>
          </table:table-cell>
        </table:table-row>
        <table:table-row table:style-name="ro1" table:number-rows-repeated="25">
          <table:table-cell table:number-columns-repeated="15"/>
        </table:table-row>
        <table:table-row table:style-name="ro1">
          <table:table-cell/>
          <table:table-cell office:value-type="string" calcext:value-type="string">
            <text:p>Sigma = 0.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5" calcext:value-type="float">
            <text:p>0.0045</text:p>
          </table:table-cell>
        </table:table-row>
        <table:table-row table:style-name="ro1">
          <table:table-cell/>
          <table:table-cell office:value-type="string" calcext:value-type="string">
            <text:p>fuzzy area all p=1, starting at token holder</text:p>
          </table:table-cell>
          <table:table-cell office:value-type="float" office:value="5.2143481709" calcext:value-type="float">
            <text:p>5.2143481709</text:p>
          </table:table-cell>
          <table:table-cell office:value-type="float" office:value="12.602968536" calcext:value-type="float">
            <text:p>12.602968536</text:p>
          </table:table-cell>
          <table:table-cell office:value-type="float" office:value="17.1590928803" calcext:value-type="float">
            <text:p>17.1590928803</text:p>
          </table:table-cell>
          <table:table-cell office:value-type="float" office:value="27.3633155132" calcext:value-type="float">
            <text:p>27.3633155132</text:p>
          </table:table-cell>
          <table:table-cell office:value-type="float" office:value="40.1514385148" calcext:value-type="float">
            <text:p>40.1514385148</text:p>
          </table:table-cell>
          <table:table-cell office:value-type="float" office:value="58.4179883549" calcext:value-type="float">
            <text:p>58.4179883549</text:p>
          </table:table-cell>
          <table:table-cell office:value-type="float" office:value="96.1590793632" calcext:value-type="float">
            <text:p>96.1590793632</text:p>
          </table:table-cell>
          <table:table-cell office:value-type="float" office:value="1636.85221082" calcext:value-type="float">
            <text:p>1636.85221082</text:p>
          </table:table-cell>
          <table:table-cell office:value-type="float" office:value="3852.49636675" calcext:value-type="float">
            <text:p>3852.49636675</text:p>
          </table:table-cell>
          <table:table-cell office:value-type="float" office:value="6722.06055586" calcext:value-type="float">
            <text:p>6722.06055586</text:p>
          </table:table-cell>
          <table:table-cell office:value-type="float" office:value="9716.10572918" calcext:value-type="float">
            <text:p>9716.10572918</text:p>
          </table:table-cell>
          <table:table-cell office:value-type="float" office:value="11881.9304236" calcext:value-type="float">
            <text:p>11881.9304236</text:p>
          </table:table-cell>
          <table:table-cell office:value-type="float" office:value="13798.7599213" calcext:value-type="float">
            <text:p>13798.7599213</text:p>
          </table:table-cell>
        </table:table-row>
        <table:table-row table:style-name="ro1">
          <table:table-cell/>
          <table:table-cell office:value-type="string" calcext:value-type="string">
            <text:p>fuzzy area all p=1, shuffled across chip</text:p>
          </table:table-cell>
          <table:table-cell office:value-type="float" office:value="5.17640089337" calcext:value-type="float">
            <text:p>5.1764008934</text:p>
          </table:table-cell>
          <table:table-cell office:value-type="float" office:value="10.7625453604" calcext:value-type="float">
            <text:p>10.7625453604</text:p>
          </table:table-cell>
          <table:table-cell office:value-type="float" office:value="14.1171824264" calcext:value-type="float">
            <text:p>14.1171824264</text:p>
          </table:table-cell>
          <table:table-cell office:value-type="float" office:value="26.0131628883" calcext:value-type="float">
            <text:p>26.0131628883</text:p>
          </table:table-cell>
          <table:table-cell office:value-type="float" office:value="43.5509198508" calcext:value-type="float">
            <text:p>43.5509198508</text:p>
          </table:table-cell>
          <table:table-cell office:value-type="float" office:value="83.361324878" calcext:value-type="float">
            <text:p>83.361324878</text:p>
          </table:table-cell>
          <table:table-cell office:value-type="float" office:value="180.700102692" calcext:value-type="float">
            <text:p>180.700102692</text:p>
          </table:table-cell>
          <table:table-cell office:value-type="float" office:value="629.660275232" calcext:value-type="float">
            <text:p>629.660275232</text:p>
          </table:table-cell>
          <table:table-cell office:value-type="float" office:value="3212.98314063" calcext:value-type="float">
            <text:p>3212.98314063</text:p>
          </table:table-cell>
          <table:table-cell office:value-type="float" office:value="6357.92633967" calcext:value-type="float">
            <text:p>6357.92633967</text:p>
          </table:table-cell>
          <table:table-cell office:value-type="float" office:value="9272.73425175" calcext:value-type="float">
            <text:p>9272.73425175</text:p>
          </table:table-cell>
          <table:table-cell office:value-type="float" office:value="11496.4946958" calcext:value-type="float">
            <text:p>11496.4946958</text:p>
          </table:table-cell>
          <table:table-cell office:value-type="float" office:value="13448.2412267" calcext:value-type="float">
            <text:p>13448.2412267</text:p>
          </table:table-cell>
        </table:table-row>
        <table:table-row table:style-name="ro1">
          <table:table-cell/>
          <table:table-cell office:value-type="string" calcext:value-type="string">
            <text:p>fuzzy area all p=1/area, starting at token holder</text:p>
          </table:table-cell>
          <table:table-cell office:value-type="float" office:value="71.0612835581" calcext:value-type="float">
            <text:p>71.0612835581</text:p>
          </table:table-cell>
          <table:table-cell office:value-type="float" office:value="132.138141791" calcext:value-type="float">
            <text:p>132.138141791</text:p>
          </table:table-cell>
          <table:table-cell office:value-type="float" office:value="162.1228361" calcext:value-type="float">
            <text:p>162.1228361</text:p>
          </table:table-cell>
          <table:table-cell office:value-type="float" office:value="264.079548302" calcext:value-type="float">
            <text:p>264.079548302</text:p>
          </table:table-cell>
          <table:table-cell office:value-type="float" office:value="480.407756478" calcext:value-type="float">
            <text:p>480.407756478</text:p>
          </table:table-cell>
          <table:table-cell office:value-type="float" office:value="1533.99095684" calcext:value-type="float">
            <text:p>1533.99095684</text:p>
          </table:table-cell>
          <table:table-cell office:value-type="float" office:value="2948.11380967" calcext:value-type="float">
            <text:p>2948.11380967</text:p>
          </table:table-cell>
          <table:table-cell office:value-type="float" office:value="4662.36008307" calcext:value-type="float">
            <text:p>4662.36008307</text:p>
          </table:table-cell>
          <table:table-cell office:value-type="float" office:value="7896.92944569" calcext:value-type="float">
            <text:p>7896.92944569</text:p>
          </table:table-cell>
          <table:table-cell office:value-type="float" office:value="11017.1443641" calcext:value-type="float">
            <text:p>11017.1443641</text:p>
          </table:table-cell>
          <table:table-cell office:value-type="float" office:value="13725.2182448" calcext:value-type="float">
            <text:p>13725.2182448</text:p>
          </table:table-cell>
          <table:table-cell office:value-type="float" office:value="15566.1022531" calcext:value-type="float">
            <text:p>15566.1022531</text:p>
          </table:table-cell>
          <table:table-cell office:value-type="float" office:value="17537.2730938" calcext:value-type="float">
            <text:p>17537.2730938</text:p>
          </table:table-cell>
        </table:table-row>
        <table:table-row table:style-name="ro1">
          <table:table-cell/>
          <table:table-cell office:value-type="string" calcext:value-type="string">
            <text:p>fuzzy area all p=1/area, shuffled across chip</text:p>
          </table:table-cell>
          <table:table-cell office:value-type="float" office:value="71.0685210419" calcext:value-type="float">
            <text:p>71.0685210419</text:p>
          </table:table-cell>
          <table:table-cell office:value-type="float" office:value="137.533437492" calcext:value-type="float">
            <text:p>137.533437492</text:p>
          </table:table-cell>
          <table:table-cell office:value-type="float" office:value="167.809846588" calcext:value-type="float">
            <text:p>167.809846588</text:p>
          </table:table-cell>
          <table:table-cell office:value-type="float" office:value="289.345952882" calcext:value-type="float">
            <text:p>289.345952882</text:p>
          </table:table-cell>
          <table:table-cell office:value-type="float" office:value="555.89512577" calcext:value-type="float">
            <text:p>555.89512577</text:p>
          </table:table-cell>
          <table:table-cell office:value-type="float" office:value="1566.1993444" calcext:value-type="float">
            <text:p>1566.1993444</text:p>
          </table:table-cell>
          <table:table-cell office:value-type="float" office:value="3241.98458758" calcext:value-type="float">
            <text:p>3241.98458758</text:p>
          </table:table-cell>
          <table:table-cell office:value-type="float" office:value="5109.37128782" calcext:value-type="float">
            <text:p>5109.37128782</text:p>
          </table:table-cell>
          <table:table-cell office:value-type="float" office:value="8056.87371681" calcext:value-type="float">
            <text:p>8056.87371681</text:p>
          </table:table-cell>
          <table:table-cell office:value-type="float" office:value="10824.8072131" calcext:value-type="float">
            <text:p>10824.8072131</text:p>
          </table:table-cell>
          <table:table-cell office:value-type="float" office:value="14322.4490162" calcext:value-type="float">
            <text:p>14322.4490162</text:p>
          </table:table-cell>
          <table:table-cell office:value-type="float" office:value="16363.3730938" calcext:value-type="float">
            <text:p>16363.3730938</text:p>
          </table:table-cell>
          <table:table-cell office:value-type="float" office:value="18049.9971094" calcext:value-type="float">
            <text:p>18049.9971094</text:p>
          </table:table-cell>
        </table:table-row>
        <table:table-row table:style-name="ro1">
          <table:table-cell/>
          <table:table-cell office:value-type="string" calcext:value-type="string">
            <text:p>fuzzy area gaussian, starting at token holder</text:p>
          </table:table-cell>
          <table:table-cell office:value-type="float" office:value="5.88855989421" calcext:value-type="float">
            <text:p>5.8885598942</text:p>
          </table:table-cell>
          <table:table-cell office:value-type="float" office:value="14.2567612744" calcext:value-type="float">
            <text:p>14.2567612744</text:p>
          </table:table-cell>
          <table:table-cell office:value-type="float" office:value="24.2278139468" calcext:value-type="float">
            <text:p>24.2278139468</text:p>
          </table:table-cell>
          <table:table-cell office:value-type="float" office:value="852.241979039" calcext:value-type="float">
            <text:p>852.241979039</text:p>
          </table:table-cell>
          <table:table-cell office:value-type="float" office:value="212.278179471" calcext:value-type="float">
            <text:p>212.278179471</text:p>
          </table:table-cell>
          <table:table-cell office:value-type="float" office:value="6914.32093052" calcext:value-type="float">
            <text:p>6914.32093052</text:p>
          </table:table-cell>
          <table:table-cell office:value-type="float" office:value="9678.56133714" calcext:value-type="float">
            <text:p>9678.56133714</text:p>
          </table:table-cell>
          <table:table-cell office:value-type="float" office:value="2586.80300769" calcext:value-type="float">
            <text:p>2586.80300769</text:p>
          </table:table-cell>
          <table:table-cell office:value-type="float" office:value="10049.8711905" calcext:value-type="float">
            <text:p>10049.8711905</text:p>
          </table:table-cell>
          <table:table-cell office:value-type="float" office:value="9250.21406102" calcext:value-type="float">
            <text:p>9250.21406102</text:p>
          </table:table-cell>
          <table:table-cell office:value-type="float" office:value="17262.9543538" calcext:value-type="float">
            <text:p>17262.9543538</text:p>
          </table:table-cell>
          <table:table-cell office:value-type="float" office:value="13211.8110324" calcext:value-type="float">
            <text:p>13211.8110324</text:p>
          </table:table-cell>
          <table:table-cell office:value-type="float" office:value="14691.1391378" calcext:value-type="float">
            <text:p>14691.1391378</text:p>
          </table:table-cell>
        </table:table-row>
        <table:table-row table:style-name="ro1">
          <table:table-cell/>
          <table:table-cell office:value-type="string" calcext:value-type="string">
            <text:p>fuzzy area gaussian, shuffled across chip</text:p>
          </table:table-cell>
          <table:table-cell office:value-type="float" office:value="5.626114202" calcext:value-type="float">
            <text:p>5.626114202</text:p>
          </table:table-cell>
          <table:table-cell office:value-type="float" office:value="11.0812766565" calcext:value-type="float">
            <text:p>11.0812766565</text:p>
          </table:table-cell>
          <table:table-cell office:value-type="float" office:value="14.3751847587" calcext:value-type="float">
            <text:p>14.3751847587</text:p>
          </table:table-cell>
          <table:table-cell office:value-type="float" office:value="25.4513112182" calcext:value-type="float">
            <text:p>25.4513112182</text:p>
          </table:table-cell>
          <table:table-cell office:value-type="float" office:value="43.1448233548" calcext:value-type="float">
            <text:p>43.1448233548</text:p>
          </table:table-cell>
          <table:table-cell office:value-type="float" office:value="84.2850390928" calcext:value-type="float">
            <text:p>84.2850390928</text:p>
          </table:table-cell>
          <table:table-cell office:value-type="float" office:value="193.825865026" calcext:value-type="float">
            <text:p>193.825865026</text:p>
          </table:table-cell>
          <table:table-cell office:value-type="float" office:value="799.896110144" calcext:value-type="float">
            <text:p>799.896110144</text:p>
          </table:table-cell>
          <table:table-cell office:value-type="float" office:value="3404.70833768" calcext:value-type="float">
            <text:p>3404.70833768</text:p>
          </table:table-cell>
          <table:table-cell office:value-type="float" office:value="6154.55199904" calcext:value-type="float">
            <text:p>6154.55199904</text:p>
          </table:table-cell>
          <table:table-cell office:value-type="float" office:value="9065.90809375" calcext:value-type="float">
            <text:p>9065.90809375</text:p>
          </table:table-cell>
          <table:table-cell office:value-type="float" office:value="11853.3401737" calcext:value-type="float">
            <text:p>11853.3401737</text:p>
          </table:table-cell>
          <table:table-cell office:value-type="float" office:value="13568.6748221" calcext:value-type="float">
            <text:p>13568.6748221</text:p>
          </table:table-cell>
        </table:table-row>
      </table:table>
      <table:table table:name="thresholds" table:style-name="ta1">
        <table:shapes>
          <draw:frame draw:z-index="0" draw:style-name="gr1" draw:text-style-name="P1" svg:width="453.8pt" svg:height="254.92pt" svg:x="91.9pt" svg:y="331.85pt">
            <loext:p draw:notify-on-update-of-ranges="thresholds.C8:thresholds.N8 thresholds.C8:thresholds.N8 thresholds.B9:thresholds.B9 thresholds.C9:thresholds.N9 thresholds.C8:thresholds.N8 thresholds.B10:thresholds.B10 thresholds.C10:thresholds.N10 thresholds.C8:thresholds.N8 thresholds.B11:thresholds.B11 thresholds.C11:thresholds.N1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453.8pt" svg:height="254.92pt" svg:x="573.36pt" svg:y="329.19pt">
            <loext:p draw:notify-on-update-of-ranges="thresholds.C18:thresholds.N18 thresholds.C18:thresholds.N18 thresholds.B19:thresholds.B19 thresholds.C19:thresholds.N19 thresholds.C18:thresholds.N18 thresholds.B20:thresholds.B20 thresholds.C20:thresholds.N20 thresholds.C18:thresholds.N18 thresholds.B21:thresholds.B21 thresholds.C21:thresholds.N2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10,000 packets, tx time 4, IF TRUE (design option 1: no randomize, no gaussian/step, p=1 for all nodes inside fuzzy area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c by 1, dec to 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gma = 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VING THRESHOLDS</text:p>
          </table:table-cell>
          <table:table-cell table:number-columns-repeated="1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Thr1=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5" calcext:value-type="float">
            <text:p>0.0045</text:p>
          </table:table-cell>
        </table:table-row>
        <table:table-row table:style-name="ro1">
          <table:table-cell/>
          <table:table-cell office:value-type="string" calcext:value-type="string">
            <text:p>Thr2=0.5</text:p>
          </table:table-cell>
          <table:table-cell office:value-type="float" office:value="5.22289300443" calcext:value-type="float">
            <text:p>5.2228930044</text:p>
          </table:table-cell>
          <table:table-cell office:value-type="float" office:value="12.757429412" calcext:value-type="float">
            <text:p>12.757429412</text:p>
          </table:table-cell>
          <table:table-cell office:value-type="float" office:value="16.5701623184" calcext:value-type="float">
            <text:p>16.5701623184</text:p>
          </table:table-cell>
          <table:table-cell office:value-type="float" office:value="28.2062854912" calcext:value-type="float">
            <text:p>28.2062854912</text:p>
          </table:table-cell>
          <table:table-cell office:value-type="float" office:value="36.7114040491" calcext:value-type="float">
            <text:p>36.7114040491</text:p>
          </table:table-cell>
          <table:table-cell office:value-type="float" office:value="51.3088225462" calcext:value-type="float">
            <text:p>51.3088225462</text:p>
          </table:table-cell>
          <table:table-cell office:value-type="float" office:value="65.3515883911" calcext:value-type="float">
            <text:p>65.3515883911</text:p>
          </table:table-cell>
          <table:table-cell office:value-type="float" office:value="88.2096686515" calcext:value-type="float">
            <text:p>88.2096686515</text:p>
          </table:table-cell>
          <table:table-cell office:value-type="float" office:value="118.250835052" calcext:value-type="float">
            <text:p>118.250835052</text:p>
          </table:table-cell>
          <table:table-cell office:value-type="float" office:value="181.457106843" calcext:value-type="float">
            <text:p>181.457106843</text:p>
          </table:table-cell>
          <table:table-cell office:value-type="float" office:value="422.44116582" calcext:value-type="float">
            <text:p>422.44116582</text:p>
          </table:table-cell>
          <table:table-cell office:value-type="float" office:value="1338.98490137" calcext:value-type="float">
            <text:p>1338.98490137</text:p>
          </table:table-cell>
          <table:table-cell office:value-type="float" office:value="2778.96897624" calcext:value-type="float">
            <text:p>2778.96897624</text:p>
          </table:table-cell>
        </table:table-row>
        <table:table-row table:style-name="ro1">
          <table:table-cell/>
          <table:table-cell office:value-type="string" calcext:value-type="string">
            <text:p>Thr2=0.8</text:p>
          </table:table-cell>
          <table:table-cell office:value-type="float" office:value="5.21303289467" calcext:value-type="float">
            <text:p>5.2130328947</text:p>
          </table:table-cell>
          <table:table-cell office:value-type="float" office:value="12.6770178579" calcext:value-type="float">
            <text:p>12.6770178579</text:p>
          </table:table-cell>
          <table:table-cell office:value-type="float" office:value="16.8678274985" calcext:value-type="float">
            <text:p>16.8678274985</text:p>
          </table:table-cell>
          <table:table-cell office:value-type="float" office:value="26.8272886094" calcext:value-type="float">
            <text:p>26.8272886094</text:p>
          </table:table-cell>
          <table:table-cell office:value-type="float" office:value="36.5969365178" calcext:value-type="float">
            <text:p>36.5969365178</text:p>
          </table:table-cell>
          <table:table-cell office:value-type="float" office:value="50.1314394133" calcext:value-type="float">
            <text:p>50.1314394133</text:p>
          </table:table-cell>
          <table:table-cell office:value-type="float" office:value="67.8280602238" calcext:value-type="float">
            <text:p>67.8280602238</text:p>
          </table:table-cell>
          <table:table-cell office:value-type="float" office:value="86.6960940543" calcext:value-type="float">
            <text:p>86.6960940543</text:p>
          </table:table-cell>
          <table:table-cell office:value-type="float" office:value="121.215655243" calcext:value-type="float">
            <text:p>121.215655243</text:p>
          </table:table-cell>
          <table:table-cell office:value-type="float" office:value="186.80663675" calcext:value-type="float">
            <text:p>186.80663675</text:p>
          </table:table-cell>
          <table:table-cell office:value-type="float" office:value="394.575711469" calcext:value-type="float">
            <text:p>394.575711469</text:p>
          </table:table-cell>
          <table:table-cell office:value-type="float" office:value="1317.1741682" calcext:value-type="float">
            <text:p>1317.1741682</text:p>
          </table:table-cell>
          <table:table-cell office:value-type="float" office:value="2797.39982043" calcext:value-type="float">
            <text:p>2797.39982043</text:p>
          </table:table-cell>
        </table:table-row>
        <table:table-row table:style-name="ro1">
          <table:table-cell/>
          <table:table-cell office:value-type="string" calcext:value-type="string">
            <text:p>Thr2=0.9</text:p>
          </table:table-cell>
          <table:table-cell office:value-type="float" office:value="5.21870488074" calcext:value-type="float">
            <text:p>5.2187048807</text:p>
          </table:table-cell>
          <table:table-cell office:value-type="float" office:value="12.516239756" calcext:value-type="float">
            <text:p>12.516239756</text:p>
          </table:table-cell>
          <table:table-cell office:value-type="float" office:value="17.4374407381" calcext:value-type="float">
            <text:p>17.4374407381</text:p>
          </table:table-cell>
          <table:table-cell office:value-type="float" office:value="26.9839101316" calcext:value-type="float">
            <text:p>26.9839101316</text:p>
          </table:table-cell>
          <table:table-cell office:value-type="float" office:value="36.3811146339" calcext:value-type="float">
            <text:p>36.3811146339</text:p>
          </table:table-cell>
          <table:table-cell office:value-type="float" office:value="50.0598547424" calcext:value-type="float">
            <text:p>50.0598547424</text:p>
          </table:table-cell>
          <table:table-cell office:value-type="float" office:value="65.6855705285" calcext:value-type="float">
            <text:p>65.6855705285</text:p>
          </table:table-cell>
          <table:table-cell office:value-type="float" office:value="89.5925987731" calcext:value-type="float">
            <text:p>89.5925987731</text:p>
          </table:table-cell>
          <table:table-cell office:value-type="float" office:value="121.047540847" calcext:value-type="float">
            <text:p>121.047540847</text:p>
          </table:table-cell>
          <table:table-cell office:value-type="float" office:value="176.9930412" calcext:value-type="float">
            <text:p>176.9930412</text:p>
          </table:table-cell>
          <table:table-cell office:value-type="float" office:value="425.096590048" calcext:value-type="float">
            <text:p>425.096590048</text:p>
          </table:table-cell>
          <table:table-cell office:value-type="float" office:value="1337.94503547" calcext:value-type="float">
            <text:p>1337.94503547</text:p>
          </table:table-cell>
          <table:table-cell office:value-type="float" office:value="2833.43329573" calcext:value-type="float">
            <text:p>2833.43329573</text:p>
          </table:table-cell>
        </table:table-row>
        <table:table-row table:style-name="ro1" table:number-rows-repeated="6">
          <table:table-cell table:number-columns-repeated="15"/>
        </table:table-row>
        <table:table-row table:style-name="ro1">
          <table:table-cell/>
          <table:table-cell office:value-type="string" calcext:value-type="string">
            <text:p>Thr2=0.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5" calcext:value-type="float">
            <text:p>0.0045</text:p>
          </table:table-cell>
        </table:table-row>
        <table:table-row table:style-name="ro1">
          <table:table-cell/>
          <table:table-cell office:value-type="string" calcext:value-type="string">
            <text:p>Thr1=0.1</text:p>
          </table:table-cell>
          <table:table-cell office:value-type="float" office:value="5.21870488074" calcext:value-type="float">
            <text:p>5.2187048807</text:p>
          </table:table-cell>
          <table:table-cell office:value-type="float" office:value="12.516239756" calcext:value-type="float">
            <text:p>12.516239756</text:p>
          </table:table-cell>
          <table:table-cell office:value-type="float" office:value="17.4374407381" calcext:value-type="float">
            <text:p>17.4374407381</text:p>
          </table:table-cell>
          <table:table-cell office:value-type="float" office:value="26.9839101316" calcext:value-type="float">
            <text:p>26.9839101316</text:p>
          </table:table-cell>
          <table:table-cell office:value-type="float" office:value="36.3811146339" calcext:value-type="float">
            <text:p>36.3811146339</text:p>
          </table:table-cell>
          <table:table-cell office:value-type="float" office:value="50.0598547424" calcext:value-type="float">
            <text:p>50.0598547424</text:p>
          </table:table-cell>
          <table:table-cell office:value-type="float" office:value="65.6855705285" calcext:value-type="float">
            <text:p>65.6855705285</text:p>
          </table:table-cell>
          <table:table-cell office:value-type="float" office:value="89.5925987731" calcext:value-type="float">
            <text:p>89.5925987731</text:p>
          </table:table-cell>
          <table:table-cell office:value-type="float" office:value="121.047540847" calcext:value-type="float">
            <text:p>121.047540847</text:p>
          </table:table-cell>
          <table:table-cell office:value-type="float" office:value="176.9930412" calcext:value-type="float">
            <text:p>176.9930412</text:p>
          </table:table-cell>
          <table:table-cell office:value-type="float" office:value="425.096590048" calcext:value-type="float">
            <text:p>425.096590048</text:p>
          </table:table-cell>
          <table:table-cell office:value-type="float" office:value="1337.94503547" calcext:value-type="float">
            <text:p>1337.94503547</text:p>
          </table:table-cell>
          <table:table-cell office:value-type="float" office:value="2833.43329573" calcext:value-type="float">
            <text:p>2833.43329573</text:p>
          </table:table-cell>
        </table:table-row>
        <table:table-row table:style-name="ro1">
          <table:table-cell/>
          <table:table-cell office:value-type="string" calcext:value-type="string">
            <text:p>Thr1=0.2</text:p>
          </table:table-cell>
          <table:table-cell office:value-type="float" office:value="5.27403460123" calcext:value-type="float">
            <text:p>5.2740346012</text:p>
          </table:table-cell>
          <table:table-cell office:value-type="float" office:value="13.3639275334" calcext:value-type="float">
            <text:p>13.3639275334</text:p>
          </table:table-cell>
          <table:table-cell office:value-type="float" office:value="18.197016602" calcext:value-type="float">
            <text:p>18.197016602</text:p>
          </table:table-cell>
          <table:table-cell office:value-type="float" office:value="30.4694373878" calcext:value-type="float">
            <text:p>30.4694373878</text:p>
          </table:table-cell>
          <table:table-cell office:value-type="float" office:value="40.9348908328" calcext:value-type="float">
            <text:p>40.9348908328</text:p>
          </table:table-cell>
          <table:table-cell office:value-type="float" office:value="57.0350793272" calcext:value-type="float">
            <text:p>57.0350793272</text:p>
          </table:table-cell>
          <table:table-cell office:value-type="float" office:value="74.0274829437" calcext:value-type="float">
            <text:p>74.0274829437</text:p>
          </table:table-cell>
          <table:table-cell office:value-type="float" office:value="88.4171219752" calcext:value-type="float">
            <text:p>88.4171219752</text:p>
          </table:table-cell>
          <table:table-cell office:value-type="float" office:value="115.488218718" calcext:value-type="float">
            <text:p>115.488218718</text:p>
          </table:table-cell>
          <table:table-cell office:value-type="float" office:value="165.29877328" calcext:value-type="float">
            <text:p>165.29877328</text:p>
          </table:table-cell>
          <table:table-cell office:value-type="float" office:value="363.502635483" calcext:value-type="float">
            <text:p>363.502635483</text:p>
          </table:table-cell>
          <table:table-cell office:value-type="float" office:value="1215.54677664" calcext:value-type="float">
            <text:p>1215.54677664</text:p>
          </table:table-cell>
          <table:table-cell office:value-type="float" office:value="2689.21753655" calcext:value-type="float">
            <text:p>2689.21753655</text:p>
          </table:table-cell>
        </table:table-row>
        <table:table-row table:style-name="ro1">
          <table:table-cell/>
          <table:table-cell office:value-type="string" calcext:value-type="string">
            <text:p>Thr1=0.5</text:p>
          </table:table-cell>
          <table:table-cell office:value-type="float" office:value="5.31178471381" calcext:value-type="float">
            <text:p>5.3117847138</text:p>
          </table:table-cell>
          <table:table-cell office:value-type="float" office:value="22.6616826106" calcext:value-type="float">
            <text:p>22.6616826106</text:p>
          </table:table-cell>
          <table:table-cell office:value-type="float" office:value="33.4110893703" calcext:value-type="float">
            <text:p>33.4110893703</text:p>
          </table:table-cell>
          <table:table-cell office:value-type="float" office:value="51.16310178" calcext:value-type="float">
            <text:p>51.16310178</text:p>
          </table:table-cell>
          <table:table-cell office:value-type="float" office:value="61.2542050426" calcext:value-type="float">
            <text:p>61.2542050426</text:p>
          </table:table-cell>
          <table:table-cell office:value-type="float" office:value="68.831685961" calcext:value-type="float">
            <text:p>68.831685961</text:p>
          </table:table-cell>
          <table:table-cell office:value-type="float" office:value="78.5516449344" calcext:value-type="float">
            <text:p>78.5516449344</text:p>
          </table:table-cell>
          <table:table-cell office:value-type="float" office:value="87.7289408846" calcext:value-type="float">
            <text:p>87.7289408846</text:p>
          </table:table-cell>
          <table:table-cell office:value-type="float" office:value="106.460113968" calcext:value-type="float">
            <text:p>106.460113968</text:p>
          </table:table-cell>
          <table:table-cell office:value-type="float" office:value="155.049148266" calcext:value-type="float">
            <text:p>155.049148266</text:p>
          </table:table-cell>
          <table:table-cell office:value-type="float" office:value="333.576887107" calcext:value-type="float">
            <text:p>333.576887107</text:p>
          </table:table-cell>
          <table:table-cell office:value-type="float" office:value="1216.49446842" calcext:value-type="float">
            <text:p>1216.49446842</text:p>
          </table:table-cell>
          <table:table-cell office:value-type="float" office:value="2800.73862882" calcext:value-type="float">
            <text:p>2800.73862882</text:p>
          </table:table-cell>
        </table:table-row>
      </table:table>
      <table:table table:name="inc, dec (different sigmas)" table:style-name="ta1">
        <table:shapes>
          <draw:frame draw:z-index="0" draw:style-name="gr1" draw:text-style-name="P1" svg:width="454.05pt" svg:height="254.92pt" svg:x="16.47pt" svg:y="694.37pt">
            <loext:p draw:notify-on-update-of-ranges="'inc, dec (different sigmas)'.C8:'inc, dec (different sigmas)'.O8 'inc, dec (different sigmas)'.C8:'inc, dec (different sigmas)'.O8 'inc, dec (different sigmas)'.B9:'inc, dec (different sigmas)'.B9 'inc, dec (different sigmas)'.C9:'inc, dec (different sigmas)'.O9 'inc, dec (different sigmas)'.C8:'inc, dec (different sigmas)'.O8 'inc, dec (different sigmas)'.B10:'inc, dec (different sigmas)'.B10 'inc, dec (different sigmas)'.C10:'inc, dec (different sigmas)'.O10 'inc, dec (different sigmas)'.C8:'inc, dec (different sigmas)'.O8 'inc, dec (different sigmas)'.B11:'inc, dec (different sigmas)'.B11 'inc, dec (different sigmas)'.C11:'inc, dec (different sigmas)'.O11 'inc, dec (different sigmas)'.C8:'inc, dec (different sigmas)'.O8 'inc, dec (different sigmas)'.B12:'inc, dec (different sigmas)'.B12 'inc, dec (different sigmas)'.C12:'inc, dec (different sigmas)'.O12 'inc, dec (different sigmas)'.C8:'inc, dec (different sigmas)'.O8 'inc, dec (different sigmas)'.B13:'inc, dec (different sigmas)'.B13 'inc, dec (different sigmas)'.C13:'inc, dec (different sigmas)'.O13 'inc, dec (different sigmas)'.C8:'inc, dec (different sigmas)'.O8 'inc, dec (different sigmas)'.B14:'inc, dec (different sigmas)'.B14 'inc, dec (different sigmas)'.C14:'inc, dec (different sigmas)'.O14 'inc, dec (different sigmas)'.C8:'inc, dec (different sigmas)'.O8 'inc, dec (different sigmas)'.B15:'inc, dec (different sigmas)'.B15 'inc, dec (different sigmas)'.C15:'inc, dec (different sigmas)'.O15 'inc, dec (different sigmas)'.C8:'inc, dec (different sigmas)'.O8 'inc, dec (different sigmas)'.B16:'inc, dec (different sigmas)'.B16 'inc, dec (different sigmas)'.C16:'inc, dec (different sigmas)'.O16 'inc, dec (different sigmas)'.C8:'inc, dec (different sigmas)'.O8 'inc, dec (different sigmas)'.B17:'inc, dec (different sigmas)'.B17 'inc, dec (different sigmas)'.C17:'inc, dec (different sigmas)'.O17 'inc, dec (different sigmas)'.C8:'inc, dec (different sigmas)'.O8 'inc, dec (different sigmas)'.B18:'inc, dec (different sigmas)'.B18 'inc, dec (different sigmas)'.C18:'inc, dec (different sigmas)'.O18 'inc, dec (different sigmas)'.C8:'inc, dec (different sigmas)'.O8 'inc, dec (different sigmas)'.B19:'inc, dec (different sigmas)'.B19 'inc, dec (different sigmas)'.C19:'inc, dec (different sigmas)'.O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4.03pt" svg:height="254.92pt" svg:x="483.17pt" svg:y="695.45pt">
            <loext:p draw:notify-on-update-of-ranges="'inc, dec (different sigmas)'.C24:'inc, dec (different sigmas)'.O24 'inc, dec (different sigmas)'.C24:'inc, dec (different sigmas)'.O24 'inc, dec (different sigmas)'.B25:'inc, dec (different sigmas)'.B25 'inc, dec (different sigmas)'.C25:'inc, dec (different sigmas)'.O25 'inc, dec (different sigmas)'.C24:'inc, dec (different sigmas)'.O24 'inc, dec (different sigmas)'.B26:'inc, dec (different sigmas)'.B26 'inc, dec (different sigmas)'.C26:'inc, dec (different sigmas)'.O26 'inc, dec (different sigmas)'.C24:'inc, dec (different sigmas)'.O24 'inc, dec (different sigmas)'.B27:'inc, dec (different sigmas)'.B27 'inc, dec (different sigmas)'.C27:'inc, dec (different sigmas)'.O27 'inc, dec (different sigmas)'.C24:'inc, dec (different sigmas)'.O24 'inc, dec (different sigmas)'.B28:'inc, dec (different sigmas)'.B28 'inc, dec (different sigmas)'.C28:'inc, dec (different sigmas)'.O28 'inc, dec (different sigmas)'.C24:'inc, dec (different sigmas)'.O24 'inc, dec (different sigmas)'.B29:'inc, dec (different sigmas)'.B29 'inc, dec (different sigmas)'.C29:'inc, dec (different sigmas)'.O29 'inc, dec (different sigmas)'.C24:'inc, dec (different sigmas)'.O24 'inc, dec (different sigmas)'.B30:'inc, dec (different sigmas)'.B30 'inc, dec (different sigmas)'.C30:'inc, dec (different sigmas)'.O30 'inc, dec (different sigmas)'.C24:'inc, dec (different sigmas)'.O24 'inc, dec (different sigmas)'.B31:'inc, dec (different sigmas)'.B31 'inc, dec (different sigmas)'.C31:'inc, dec (different sigmas)'.O31 'inc, dec (different sigmas)'.C24:'inc, dec (different sigmas)'.O24 'inc, dec (different sigmas)'.B32:'inc, dec (different sigmas)'.B32 'inc, dec (different sigmas)'.C32:'inc, dec (different sigmas)'.O32 'inc, dec (different sigmas)'.C24:'inc, dec (different sigmas)'.O24 'inc, dec (different sigmas)'.B33:'inc, dec (different sigmas)'.B33 'inc, dec (different sigmas)'.C33:'inc, dec (different sigmas)'.O33 'inc, dec (different sigmas)'.C24:'inc, dec (different sigmas)'.O24 'inc, dec (different sigmas)'.B34:'inc, dec (different sigmas)'.B34 'inc, dec (different sigmas)'.C34:'inc, dec (different sigmas)'.O34 'inc, dec (different sigmas)'.C24:'inc, dec (different sigmas)'.O24 'inc, dec (different sigmas)'.B35:'inc, dec (different sigmas)'.B35 'inc, dec (different sigmas)'.C35:'inc, dec (different sigmas)'.O3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4.05pt" svg:height="254.92pt" svg:x="946.91pt" svg:y="697.58pt">
            <loext:p draw:notify-on-update-of-ranges="'inc, dec (different sigmas)'.C40:'inc, dec (different sigmas)'.O40 'inc, dec (different sigmas)'.C40:'inc, dec (different sigmas)'.O40 'inc, dec (different sigmas)'.B41:'inc, dec (different sigmas)'.B41 'inc, dec (different sigmas)'.C41:'inc, dec (different sigmas)'.O41 'inc, dec (different sigmas)'.C40:'inc, dec (different sigmas)'.O40 'inc, dec (different sigmas)'.B42:'inc, dec (different sigmas)'.B42 'inc, dec (different sigmas)'.C42:'inc, dec (different sigmas)'.O42 'inc, dec (different sigmas)'.C40:'inc, dec (different sigmas)'.O40 'inc, dec (different sigmas)'.B43:'inc, dec (different sigmas)'.B43 'inc, dec (different sigmas)'.C43:'inc, dec (different sigmas)'.O43 'inc, dec (different sigmas)'.C40:'inc, dec (different sigmas)'.O40 'inc, dec (different sigmas)'.B44:'inc, dec (different sigmas)'.B44 'inc, dec (different sigmas)'.C44:'inc, dec (different sigmas)'.O44 'inc, dec (different sigmas)'.C40:'inc, dec (different sigmas)'.O40 'inc, dec (different sigmas)'.B45:'inc, dec (different sigmas)'.B45 'inc, dec (different sigmas)'.C45:'inc, dec (different sigmas)'.O45 'inc, dec (different sigmas)'.C40:'inc, dec (different sigmas)'.O40 'inc, dec (different sigmas)'.B46:'inc, dec (different sigmas)'.B46 'inc, dec (different sigmas)'.C46:'inc, dec (different sigmas)'.O46 'inc, dec (different sigmas)'.C40:'inc, dec (different sigmas)'.O40 'inc, dec (different sigmas)'.B47:'inc, dec (different sigmas)'.B47 'inc, dec (different sigmas)'.C47:'inc, dec (different sigmas)'.O47 'inc, dec (different sigmas)'.C40:'inc, dec (different sigmas)'.O40 'inc, dec (different sigmas)'.B48:'inc, dec (different sigmas)'.B48 'inc, dec (different sigmas)'.C48:'inc, dec (different sigmas)'.O48 'inc, dec (different sigmas)'.C40:'inc, dec (different sigmas)'.O40 'inc, dec (different sigmas)'.B49:'inc, dec (different sigmas)'.B49 'inc, dec (different sigmas)'.C49:'inc, dec (different sigmas)'.O49 'inc, dec (different sigmas)'.C40:'inc, dec (different sigmas)'.O40 'inc, dec (different sigmas)'.B50:'inc, dec (different sigmas)'.B50 'inc, dec (different sigmas)'.C50:'inc, dec (different sigmas)'.O50 'inc, dec (different sigmas)'.C40:'inc, dec (different sigmas)'.O40 'inc, dec (different sigmas)'.B51:'inc, dec (different sigmas)'.B51 'inc, dec (different sigmas)'.C51:'inc, dec (different sigmas)'.O5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94.25pt" svg:y="1193.27pt">
            <loext:p draw:notify-on-update-of-ranges="'inc, dec (different sigmas)'.C81:'inc, dec (different sigmas)'.O81 'inc, dec (different sigmas)'.C81:'inc, dec (different sigmas)'.O81 'inc, dec (different sigmas)'.B82:'inc, dec (different sigmas)'.B82 'inc, dec (different sigmas)'.C82:'inc, dec (different sigmas)'.O82 'inc, dec (different sigmas)'.C81:'inc, dec (different sigmas)'.O81 'inc, dec (different sigmas)'.B83:'inc, dec (different sigmas)'.B83 'inc, dec (different sigmas)'.C83:'inc, dec (different sigmas)'.O83 'inc, dec (different sigmas)'.C81:'inc, dec (different sigmas)'.O81 'inc, dec (different sigmas)'.B84:'inc, dec (different sigmas)'.B84 'inc, dec (different sigmas)'.C84:'inc, dec (different sigmas)'.O8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4" draw:style-name="gr1" draw:text-style-name="P1" svg:width="453.86pt" svg:height="255.09pt" svg:x="567.58pt" svg:y="1192.25pt">
            <loext:p draw:notify-on-update-of-ranges="'inc, dec (different sigmas)'.C86:'inc, dec (different sigmas)'.O86 'inc, dec (different sigmas)'.C86:'inc, dec (different sigmas)'.O86 'inc, dec (different sigmas)'.B87:'inc, dec (different sigmas)'.B87 'inc, dec (different sigmas)'.C87:'inc, dec (different sigmas)'.O87 'inc, dec (different sigmas)'.C86:'inc, dec (different sigmas)'.O86 'inc, dec (different sigmas)'.B88:'inc, dec (different sigmas)'.B88 'inc, dec (different sigmas)'.C88:'inc, dec (different sigmas)'.O88 'inc, dec (different sigmas)'.C86:'inc, dec (different sigmas)'.O86 'inc, dec (different sigmas)'.B89:'inc, dec (different sigmas)'.B89 'inc, dec (different sigmas)'.C89:'inc, dec (different sigmas)'.O89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3" table:default-cell-style-name="Default"/>
        <table:table-column table:style-name="co1" table:number-columns-repeated="14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10,000 packets, tx time 4, w/ thresholds 0.1 and 0.9, IF TRUE (design option 1: no randomize, no gaussian/step, p=1 for all nodes inside fuzzy area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VING INCREMENT AND DECREM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VING SIGMA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0.200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0.000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5" calcext:value-type="float">
            <text:p>0.0045</text:p>
          </table:table-cell>
        </table:table-row>
        <table:table-row table:style-name="ro1">
          <table:table-cell/>
          <table:table-cell office:value-type="string" calcext:value-type="string">
            <text:p>brs_non_p</text:p>
          </table:table-cell>
          <table:table-cell office:value-type="float" office:value="5.12917086832" calcext:value-type="float">
            <text:p>5.1291708683</text:p>
          </table:table-cell>
          <table:table-cell office:value-type="float" office:value="8.13678010805" calcext:value-type="float">
            <text:p>8.1367801081</text:p>
          </table:table-cell>
          <table:table-cell office:value-type="float" office:value="10.0191057943" calcext:value-type="float">
            <text:p>10.0191057943</text:p>
          </table:table-cell>
          <table:table-cell office:value-type="float" office:value="15.9966281979" calcext:value-type="float">
            <text:p>15.9966281979</text:p>
          </table:table-cell>
          <table:table-cell office:value-type="float" office:value="40.5528127208" calcext:value-type="float">
            <text:p>40.5528127208</text:p>
          </table:table-cell>
          <table:table-cell office:value-type="float" office:value="859.140312428" calcext:value-type="float">
            <text:p>859.140312428</text:p>
          </table:table-cell>
          <table:table-cell office:value-type="float" office:value="3019.76798638" calcext:value-type="float">
            <text:p>3019.76798638</text:p>
          </table:table-cell>
          <table:table-cell office:value-type="float" office:value="5900.41881423" calcext:value-type="float">
            <text:p>5900.41881423</text:p>
          </table:table-cell>
          <table:table-cell office:value-type="float" office:value="9543.94232971" calcext:value-type="float">
            <text:p>9543.94232971</text:p>
          </table:table-cell>
          <table:table-cell office:value-type="float" office:value="12982.8559104" calcext:value-type="float">
            <text:p>12982.8559104</text:p>
          </table:table-cell>
          <table:table-cell office:value-type="float" office:value="17060.6301547" calcext:value-type="float">
            <text:p>17060.6301547</text:p>
          </table:table-cell>
          <table:table-cell office:value-type="float" office:value="18186.6324279" calcext:value-type="float">
            <text:p>18186.6324279</text:p>
          </table:table-cell>
          <table:table-cell office:value-type="float" office:value="19748.2416925" calcext:value-type="float">
            <text:p>19748.2416925</text:p>
          </table:table-cell>
        </table:table-row>
        <table:table-row table:style-name="ro1">
          <table:table-cell/>
          <table:table-cell office:value-type="string" calcext:value-type="string">
            <text:p>token</text:p>
          </table:table-cell>
          <table:table-cell office:value-type="float" office:value="36.8846444891" calcext:value-type="float">
            <text:p>36.8846444891</text:p>
          </table:table-cell>
          <table:table-cell office:value-type="float" office:value="56.13091911" calcext:value-type="float">
            <text:p>56.13091911</text:p>
          </table:table-cell>
          <table:table-cell office:value-type="float" office:value="64.6237333333" calcext:value-type="float">
            <text:p>64.6237333333</text:p>
          </table:table-cell>
          <table:table-cell office:value-type="float" office:value="81.7304773076" calcext:value-type="float">
            <text:p>81.7304773076</text:p>
          </table:table-cell>
          <table:table-cell office:value-type="float" office:value="100.982831386" calcext:value-type="float">
            <text:p>100.982831386</text:p>
          </table:table-cell>
          <table:table-cell office:value-type="float" office:value="147.685042582" calcext:value-type="float">
            <text:p>147.685042582</text:p>
          </table:table-cell>
          <table:table-cell office:value-type="float" office:value="249.91460057" calcext:value-type="float">
            <text:p>249.91460057</text:p>
          </table:table-cell>
          <table:table-cell office:value-type="float" office:value="647.444977349" calcext:value-type="float">
            <text:p>647.444977349</text:p>
          </table:table-cell>
          <table:table-cell office:value-type="float" office:value="2668.86501141" calcext:value-type="float">
            <text:p>2668.86501141</text:p>
          </table:table-cell>
          <table:table-cell office:value-type="float" office:value="5344.59800187" calcext:value-type="float">
            <text:p>5344.59800187</text:p>
          </table:table-cell>
          <table:table-cell office:value-type="float" office:value="8101.64894098" calcext:value-type="float">
            <text:p>8101.64894098</text:p>
          </table:table-cell>
          <table:table-cell office:value-type="float" office:value="10311.8195514" calcext:value-type="float">
            <text:p>10311.8195514</text:p>
          </table:table-cell>
          <table:table-cell office:value-type="float" office:value="11891.0632532" calcext:value-type="float">
            <text:p>11891.0632532</text:p>
          </table:table-cell>
        </table:table-row>
        <table:table-row table:style-name="ro1">
          <table:table-cell/>
          <table:table-cell office:value-type="string" calcext:value-type="string">
            <text:p>+1, to 1</text:p>
          </table:table-cell>
          <table:table-cell office:value-type="float" office:value="5.2189994249" calcext:value-type="float">
            <text:p>5.2189994249</text:p>
          </table:table-cell>
          <table:table-cell office:value-type="float" office:value="12.7828403337" calcext:value-type="float">
            <text:p>12.7828403337</text:p>
          </table:table-cell>
          <table:table-cell office:value-type="float" office:value="17.6033754298" calcext:value-type="float">
            <text:p>17.6033754298</text:p>
          </table:table-cell>
          <table:table-cell office:value-type="float" office:value="26.3164406807" calcext:value-type="float">
            <text:p>26.3164406807</text:p>
          </table:table-cell>
          <table:table-cell office:value-type="float" office:value="41.1117422946" calcext:value-type="float">
            <text:p>41.1117422946</text:p>
          </table:table-cell>
          <table:table-cell office:value-type="float" office:value="67.1698590232" calcext:value-type="float">
            <text:p>67.1698590232</text:p>
          </table:table-cell>
          <table:table-cell office:value-type="float" office:value="135.69290615" calcext:value-type="float">
            <text:p>135.69290615</text:p>
          </table:table-cell>
          <table:table-cell office:value-type="float" office:value="1009.32278019" calcext:value-type="float">
            <text:p>1009.32278019</text:p>
          </table:table-cell>
          <table:table-cell office:value-type="float" office:value="3650.46508254" calcext:value-type="float">
            <text:p>3650.46508254</text:p>
          </table:table-cell>
          <table:table-cell office:value-type="float" office:value="6590.7107931" calcext:value-type="float">
            <text:p>6590.7107931</text:p>
          </table:table-cell>
          <table:table-cell office:value-type="float" office:value="9272.1234638" calcext:value-type="float">
            <text:p>9272.1234638</text:p>
          </table:table-cell>
          <table:table-cell office:value-type="float" office:value="11630.0918948" calcext:value-type="float">
            <text:p>11630.0918948</text:p>
          </table:table-cell>
          <table:table-cell office:value-type="float" office:value="13607.0706728" calcext:value-type="float">
            <text:p>13607.0706728</text:p>
          </table:table-cell>
        </table:table-row>
        <table:table-row table:style-name="ro1">
          <table:table-cell/>
          <table:table-cell office:value-type="string" calcext:value-type="string">
            <text:p>+2, to 1</text:p>
          </table:table-cell>
          <table:table-cell office:value-type="float" office:value="5.17388702539" calcext:value-type="float">
            <text:p>5.1738870254</text:p>
          </table:table-cell>
          <table:table-cell office:value-type="float" office:value="10.9367321812" calcext:value-type="float">
            <text:p>10.9367321812</text:p>
          </table:table-cell>
          <table:table-cell office:value-type="float" office:value="14.503060961" calcext:value-type="float">
            <text:p>14.503060961</text:p>
          </table:table-cell>
          <table:table-cell office:value-type="float" office:value="25.0229059404" calcext:value-type="float">
            <text:p>25.0229059404</text:p>
          </table:table-cell>
          <table:table-cell office:value-type="float" office:value="36.6200089149" calcext:value-type="float">
            <text:p>36.6200089149</text:p>
          </table:table-cell>
          <table:table-cell office:value-type="float" office:value="96.325736409" calcext:value-type="float">
            <text:p>96.325736409</text:p>
          </table:table-cell>
          <table:table-cell office:value-type="float" office:value="656.621948076" calcext:value-type="float">
            <text:p>656.621948076</text:p>
          </table:table-cell>
          <table:table-cell office:value-type="float" office:value="2327.21848134" calcext:value-type="float">
            <text:p>2327.21848134</text:p>
          </table:table-cell>
          <table:table-cell office:value-type="float" office:value="5393.82765916" calcext:value-type="float">
            <text:p>5393.82765916</text:p>
          </table:table-cell>
          <table:table-cell office:value-type="float" office:value="8298.88576144" calcext:value-type="float">
            <text:p>8298.88576144</text:p>
          </table:table-cell>
          <table:table-cell office:value-type="float" office:value="10414.4182192" calcext:value-type="float">
            <text:p>10414.4182192</text:p>
          </table:table-cell>
          <table:table-cell office:value-type="float" office:value="13186.6395814" calcext:value-type="float">
            <text:p>13186.6395814</text:p>
          </table:table-cell>
          <table:table-cell office:value-type="float" office:value="14704.1356092" calcext:value-type="float">
            <text:p>14704.1356092</text:p>
          </table:table-cell>
        </table:table-row>
        <table:table-row table:style-name="ro1">
          <table:table-cell/>
          <table:table-cell office:value-type="string" calcext:value-type="string">
            <text:p>*2, to 1</text:p>
          </table:table-cell>
          <table:table-cell office:value-type="float" office:value="5.16089673008" calcext:value-type="float">
            <text:p>5.1608967301</text:p>
          </table:table-cell>
          <table:table-cell office:value-type="float" office:value="14.8624264208" calcext:value-type="float">
            <text:p>14.8624264208</text:p>
          </table:table-cell>
          <table:table-cell office:value-type="float" office:value="23.8656765742" calcext:value-type="float">
            <text:p>23.8656765742</text:p>
          </table:table-cell>
          <table:table-cell office:value-type="float" office:value="68.6300071605" calcext:value-type="float">
            <text:p>68.6300071605</text:p>
          </table:table-cell>
          <table:table-cell office:value-type="float" office:value="122.716486871" calcext:value-type="float">
            <text:p>122.716486871</text:p>
          </table:table-cell>
          <table:table-cell office:value-type="float" office:value="242.181972661" calcext:value-type="float">
            <text:p>242.181972661</text:p>
          </table:table-cell>
          <table:table-cell office:value-type="float" office:value="1115.29855735" calcext:value-type="float">
            <text:p>1115.29855735</text:p>
          </table:table-cell>
          <table:table-cell office:value-type="float" office:value="2788.94005737" calcext:value-type="float">
            <text:p>2788.94005737</text:p>
          </table:table-cell>
          <table:table-cell office:value-type="float" office:value="6839.63038625" calcext:value-type="float">
            <text:p>6839.63038625</text:p>
          </table:table-cell>
          <table:table-cell office:value-type="float" office:value="9508.61071457" calcext:value-type="float">
            <text:p>9508.61071457</text:p>
          </table:table-cell>
          <table:table-cell office:value-type="float" office:value="12296.7854848" calcext:value-type="float">
            <text:p>12296.7854848</text:p>
          </table:table-cell>
          <table:table-cell office:value-type="float" office:value="14292.5463875" calcext:value-type="float">
            <text:p>14292.5463875</text:p>
          </table:table-cell>
          <table:table-cell office:value-type="float" office:value="15889.6920222" calcext:value-type="float">
            <text:p>15889.6920222</text:p>
          </table:table-cell>
        </table:table-row>
        <table:table-row table:style-name="ro1">
          <table:table-cell/>
          <table:table-cell office:value-type="string" calcext:value-type="string">
            <text:p>+1, 1/2</text:p>
          </table:table-cell>
          <table:table-cell office:value-type="float" office:value="5.1464192271" calcext:value-type="float">
            <text:p>5.1464192271</text:p>
          </table:table-cell>
          <table:table-cell office:value-type="float" office:value="9.78400485733" calcext:value-type="float">
            <text:p>9.7840048573</text:p>
          </table:table-cell>
          <table:table-cell office:value-type="float" office:value="11.9740978521" calcext:value-type="float">
            <text:p>11.9740978521</text:p>
          </table:table-cell>
          <table:table-cell office:value-type="float" office:value="18.5969510425" calcext:value-type="float">
            <text:p>18.5969510425</text:p>
          </table:table-cell>
          <table:table-cell office:value-type="float" office:value="27.1508222525" calcext:value-type="float">
            <text:p>27.1508222525</text:p>
          </table:table-cell>
          <table:table-cell office:value-type="float" office:value="45.8317097038" calcext:value-type="float">
            <text:p>45.8317097038</text:p>
          </table:table-cell>
          <table:table-cell office:value-type="float" office:value="434.646587057" calcext:value-type="float">
            <text:p>434.646587057</text:p>
          </table:table-cell>
          <table:table-cell office:value-type="float" office:value="1259.43389045" calcext:value-type="float">
            <text:p>1259.43389045</text:p>
          </table:table-cell>
          <table:table-cell office:value-type="float" office:value="4361.9543158" calcext:value-type="float">
            <text:p>4361.9543158</text:p>
          </table:table-cell>
          <table:table-cell office:value-type="float" office:value="7479.51927254" calcext:value-type="float">
            <text:p>7479.51927254</text:p>
          </table:table-cell>
          <table:table-cell office:value-type="float" office:value="10825.061379" calcext:value-type="float">
            <text:p>10825.061379</text:p>
          </table:table-cell>
          <table:table-cell office:value-type="float" office:value="12976.1026362" calcext:value-type="float">
            <text:p>12976.1026362</text:p>
          </table:table-cell>
          <table:table-cell office:value-type="float" office:value="14912.2286619" calcext:value-type="float">
            <text:p>14912.2286619</text:p>
          </table:table-cell>
        </table:table-row>
        <table:table-row table:style-name="ro1">
          <table:table-cell/>
          <table:table-cell office:value-type="string" calcext:value-type="string">
            <text:p>+2, 1/2</text:p>
          </table:table-cell>
          <table:table-cell office:value-type="float" office:value="5.12832938982" calcext:value-type="float">
            <text:p>5.1283293898</text:p>
          </table:table-cell>
          <table:table-cell office:value-type="float" office:value="8.65831791815" calcext:value-type="float">
            <text:p>8.6583179182</text:p>
          </table:table-cell>
          <table:table-cell office:value-type="float" office:value="12.2557786055" calcext:value-type="float">
            <text:p>12.2557786055</text:p>
          </table:table-cell>
          <table:table-cell office:value-type="float" office:value="17.7953562008" calcext:value-type="float">
            <text:p>17.7953562008</text:p>
          </table:table-cell>
          <table:table-cell office:value-type="float" office:value="30.6428723079" calcext:value-type="float">
            <text:p>30.6428723079</text:p>
          </table:table-cell>
          <table:table-cell office:value-type="float" office:value="60.7230729463" calcext:value-type="float">
            <text:p>60.7230729463</text:p>
          </table:table-cell>
          <table:table-cell office:value-type="float" office:value="537.163502807" calcext:value-type="float">
            <text:p>537.163502807</text:p>
          </table:table-cell>
          <table:table-cell office:value-type="float" office:value="3425.10826572" calcext:value-type="float">
            <text:p>3425.10826572</text:p>
          </table:table-cell>
          <table:table-cell office:value-type="float" office:value="6691.27076523" calcext:value-type="float">
            <text:p>6691.27076523</text:p>
          </table:table-cell>
          <table:table-cell office:value-type="float" office:value="9077.09894185" calcext:value-type="float">
            <text:p>9077.09894185</text:p>
          </table:table-cell>
          <table:table-cell office:value-type="float" office:value="12707.7100014" calcext:value-type="float">
            <text:p>12707.7100014</text:p>
          </table:table-cell>
          <table:table-cell office:value-type="float" office:value="15702.2167229" calcext:value-type="float">
            <text:p>15702.2167229</text:p>
          </table:table-cell>
          <table:table-cell office:value-type="float" office:value="17706.0924309" calcext:value-type="float">
            <text:p>17706.0924309</text:p>
          </table:table-cell>
        </table:table-row>
        <table:table-row table:style-name="ro1">
          <table:table-cell/>
          <table:table-cell office:value-type="string" calcext:value-type="string">
            <text:p>*2, ½</text:p>
          </table:table-cell>
          <table:table-cell office:value-type="float" office:value="5.72652312113" calcext:value-type="float">
            <text:p>5.7265231211</text:p>
          </table:table-cell>
          <table:table-cell office:value-type="float" office:value="342.141702491" calcext:value-type="float">
            <text:p>342.141702491</text:p>
          </table:table-cell>
          <table:table-cell office:value-type="float" office:value="981.311240773" calcext:value-type="float">
            <text:p>981.311240773</text:p>
          </table:table-cell>
          <table:table-cell office:value-type="float" office:value="4818.04385056" calcext:value-type="float">
            <text:p>4818.04385056</text:p>
          </table:table-cell>
          <table:table-cell office:value-type="float" office:value="8691.0415797" calcext:value-type="float">
            <text:p>8691.0415797</text:p>
          </table:table-cell>
          <table:table-cell office:value-type="float" office:value="11271.7338835" calcext:value-type="float">
            <text:p>11271.7338835</text:p>
          </table:table-cell>
          <table:table-cell office:value-type="float" office:value="13695.1096357" calcext:value-type="float">
            <text:p>13695.1096357</text:p>
          </table:table-cell>
          <table:table-cell office:value-type="float" office:value="15771.0948199" calcext:value-type="float">
            <text:p>15771.0948199</text:p>
          </table:table-cell>
          <table:table-cell office:value-type="float" office:value="18536.7949575" calcext:value-type="float">
            <text:p>18536.7949575</text:p>
          </table:table-cell>
          <table:table-cell office:value-type="float" office:value="21738.5190234" calcext:value-type="float">
            <text:p>21738.5190234</text:p>
          </table:table-cell>
          <table:table-cell office:value-type="float" office:value="24240.4710095" calcext:value-type="float">
            <text:p>24240.4710095</text:p>
          </table:table-cell>
          <table:table-cell office:value-type="float" office:value="26963.082015" calcext:value-type="float">
            <text:p>26963.082015</text:p>
          </table:table-cell>
          <table:table-cell office:value-type="float" office:value="28333.1910432" calcext:value-type="float">
            <text:p>28333.1910432</text:p>
          </table:table-cell>
        </table:table-row>
        <table:table-row table:style-name="ro1">
          <table:table-cell/>
          <table:table-cell office:value-type="string" calcext:value-type="string">
            <text:p>+1, -1</text:p>
          </table:table-cell>
          <table:table-cell office:value-type="float" office:value="5.70863702447" calcext:value-type="float">
            <text:p>5.7086370245</text:p>
          </table:table-cell>
          <table:table-cell office:value-type="float" office:value="339.668053389" calcext:value-type="float">
            <text:p>339.668053389</text:p>
          </table:table-cell>
          <table:table-cell office:value-type="float" office:value="882.095277544" calcext:value-type="float">
            <text:p>882.095277544</text:p>
          </table:table-cell>
          <table:table-cell office:value-type="float" office:value="5352.60722784" calcext:value-type="float">
            <text:p>5352.60722784</text:p>
          </table:table-cell>
          <table:table-cell office:value-type="float" office:value="8616.02567754" calcext:value-type="float">
            <text:p>8616.02567754</text:p>
          </table:table-cell>
          <table:table-cell office:value-type="float" office:value="11191.4601695" calcext:value-type="float">
            <text:p>11191.4601695</text:p>
          </table:table-cell>
          <table:table-cell office:value-type="float" office:value="13407.6571821" calcext:value-type="float">
            <text:p>13407.6571821</text:p>
          </table:table-cell>
          <table:table-cell office:value-type="float" office:value="15794.0608632" calcext:value-type="float">
            <text:p>15794.0608632</text:p>
          </table:table-cell>
          <table:table-cell office:value-type="float" office:value="18688.4200618" calcext:value-type="float">
            <text:p>18688.4200618</text:p>
          </table:table-cell>
          <table:table-cell office:value-type="float" office:value="21585.2277126" calcext:value-type="float">
            <text:p>21585.2277126</text:p>
          </table:table-cell>
          <table:table-cell office:value-type="float" office:value="24712.0801605" calcext:value-type="float">
            <text:p>24712.0801605</text:p>
          </table:table-cell>
          <table:table-cell office:value-type="float" office:value="26878.6598953" calcext:value-type="float">
            <text:p>26878.6598953</text:p>
          </table:table-cell>
          <table:table-cell office:value-type="float" office:value="28640.5931433" calcext:value-type="float">
            <text:p>28640.5931433</text:p>
          </table:table-cell>
        </table:table-row>
        <table:table-row table:style-name="ro1">
          <table:table-cell/>
          <table:table-cell office:value-type="string" calcext:value-type="string">
            <text:p>+2, -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*2, -1</text:p>
          </table:table-cell>
          <table:table-cell office:value-type="float" office:value="1030.69000202" calcext:value-type="float">
            <text:p>1030.69000202</text:p>
          </table:table-cell>
          <table:table-cell office:value-type="float" office:value="567878.293524" calcext:value-type="float">
            <text:p>567878.293524</text:p>
          </table:table-cell>
          <table:table-cell office:value-type="float" office:value="169831.794875" calcext:value-type="float">
            <text:p>169831.794875</text:p>
          </table:table-cell>
          <table:table-cell office:value-type="float" office:value="276859.661123" calcext:value-type="float">
            <text:p>276859.661123</text:p>
          </table:table-cell>
          <table:table-cell office:value-type="float" office:value="252041.221929" calcext:value-type="float">
            <text:p>252041.221929</text:p>
          </table:table-cell>
          <table:table-cell office:value-type="float" office:value="407621.64404" calcext:value-type="float">
            <text:p>407621.64404</text:p>
          </table:table-cell>
          <table:table-cell office:value-type="float" office:value="405058.177417" calcext:value-type="float">
            <text:p>405058.177417</text:p>
          </table:table-cell>
          <table:table-cell office:value-type="float" office:value="348166.236574" calcext:value-type="float">
            <text:p>348166.236574</text:p>
          </table:table-cell>
          <table:table-cell office:value-type="float" office:value="298171.416019" calcext:value-type="float">
            <text:p>298171.416019</text:p>
          </table:table-cell>
          <table:table-cell office:value-type="float" office:value="294290.839884" calcext:value-type="float">
            <text:p>294290.839884</text:p>
          </table:table-cell>
          <table:table-cell office:value-type="float" office:value="571367.070338" calcext:value-type="float">
            <text:p>571367.070338</text:p>
          </table:table-cell>
          <table:table-cell office:value-type="float" office:value="573276.368559" calcext:value-type="float">
            <text:p>573276.368559</text:p>
          </table:table-cell>
          <table:table-cell office:value-type="float" office:value="497813.80294" calcext:value-type="float">
            <text:p>497813.80294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S0.500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0.000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5" calcext:value-type="float">
            <text:p>0.0045</text:p>
          </table:table-cell>
        </table:table-row>
        <table:table-row table:style-name="ro1">
          <table:table-cell/>
          <table:table-cell office:value-type="string" calcext:value-type="string">
            <text:p>brs_non_p</text:p>
          </table:table-cell>
          <table:table-cell office:value-type="float" office:value="5.12852433606" calcext:value-type="float">
            <text:p>5.1285243361</text:p>
          </table:table-cell>
          <table:table-cell office:value-type="float" office:value="8.14330931495" calcext:value-type="float">
            <text:p>8.143309315</text:p>
          </table:table-cell>
          <table:table-cell office:value-type="float" office:value="9.82428529059" calcext:value-type="float">
            <text:p>9.8242852906</text:p>
          </table:table-cell>
          <table:table-cell office:value-type="float" office:value="16.7368673272" calcext:value-type="float">
            <text:p>16.7368673272</text:p>
          </table:table-cell>
          <table:table-cell office:value-type="float" office:value="47.8265949052" calcext:value-type="float">
            <text:p>47.8265949052</text:p>
          </table:table-cell>
          <table:table-cell office:value-type="float" office:value="918.309815739" calcext:value-type="float">
            <text:p>918.309815739</text:p>
          </table:table-cell>
          <table:table-cell office:value-type="float" office:value="4063.76088049" calcext:value-type="float">
            <text:p>4063.76088049</text:p>
          </table:table-cell>
          <table:table-cell office:value-type="float" office:value="8092.44519248" calcext:value-type="float">
            <text:p>8092.44519248</text:p>
          </table:table-cell>
          <table:table-cell office:value-type="float" office:value="11368.1893949" calcext:value-type="float">
            <text:p>11368.1893949</text:p>
          </table:table-cell>
          <table:table-cell office:value-type="float" office:value="15348.4978604" calcext:value-type="float">
            <text:p>15348.4978604</text:p>
          </table:table-cell>
          <table:table-cell office:value-type="float" office:value="18790.6294693" calcext:value-type="float">
            <text:p>18790.6294693</text:p>
          </table:table-cell>
          <table:table-cell office:value-type="float" office:value="20693.4187481" calcext:value-type="float">
            <text:p>20693.4187481</text:p>
          </table:table-cell>
          <table:table-cell office:value-type="float" office:value="21169.0350078" calcext:value-type="float">
            <text:p>21169.0350078</text:p>
          </table:table-cell>
        </table:table-row>
        <table:table-row table:style-name="ro1">
          <table:table-cell/>
          <table:table-cell office:value-type="string" calcext:value-type="string">
            <text:p>token</text:p>
          </table:table-cell>
          <table:table-cell office:value-type="float" office:value="36.517736662" calcext:value-type="float">
            <text:p>36.517736662</text:p>
          </table:table-cell>
          <table:table-cell office:value-type="float" office:value="47.878437056" calcext:value-type="float">
            <text:p>47.878437056</text:p>
          </table:table-cell>
          <table:table-cell office:value-type="float" office:value="51.2812090223" calcext:value-type="float">
            <text:p>51.2812090223</text:p>
          </table:table-cell>
          <table:table-cell office:value-type="float" office:value="59.1837839917" calcext:value-type="float">
            <text:p>59.1837839917</text:p>
          </table:table-cell>
          <table:table-cell office:value-type="float" office:value="64.4252939663" calcext:value-type="float">
            <text:p>64.4252939663</text:p>
          </table:table-cell>
          <table:table-cell office:value-type="float" office:value="71.4725109598" calcext:value-type="float">
            <text:p>71.4725109598</text:p>
          </table:table-cell>
          <table:table-cell office:value-type="float" office:value="81.5840392701" calcext:value-type="float">
            <text:p>81.5840392701</text:p>
          </table:table-cell>
          <table:table-cell office:value-type="float" office:value="92.6732891685" calcext:value-type="float">
            <text:p>92.6732891685</text:p>
          </table:table-cell>
          <table:table-cell office:value-type="float" office:value="120.569251128" calcext:value-type="float">
            <text:p>120.569251128</text:p>
          </table:table-cell>
          <table:table-cell office:value-type="float" office:value="220.999284088" calcext:value-type="float">
            <text:p>220.999284088</text:p>
          </table:table-cell>
          <table:table-cell office:value-type="float" office:value="1035.93449188" calcext:value-type="float">
            <text:p>1035.93449188</text:p>
          </table:table-cell>
          <table:table-cell office:value-type="float" office:value="2910.93486302" calcext:value-type="float">
            <text:p>2910.93486302</text:p>
          </table:table-cell>
          <table:table-cell office:value-type="float" office:value="4662.20616192" calcext:value-type="float">
            <text:p>4662.20616192</text:p>
          </table:table-cell>
        </table:table-row>
        <table:table-row table:style-name="ro1">
          <table:table-cell/>
          <table:table-cell office:value-type="string" calcext:value-type="string">
            <text:p>+1, to 1</text:p>
          </table:table-cell>
          <table:table-cell office:value-type="float" office:value="5.22893930607" calcext:value-type="float">
            <text:p>5.2289393061</text:p>
          </table:table-cell>
          <table:table-cell office:value-type="float" office:value="12.5931008084" calcext:value-type="float">
            <text:p>12.5931008084</text:p>
          </table:table-cell>
          <table:table-cell office:value-type="float" office:value="16.7608399046" calcext:value-type="float">
            <text:p>16.7608399046</text:p>
          </table:table-cell>
          <table:table-cell office:value-type="float" office:value="26.6741881701" calcext:value-type="float">
            <text:p>26.6741881701</text:p>
          </table:table-cell>
          <table:table-cell office:value-type="float" office:value="37.847572568" calcext:value-type="float">
            <text:p>37.847572568</text:p>
          </table:table-cell>
          <table:table-cell office:value-type="float" office:value="53.7323848497" calcext:value-type="float">
            <text:p>53.7323848497</text:p>
          </table:table-cell>
          <table:table-cell office:value-type="float" office:value="71.4686049169" calcext:value-type="float">
            <text:p>71.4686049169</text:p>
          </table:table-cell>
          <table:table-cell office:value-type="float" office:value="97.0079316929" calcext:value-type="float">
            <text:p>97.0079316929</text:p>
          </table:table-cell>
          <table:table-cell office:value-type="float" office:value="150.373785281" calcext:value-type="float">
            <text:p>150.373785281</text:p>
          </table:table-cell>
          <table:table-cell office:value-type="float" office:value="331.092832074" calcext:value-type="float">
            <text:p>331.092832074</text:p>
          </table:table-cell>
          <table:table-cell office:value-type="float" office:value="1467.88176756" calcext:value-type="float">
            <text:p>1467.88176756</text:p>
          </table:table-cell>
          <table:table-cell office:value-type="float" office:value="3228.01634456" calcext:value-type="float">
            <text:p>3228.01634456</text:p>
          </table:table-cell>
          <table:table-cell office:value-type="float" office:value="4966.24592109" calcext:value-type="float">
            <text:p>4966.24592109</text:p>
          </table:table-cell>
        </table:table-row>
        <table:table-row table:style-name="ro1">
          <table:table-cell/>
          <table:table-cell office:value-type="string" calcext:value-type="string">
            <text:p>+2, to 1</text:p>
          </table:table-cell>
          <table:table-cell office:value-type="float" office:value="5.16888905744" calcext:value-type="float">
            <text:p>5.1688890574</text:p>
          </table:table-cell>
          <table:table-cell office:value-type="float" office:value="10.7464630786" calcext:value-type="float">
            <text:p>10.7464630786</text:p>
          </table:table-cell>
          <table:table-cell office:value-type="float" office:value="14.2461829746" calcext:value-type="float">
            <text:p>14.2461829746</text:p>
          </table:table-cell>
          <table:table-cell office:value-type="float" office:value="24.360454396" calcext:value-type="float">
            <text:p>24.360454396</text:p>
          </table:table-cell>
          <table:table-cell office:value-type="float" office:value="37.7353992605" calcext:value-type="float">
            <text:p>37.7353992605</text:p>
          </table:table-cell>
          <table:table-cell office:value-type="float" office:value="60.7584538258" calcext:value-type="float">
            <text:p>60.7584538258</text:p>
          </table:table-cell>
          <table:table-cell office:value-type="float" office:value="92.3390303129" calcext:value-type="float">
            <text:p>92.3390303129</text:p>
          </table:table-cell>
          <table:table-cell office:value-type="float" office:value="122.268843835" calcext:value-type="float">
            <text:p>122.268843835</text:p>
          </table:table-cell>
          <table:table-cell office:value-type="float" office:value="191.595133117" calcext:value-type="float">
            <text:p>191.595133117</text:p>
          </table:table-cell>
          <table:table-cell office:value-type="float" office:value="534.458216844" calcext:value-type="float">
            <text:p>534.458216844</text:p>
          </table:table-cell>
          <table:table-cell office:value-type="float" office:value="1914.69242535" calcext:value-type="float">
            <text:p>1914.69242535</text:p>
          </table:table-cell>
          <table:table-cell office:value-type="float" office:value="3606.04676146" calcext:value-type="float">
            <text:p>3606.04676146</text:p>
          </table:table-cell>
          <table:table-cell office:value-type="float" office:value="5287.81613751" calcext:value-type="float">
            <text:p>5287.81613751</text:p>
          </table:table-cell>
        </table:table-row>
        <table:table-row table:style-name="ro1">
          <table:table-cell/>
          <table:table-cell office:value-type="string" calcext:value-type="string">
            <text:p>*2, to 1</text:p>
          </table:table-cell>
          <table:table-cell office:value-type="float" office:value="5.17793539107" calcext:value-type="float">
            <text:p>5.1779353911</text:p>
          </table:table-cell>
          <table:table-cell office:value-type="float" office:value="16.2670122576" calcext:value-type="float">
            <text:p>16.2670122576</text:p>
          </table:table-cell>
          <table:table-cell office:value-type="float" office:value="26.2869596577" calcext:value-type="float">
            <text:p>26.2869596577</text:p>
          </table:table-cell>
          <table:table-cell office:value-type="float" office:value="50.8359852484" calcext:value-type="float">
            <text:p>50.8359852484</text:p>
          </table:table-cell>
          <table:table-cell office:value-type="float" office:value="76.3240691428" calcext:value-type="float">
            <text:p>76.3240691428</text:p>
          </table:table-cell>
          <table:table-cell office:value-type="float" office:value="97.7441357324" calcext:value-type="float">
            <text:p>97.7441357324</text:p>
          </table:table-cell>
          <table:table-cell office:value-type="float" office:value="119.64271335" calcext:value-type="float">
            <text:p>119.64271335</text:p>
          </table:table-cell>
          <table:table-cell office:value-type="float" office:value="148.480357447" calcext:value-type="float">
            <text:p>148.480357447</text:p>
          </table:table-cell>
          <table:table-cell office:value-type="float" office:value="207.263502131" calcext:value-type="float">
            <text:p>207.263502131</text:p>
          </table:table-cell>
          <table:table-cell office:value-type="float" office:value="568.477283997" calcext:value-type="float">
            <text:p>568.477283997</text:p>
          </table:table-cell>
          <table:table-cell office:value-type="float" office:value="2087.32524076" calcext:value-type="float">
            <text:p>2087.32524076</text:p>
          </table:table-cell>
          <table:table-cell office:value-type="float" office:value="3909.5945256" calcext:value-type="float">
            <text:p>3909.5945256</text:p>
          </table:table-cell>
          <table:table-cell office:value-type="float" office:value="5532.04734612" calcext:value-type="float">
            <text:p>5532.04734612</text:p>
          </table:table-cell>
        </table:table-row>
        <table:table-row table:style-name="ro1">
          <table:table-cell/>
          <table:table-cell office:value-type="string" calcext:value-type="string">
            <text:p>+1, 1/2</text:p>
          </table:table-cell>
          <table:table-cell office:value-type="float" office:value="5.15216458524" calcext:value-type="float">
            <text:p>5.1521645852</text:p>
          </table:table-cell>
          <table:table-cell office:value-type="float" office:value="9.69397956276" calcext:value-type="float">
            <text:p>9.6939795628</text:p>
          </table:table-cell>
          <table:table-cell office:value-type="float" office:value="12.2222632037" calcext:value-type="float">
            <text:p>12.2222632037</text:p>
          </table:table-cell>
          <table:table-cell office:value-type="float" office:value="18.7592112019" calcext:value-type="float">
            <text:p>18.7592112019</text:p>
          </table:table-cell>
          <table:table-cell office:value-type="float" office:value="28.1020001589" calcext:value-type="float">
            <text:p>28.1020001589</text:p>
          </table:table-cell>
          <table:table-cell office:value-type="float" office:value="42.255251402" calcext:value-type="float">
            <text:p>42.255251402</text:p>
          </table:table-cell>
          <table:table-cell office:value-type="float" office:value="65.3087182079" calcext:value-type="float">
            <text:p>65.3087182079</text:p>
          </table:table-cell>
          <table:table-cell office:value-type="float" office:value="106.091199534" calcext:value-type="float">
            <text:p>106.091199534</text:p>
          </table:table-cell>
          <table:table-cell office:value-type="float" office:value="188.709491697" calcext:value-type="float">
            <text:p>188.709491697</text:p>
          </table:table-cell>
          <table:table-cell office:value-type="float" office:value="451.626433331" calcext:value-type="float">
            <text:p>451.626433331</text:p>
          </table:table-cell>
          <table:table-cell office:value-type="float" office:value="1839.34993772" calcext:value-type="float">
            <text:p>1839.34993772</text:p>
          </table:table-cell>
          <table:table-cell office:value-type="float" office:value="3631.00013101" calcext:value-type="float">
            <text:p>3631.00013101</text:p>
          </table:table-cell>
          <table:table-cell office:value-type="float" office:value="5239.41547514" calcext:value-type="float">
            <text:p>5239.41547514</text:p>
          </table:table-cell>
        </table:table-row>
        <table:table-row table:style-name="ro1">
          <table:table-cell/>
          <table:table-cell office:value-type="string" calcext:value-type="string">
            <text:p>+2, 1/2</text:p>
          </table:table-cell>
          <table:table-cell office:value-type="float" office:value="5.12987279827" calcext:value-type="float">
            <text:p>5.1298727983</text:p>
          </table:table-cell>
          <table:table-cell office:value-type="float" office:value="8.85889812717" calcext:value-type="float">
            <text:p>8.8588981272</text:p>
          </table:table-cell>
          <table:table-cell office:value-type="float" office:value="11.4713959043" calcext:value-type="float">
            <text:p>11.4713959043</text:p>
          </table:table-cell>
          <table:table-cell office:value-type="float" office:value="19.160117039" calcext:value-type="float">
            <text:p>19.160117039</text:p>
          </table:table-cell>
          <table:table-cell office:value-type="float" office:value="31.0495506152" calcext:value-type="float">
            <text:p>31.0495506152</text:p>
          </table:table-cell>
          <table:table-cell office:value-type="float" office:value="58.5220067141" calcext:value-type="float">
            <text:p>58.5220067141</text:p>
          </table:table-cell>
          <table:table-cell office:value-type="float" office:value="108.155637241" calcext:value-type="float">
            <text:p>108.155637241</text:p>
          </table:table-cell>
          <table:table-cell office:value-type="float" office:value="178.749792365" calcext:value-type="float">
            <text:p>178.749792365</text:p>
          </table:table-cell>
          <table:table-cell office:value-type="float" office:value="324.006507003" calcext:value-type="float">
            <text:p>324.006507003</text:p>
          </table:table-cell>
          <table:table-cell office:value-type="float" office:value="912.3815114" calcext:value-type="float">
            <text:p>912.3815114</text:p>
          </table:table-cell>
          <table:table-cell office:value-type="float" office:value="2653.31013442" calcext:value-type="float">
            <text:p>2653.31013442</text:p>
          </table:table-cell>
          <table:table-cell office:value-type="float" office:value="4454.21067351" calcext:value-type="float">
            <text:p>4454.21067351</text:p>
          </table:table-cell>
          <table:table-cell office:value-type="float" office:value="5628.47282976" calcext:value-type="float">
            <text:p>5628.47282976</text:p>
          </table:table-cell>
        </table:table-row>
        <table:table-row table:style-name="ro1">
          <table:table-cell/>
          <table:table-cell office:value-type="string" calcext:value-type="string">
            <text:p>*2, ½</text:p>
          </table:table-cell>
          <table:table-cell office:value-type="float" office:value="5.5827832294" calcext:value-type="float">
            <text:p>5.5827832294</text:p>
          </table:table-cell>
          <table:table-cell office:value-type="float" office:value="138.258457596" calcext:value-type="float">
            <text:p>138.258457596</text:p>
          </table:table-cell>
          <table:table-cell office:value-type="float" office:value="158.362458202" calcext:value-type="float">
            <text:p>158.362458202</text:p>
          </table:table-cell>
          <table:table-cell office:value-type="float" office:value="187.731036478" calcext:value-type="float">
            <text:p>187.731036478</text:p>
          </table:table-cell>
          <table:table-cell office:value-type="float" office:value="219.477372646" calcext:value-type="float">
            <text:p>219.477372646</text:p>
          </table:table-cell>
          <table:table-cell office:value-type="float" office:value="265.513445963" calcext:value-type="float">
            <text:p>265.513445963</text:p>
          </table:table-cell>
          <table:table-cell office:value-type="float" office:value="323.007723587" calcext:value-type="float">
            <text:p>323.007723587</text:p>
          </table:table-cell>
          <table:table-cell office:value-type="float" office:value="433.721634015" calcext:value-type="float">
            <text:p>433.721634015</text:p>
          </table:table-cell>
          <table:table-cell office:value-type="float" office:value="861.537913946" calcext:value-type="float">
            <text:p>861.537913946</text:p>
          </table:table-cell>
          <table:table-cell office:value-type="float" office:value="2109.70500893" calcext:value-type="float">
            <text:p>2109.70500893</text:p>
          </table:table-cell>
          <table:table-cell office:value-type="float" office:value="3979.45933396" calcext:value-type="float">
            <text:p>3979.45933396</text:p>
          </table:table-cell>
          <table:table-cell office:value-type="float" office:value="5663.01723364" calcext:value-type="float">
            <text:p>5663.01723364</text:p>
          </table:table-cell>
          <table:table-cell office:value-type="float" office:value="7357.10252694" calcext:value-type="float">
            <text:p>7357.10252694</text:p>
          </table:table-cell>
        </table:table-row>
        <table:table-row table:style-name="ro1">
          <table:table-cell/>
          <table:table-cell office:value-type="string" calcext:value-type="string">
            <text:p>+1, -1</text:p>
          </table:table-cell>
          <table:table-cell office:value-type="float" office:value="5.68934701003" calcext:value-type="float">
            <text:p>5.68934701</text:p>
          </table:table-cell>
          <table:table-cell office:value-type="float" office:value="139.22625313" calcext:value-type="float">
            <text:p>139.22625313</text:p>
          </table:table-cell>
          <table:table-cell office:value-type="float" office:value="156.820349844" calcext:value-type="float">
            <text:p>156.820349844</text:p>
          </table:table-cell>
          <table:table-cell office:value-type="float" office:value="185.288308836" calcext:value-type="float">
            <text:p>185.288308836</text:p>
          </table:table-cell>
          <table:table-cell office:value-type="float" office:value="211.755065325" calcext:value-type="float">
            <text:p>211.755065325</text:p>
          </table:table-cell>
          <table:table-cell office:value-type="float" office:value="250.386739444" calcext:value-type="float">
            <text:p>250.386739444</text:p>
          </table:table-cell>
          <table:table-cell office:value-type="float" office:value="323.959480798" calcext:value-type="float">
            <text:p>323.959480798</text:p>
          </table:table-cell>
          <table:table-cell office:value-type="float" office:value="469.916707518" calcext:value-type="float">
            <text:p>469.916707518</text:p>
          </table:table-cell>
          <table:table-cell office:value-type="float" office:value="812.398747968" calcext:value-type="float">
            <text:p>812.398747968</text:p>
          </table:table-cell>
          <table:table-cell office:value-type="float" office:value="1985.81860336" calcext:value-type="float">
            <text:p>1985.81860336</text:p>
          </table:table-cell>
          <table:table-cell office:value-type="float" office:value="3845.48594465" calcext:value-type="float">
            <text:p>3845.48594465</text:p>
          </table:table-cell>
          <table:table-cell office:value-type="float" office:value="5496.60831598" calcext:value-type="float">
            <text:p>5496.60831598</text:p>
          </table:table-cell>
          <table:table-cell office:value-type="float" office:value="7116.08769542" calcext:value-type="float">
            <text:p>7116.08769542</text:p>
          </table:table-cell>
        </table:table-row>
        <table:table-row table:style-name="ro1">
          <table:table-cell/>
          <table:table-cell office:value-type="string" calcext:value-type="string">
            <text:p>+2, -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*2, -1</text:p>
          </table:table-cell>
          <table:table-cell office:value-type="float" office:value="644.798006519" calcext:value-type="float">
            <text:p>644.798006519</text:p>
          </table:table-cell>
          <table:table-cell office:value-type="float" office:value="49181.2851247" calcext:value-type="float">
            <text:p>49181.2851247</text:p>
          </table:table-cell>
          <table:table-cell office:value-type="float" office:value="45507.8423226" calcext:value-type="float">
            <text:p>45507.8423226</text:p>
          </table:table-cell>
          <table:table-cell office:value-type="float" office:value="44745.3587068" calcext:value-type="float">
            <text:p>44745.3587068</text:p>
          </table:table-cell>
          <table:table-cell office:value-type="float" office:value="81712.9019627" calcext:value-type="float">
            <text:p>81712.9019627</text:p>
          </table:table-cell>
          <table:table-cell office:value-type="float" office:value="118889.424316" calcext:value-type="float">
            <text:p>118889.424316</text:p>
          </table:table-cell>
          <table:table-cell office:value-type="float" office:value="91698.5038085" calcext:value-type="float">
            <text:p>91698.5038085</text:p>
          </table:table-cell>
          <table:table-cell office:value-type="float" office:value="107805.602542" calcext:value-type="float">
            <text:p>107805.602542</text:p>
          </table:table-cell>
          <table:table-cell office:value-type="float" office:value="69251.3664092" calcext:value-type="float">
            <text:p>69251.3664092</text:p>
          </table:table-cell>
          <table:table-cell office:value-type="float" office:value="61878.5117449" calcext:value-type="float">
            <text:p>61878.5117449</text:p>
          </table:table-cell>
          <table:table-cell office:value-type="float" office:value="50292.973075" calcext:value-type="float">
            <text:p>50292.973075</text:p>
          </table:table-cell>
          <table:table-cell office:value-type="float" office:value="88135.8936136" calcext:value-type="float">
            <text:p>88135.8936136</text:p>
          </table:table-cell>
          <table:table-cell office:value-type="float" office:value="54593.9014004" calcext:value-type="float">
            <text:p>54593.9014004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S100.00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0.000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5" calcext:value-type="float">
            <text:p>0.0045</text:p>
          </table:table-cell>
        </table:table-row>
        <table:table-row table:style-name="ro1">
          <table:table-cell/>
          <table:table-cell office:value-type="string" calcext:value-type="string">
            <text:p>brs_non_p</text:p>
          </table:table-cell>
          <table:table-cell office:value-type="float" office:value="5.12316337027" calcext:value-type="float">
            <text:p>5.1231633703</text:p>
          </table:table-cell>
          <table:table-cell office:value-type="float" office:value="8.15773374822" calcext:value-type="float">
            <text:p>8.1577337482</text:p>
          </table:table-cell>
          <table:table-cell office:value-type="float" office:value="9.8458036538" calcext:value-type="float">
            <text:p>9.8458036538</text:p>
          </table:table-cell>
          <table:table-cell office:value-type="float" office:value="21.5527385525" calcext:value-type="float">
            <text:p>21.5527385525</text:p>
          </table:table-cell>
          <table:table-cell office:value-type="float" office:value="44.3619197341" calcext:value-type="float">
            <text:p>44.3619197341</text:p>
          </table:table-cell>
          <table:table-cell office:value-type="float" office:value="1102.42039772" calcext:value-type="float">
            <text:p>1102.42039772</text:p>
          </table:table-cell>
          <table:table-cell office:value-type="float" office:value="4449.31075599" calcext:value-type="float">
            <text:p>4449.31075599</text:p>
          </table:table-cell>
          <table:table-cell office:value-type="float" office:value="7730.00709611" calcext:value-type="float">
            <text:p>7730.00709611</text:p>
          </table:table-cell>
          <table:table-cell office:value-type="float" office:value="12044.7134124" calcext:value-type="float">
            <text:p>12044.7134124</text:p>
          </table:table-cell>
          <table:table-cell office:value-type="float" office:value="15446.5192374" calcext:value-type="float">
            <text:p>15446.5192374</text:p>
          </table:table-cell>
          <table:table-cell office:value-type="float" office:value="18372.5785234" calcext:value-type="float">
            <text:p>18372.5785234</text:p>
          </table:table-cell>
          <table:table-cell office:value-type="float" office:value="21061.2053252" calcext:value-type="float">
            <text:p>21061.2053252</text:p>
          </table:table-cell>
          <table:table-cell office:value-type="float" office:value="22128.2563527" calcext:value-type="float">
            <text:p>22128.2563527</text:p>
          </table:table-cell>
        </table:table-row>
        <table:table-row table:style-name="ro1">
          <table:table-cell/>
          <table:table-cell office:value-type="string" calcext:value-type="string">
            <text:p>token</text:p>
          </table:table-cell>
          <table:table-cell office:value-type="float" office:value="36.434091515" calcext:value-type="float">
            <text:p>36.434091515</text:p>
          </table:table-cell>
          <table:table-cell office:value-type="float" office:value="47.0845610867" calcext:value-type="float">
            <text:p>47.0845610867</text:p>
          </table:table-cell>
          <table:table-cell office:value-type="float" office:value="50.5282274566" calcext:value-type="float">
            <text:p>50.5282274566</text:p>
          </table:table-cell>
          <table:table-cell office:value-type="float" office:value="56.3858582953" calcext:value-type="float">
            <text:p>56.3858582953</text:p>
          </table:table-cell>
          <table:table-cell office:value-type="float" office:value="61.3664247988" calcext:value-type="float">
            <text:p>61.3664247988</text:p>
          </table:table-cell>
          <table:table-cell office:value-type="float" office:value="66.7297034745" calcext:value-type="float">
            <text:p>66.7297034745</text:p>
          </table:table-cell>
          <table:table-cell office:value-type="float" office:value="74.987633134" calcext:value-type="float">
            <text:p>74.987633134</text:p>
          </table:table-cell>
          <table:table-cell office:value-type="float" office:value="82.8468366153" calcext:value-type="float">
            <text:p>82.8468366153</text:p>
          </table:table-cell>
          <table:table-cell office:value-type="float" office:value="102.341138142" calcext:value-type="float">
            <text:p>102.341138142</text:p>
          </table:table-cell>
          <table:table-cell office:value-type="float" office:value="146.642854477" calcext:value-type="float">
            <text:p>146.642854477</text:p>
          </table:table-cell>
          <table:table-cell office:value-type="float" office:value="314.45616904" calcext:value-type="float">
            <text:p>314.45616904</text:p>
          </table:table-cell>
          <table:table-cell office:value-type="float" office:value="1260.92803012" calcext:value-type="float">
            <text:p>1260.92803012</text:p>
          </table:table-cell>
          <table:table-cell office:value-type="float" office:value="2809.13240939" calcext:value-type="float">
            <text:p>2809.13240939</text:p>
          </table:table-cell>
        </table:table-row>
        <table:table-row table:style-name="ro1">
          <table:table-cell/>
          <table:table-cell office:value-type="string" calcext:value-type="string">
            <text:p>+1, to 1</text:p>
          </table:table-cell>
          <table:table-cell office:value-type="float" office:value="5.22869587765" calcext:value-type="float">
            <text:p>5.2286958777</text:p>
          </table:table-cell>
          <table:table-cell office:value-type="float" office:value="12.9983185738" calcext:value-type="float">
            <text:p>12.9983185738</text:p>
          </table:table-cell>
          <table:table-cell office:value-type="float" office:value="17.3784442089" calcext:value-type="float">
            <text:p>17.3784442089</text:p>
          </table:table-cell>
          <table:table-cell office:value-type="float" office:value="26.5103288472" calcext:value-type="float">
            <text:p>26.5103288472</text:p>
          </table:table-cell>
          <table:table-cell office:value-type="float" office:value="37.1777520579" calcext:value-type="float">
            <text:p>37.1777520579</text:p>
          </table:table-cell>
          <table:table-cell office:value-type="float" office:value="49.8508297085" calcext:value-type="float">
            <text:p>49.8508297085</text:p>
          </table:table-cell>
          <table:table-cell office:value-type="float" office:value="67.627479677" calcext:value-type="float">
            <text:p>67.627479677</text:p>
          </table:table-cell>
          <table:table-cell office:value-type="float" office:value="90.1084681205" calcext:value-type="float">
            <text:p>90.1084681205</text:p>
          </table:table-cell>
          <table:table-cell office:value-type="float" office:value="119.674643998" calcext:value-type="float">
            <text:p>119.674643998</text:p>
          </table:table-cell>
          <table:table-cell office:value-type="float" office:value="175.298450037" calcext:value-type="float">
            <text:p>175.298450037</text:p>
          </table:table-cell>
          <table:table-cell office:value-type="float" office:value="392.982924528" calcext:value-type="float">
            <text:p>392.982924528</text:p>
          </table:table-cell>
          <table:table-cell office:value-type="float" office:value="1402.9056052" calcext:value-type="float">
            <text:p>1402.9056052</text:p>
          </table:table-cell>
          <table:table-cell office:value-type="float" office:value="2837.94955756" calcext:value-type="float">
            <text:p>2837.94955756</text:p>
          </table:table-cell>
        </table:table-row>
        <table:table-row table:style-name="ro1">
          <table:table-cell/>
          <table:table-cell office:value-type="string" calcext:value-type="string">
            <text:p>+2, to 1</text:p>
          </table:table-cell>
          <table:table-cell office:value-type="float" office:value="5.18594357479" calcext:value-type="float">
            <text:p>5.1859435748</text:p>
          </table:table-cell>
          <table:table-cell office:value-type="float" office:value="11.1060299849" calcext:value-type="float">
            <text:p>11.1060299849</text:p>
          </table:table-cell>
          <table:table-cell office:value-type="float" office:value="14.4003011574" calcext:value-type="float">
            <text:p>14.4003011574</text:p>
          </table:table-cell>
          <table:table-cell office:value-type="float" office:value="24.4394366576" calcext:value-type="float">
            <text:p>24.4394366576</text:p>
          </table:table-cell>
          <table:table-cell office:value-type="float" office:value="36.5438167326" calcext:value-type="float">
            <text:p>36.5438167326</text:p>
          </table:table-cell>
          <table:table-cell office:value-type="float" office:value="57.2419105426" calcext:value-type="float">
            <text:p>57.2419105426</text:p>
          </table:table-cell>
          <table:table-cell office:value-type="float" office:value="79.3167906955" calcext:value-type="float">
            <text:p>79.3167906955</text:p>
          </table:table-cell>
          <table:table-cell office:value-type="float" office:value="104.402050764" calcext:value-type="float">
            <text:p>104.402050764</text:p>
          </table:table-cell>
          <table:table-cell office:value-type="float" office:value="145.259778209" calcext:value-type="float">
            <text:p>145.259778209</text:p>
          </table:table-cell>
          <table:table-cell office:value-type="float" office:value="214.204164239" calcext:value-type="float">
            <text:p>214.204164239</text:p>
          </table:table-cell>
          <table:table-cell office:value-type="float" office:value="464.600824081" calcext:value-type="float">
            <text:p>464.600824081</text:p>
          </table:table-cell>
          <table:table-cell office:value-type="float" office:value="1412.04069346" calcext:value-type="float">
            <text:p>1412.04069346</text:p>
          </table:table-cell>
          <table:table-cell office:value-type="float" office:value="2852.70159409" calcext:value-type="float">
            <text:p>2852.70159409</text:p>
          </table:table-cell>
        </table:table-row>
        <table:table-row table:style-name="ro1">
          <table:table-cell/>
          <table:table-cell office:value-type="string" calcext:value-type="string">
            <text:p>*2, to 1</text:p>
          </table:table-cell>
          <table:table-cell office:value-type="float" office:value="5.18176814411" calcext:value-type="float">
            <text:p>5.1817681441</text:p>
          </table:table-cell>
          <table:table-cell office:value-type="float" office:value="15.7460883036" calcext:value-type="float">
            <text:p>15.7460883036</text:p>
          </table:table-cell>
          <table:table-cell office:value-type="float" office:value="25.9099161577" calcext:value-type="float">
            <text:p>25.9099161577</text:p>
          </table:table-cell>
          <table:table-cell office:value-type="float" office:value="53.1792149299" calcext:value-type="float">
            <text:p>53.1792149299</text:p>
          </table:table-cell>
          <table:table-cell office:value-type="float" office:value="73.4891635081" calcext:value-type="float">
            <text:p>73.4891635081</text:p>
          </table:table-cell>
          <table:table-cell office:value-type="float" office:value="89.7864811712" calcext:value-type="float">
            <text:p>89.7864811712</text:p>
          </table:table-cell>
          <table:table-cell office:value-type="float" office:value="104.852694571" calcext:value-type="float">
            <text:p>104.852694571</text:p>
          </table:table-cell>
          <table:table-cell office:value-type="float" office:value="124.689094261" calcext:value-type="float">
            <text:p>124.689094261</text:p>
          </table:table-cell>
          <table:table-cell office:value-type="float" office:value="158.857748191" calcext:value-type="float">
            <text:p>158.857748191</text:p>
          </table:table-cell>
          <table:table-cell office:value-type="float" office:value="237.484874646" calcext:value-type="float">
            <text:p>237.484874646</text:p>
          </table:table-cell>
          <table:table-cell office:value-type="float" office:value="454.596790782" calcext:value-type="float">
            <text:p>454.596790782</text:p>
          </table:table-cell>
          <table:table-cell office:value-type="float" office:value="1378.0848737" calcext:value-type="float">
            <text:p>1378.0848737</text:p>
          </table:table-cell>
          <table:table-cell office:value-type="float" office:value="2904.92120985" calcext:value-type="float">
            <text:p>2904.92120985</text:p>
          </table:table-cell>
        </table:table-row>
        <table:table-row table:style-name="ro1">
          <table:table-cell/>
          <table:table-cell office:value-type="string" calcext:value-type="string">
            <text:p>+1, 1/2</text:p>
          </table:table-cell>
          <table:table-cell office:value-type="float" office:value="5.14958166846" calcext:value-type="float">
            <text:p>5.1495816685</text:p>
          </table:table-cell>
          <table:table-cell office:value-type="float" office:value="9.68268458826" calcext:value-type="float">
            <text:p>9.6826845883</text:p>
          </table:table-cell>
          <table:table-cell office:value-type="float" office:value="12.1355879246" calcext:value-type="float">
            <text:p>12.1355879246</text:p>
          </table:table-cell>
          <table:table-cell office:value-type="float" office:value="18.9250320913" calcext:value-type="float">
            <text:p>18.9250320913</text:p>
          </table:table-cell>
          <table:table-cell office:value-type="float" office:value="26.9504758532" calcext:value-type="float">
            <text:p>26.9504758532</text:p>
          </table:table-cell>
          <table:table-cell office:value-type="float" office:value="42.0713026066" calcext:value-type="float">
            <text:p>42.0713026066</text:p>
          </table:table-cell>
          <table:table-cell office:value-type="float" office:value="61.5869107532" calcext:value-type="float">
            <text:p>61.5869107532</text:p>
          </table:table-cell>
          <table:table-cell office:value-type="float" office:value="94.2061624563" calcext:value-type="float">
            <text:p>94.2061624563</text:p>
          </table:table-cell>
          <table:table-cell office:value-type="float" office:value="134.967175458" calcext:value-type="float">
            <text:p>134.967175458</text:p>
          </table:table-cell>
          <table:table-cell office:value-type="float" office:value="209.035752366" calcext:value-type="float">
            <text:p>209.035752366</text:p>
          </table:table-cell>
          <table:table-cell office:value-type="float" office:value="457.235407294" calcext:value-type="float">
            <text:p>457.235407294</text:p>
          </table:table-cell>
          <table:table-cell office:value-type="float" office:value="1467.00868578" calcext:value-type="float">
            <text:p>1467.00868578</text:p>
          </table:table-cell>
          <table:table-cell office:value-type="float" office:value="2983.73206614" calcext:value-type="float">
            <text:p>2983.73206614</text:p>
          </table:table-cell>
        </table:table-row>
        <table:table-row table:style-name="ro1">
          <table:table-cell/>
          <table:table-cell office:value-type="string" calcext:value-type="string">
            <text:p>+2, 1/2</text:p>
          </table:table-cell>
          <table:table-cell office:value-type="float" office:value="5.12571328779" calcext:value-type="float">
            <text:p>5.1257132878</text:p>
          </table:table-cell>
          <table:table-cell office:value-type="float" office:value="8.88421511765" calcext:value-type="float">
            <text:p>8.8842151177</text:p>
          </table:table-cell>
          <table:table-cell office:value-type="float" office:value="11.5739070188" calcext:value-type="float">
            <text:p>11.5739070188</text:p>
          </table:table-cell>
          <table:table-cell office:value-type="float" office:value="19.8420455004" calcext:value-type="float">
            <text:p>19.8420455004</text:p>
          </table:table-cell>
          <table:table-cell office:value-type="float" office:value="31.6578464434" calcext:value-type="float">
            <text:p>31.6578464434</text:p>
          </table:table-cell>
          <table:table-cell office:value-type="float" office:value="58.218013291" calcext:value-type="float">
            <text:p>58.218013291</text:p>
          </table:table-cell>
          <table:table-cell office:value-type="float" office:value="97.2506746873" calcext:value-type="float">
            <text:p>97.2506746873</text:p>
          </table:table-cell>
          <table:table-cell office:value-type="float" office:value="135.637800317" calcext:value-type="float">
            <text:p>135.637800317</text:p>
          </table:table-cell>
          <table:table-cell office:value-type="float" office:value="187.627172361" calcext:value-type="float">
            <text:p>187.627172361</text:p>
          </table:table-cell>
          <table:table-cell office:value-type="float" office:value="281.93234859" calcext:value-type="float">
            <text:p>281.93234859</text:p>
          </table:table-cell>
          <table:table-cell office:value-type="float" office:value="598.340685029" calcext:value-type="float">
            <text:p>598.340685029</text:p>
          </table:table-cell>
          <table:table-cell office:value-type="float" office:value="1590.34063432" calcext:value-type="float">
            <text:p>1590.34063432</text:p>
          </table:table-cell>
          <table:table-cell office:value-type="float" office:value="2855.1850894" calcext:value-type="float">
            <text:p>2855.1850894</text:p>
          </table:table-cell>
        </table:table-row>
        <table:table-row table:style-name="ro1">
          <table:table-cell/>
          <table:table-cell office:value-type="string" calcext:value-type="string">
            <text:p>*2, ½</text:p>
          </table:table-cell>
          <table:table-cell office:value-type="float" office:value="5.68430922876" calcext:value-type="float">
            <text:p>5.6843092288</text:p>
          </table:table-cell>
          <table:table-cell office:value-type="float" office:value="128.618257285" calcext:value-type="float">
            <text:p>128.618257285</text:p>
          </table:table-cell>
          <table:table-cell office:value-type="float" office:value="141.625036958" calcext:value-type="float">
            <text:p>141.625036958</text:p>
          </table:table-cell>
          <table:table-cell office:value-type="float" office:value="157.744555765" calcext:value-type="float">
            <text:p>157.744555765</text:p>
          </table:table-cell>
          <table:table-cell office:value-type="float" office:value="174.466968327" calcext:value-type="float">
            <text:p>174.466968327</text:p>
          </table:table-cell>
          <table:table-cell office:value-type="float" office:value="191.189857636" calcext:value-type="float">
            <text:p>191.189857636</text:p>
          </table:table-cell>
          <table:table-cell office:value-type="float" office:value="211.339120501" calcext:value-type="float">
            <text:p>211.339120501</text:p>
          </table:table-cell>
          <table:table-cell office:value-type="float" office:value="237.106832373" calcext:value-type="float">
            <text:p>237.106832373</text:p>
          </table:table-cell>
          <table:table-cell office:value-type="float" office:value="294.711964237" calcext:value-type="float">
            <text:p>294.711964237</text:p>
          </table:table-cell>
          <table:table-cell office:value-type="float" office:value="419.439162618" calcext:value-type="float">
            <text:p>419.439162618</text:p>
          </table:table-cell>
          <table:table-cell office:value-type="float" office:value="799.813358818" calcext:value-type="float">
            <text:p>799.813358818</text:p>
          </table:table-cell>
          <table:table-cell office:value-type="float" office:value="1818.11264299" calcext:value-type="float">
            <text:p>1818.11264299</text:p>
          </table:table-cell>
          <table:table-cell office:value-type="float" office:value="3033.95917378" calcext:value-type="float">
            <text:p>3033.95917378</text:p>
          </table:table-cell>
        </table:table-row>
        <table:table-row table:style-name="ro1">
          <table:table-cell/>
          <table:table-cell office:value-type="string" calcext:value-type="string">
            <text:p>+1, -1</text:p>
          </table:table-cell>
          <table:table-cell office:value-type="float" office:value="5.69622057815" calcext:value-type="float">
            <text:p>5.6962205782</text:p>
          </table:table-cell>
          <table:table-cell office:value-type="float" office:value="127.262145326" calcext:value-type="float">
            <text:p>127.262145326</text:p>
          </table:table-cell>
          <table:table-cell office:value-type="float" office:value="140.804991089" calcext:value-type="float">
            <text:p>140.804991089</text:p>
          </table:table-cell>
          <table:table-cell office:value-type="float" office:value="161.136013989" calcext:value-type="float">
            <text:p>161.136013989</text:p>
          </table:table-cell>
          <table:table-cell office:value-type="float" office:value="175.195683965" calcext:value-type="float">
            <text:p>175.195683965</text:p>
          </table:table-cell>
          <table:table-cell office:value-type="float" office:value="191.252175755" calcext:value-type="float">
            <text:p>191.252175755</text:p>
          </table:table-cell>
          <table:table-cell office:value-type="float" office:value="213.04895921" calcext:value-type="float">
            <text:p>213.04895921</text:p>
          </table:table-cell>
          <table:table-cell office:value-type="float" office:value="237.387130758" calcext:value-type="float">
            <text:p>237.387130758</text:p>
          </table:table-cell>
          <table:table-cell office:value-type="float" office:value="296.207968458" calcext:value-type="float">
            <text:p>296.207968458</text:p>
          </table:table-cell>
          <table:table-cell office:value-type="float" office:value="416.816807112" calcext:value-type="float">
            <text:p>416.816807112</text:p>
          </table:table-cell>
          <table:table-cell office:value-type="float" office:value="783.316909283" calcext:value-type="float">
            <text:p>783.316909283</text:p>
          </table:table-cell>
          <table:table-cell office:value-type="float" office:value="1865.03702555" calcext:value-type="float">
            <text:p>1865.03702555</text:p>
          </table:table-cell>
          <table:table-cell office:value-type="float" office:value="2952.8692911" calcext:value-type="float">
            <text:p>2952.8692911</text:p>
          </table:table-cell>
        </table:table-row>
        <table:table-row table:style-name="ro1">
          <table:table-cell/>
          <table:table-cell office:value-type="string" calcext:value-type="string">
            <text:p>+2, -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*2, -1</text:p>
          </table:table-cell>
          <table:table-cell office:value-type="float" office:value="1139.95200316" calcext:value-type="float">
            <text:p>1139.95200316</text:p>
          </table:table-cell>
          <table:table-cell office:value-type="float" office:value="6907.43903066" calcext:value-type="float">
            <text:p>6907.43903066</text:p>
          </table:table-cell>
          <table:table-cell office:value-type="float" office:value="7656.02285471" calcext:value-type="float">
            <text:p>7656.02285471</text:p>
          </table:table-cell>
          <table:table-cell office:value-type="float" office:value="4223.78917172" calcext:value-type="float">
            <text:p>4223.78917172</text:p>
          </table:table-cell>
          <table:table-cell office:value-type="float" office:value="4204.05634787" calcext:value-type="float">
            <text:p>4204.05634787</text:p>
          </table:table-cell>
          <table:table-cell office:value-type="float" office:value="4712.64478977" calcext:value-type="float">
            <text:p>4712.64478977</text:p>
          </table:table-cell>
          <table:table-cell office:value-type="float" office:value="4039.7018277" calcext:value-type="float">
            <text:p>4039.7018277</text:p>
          </table:table-cell>
          <table:table-cell office:value-type="float" office:value="3566.29990614" calcext:value-type="float">
            <text:p>3566.29990614</text:p>
          </table:table-cell>
          <table:table-cell office:value-type="float" office:value="3650.00320925" calcext:value-type="float">
            <text:p>3650.00320925</text:p>
          </table:table-cell>
          <table:table-cell office:value-type="float" office:value="3613.28897815" calcext:value-type="float">
            <text:p>3613.28897815</text:p>
          </table:table-cell>
          <table:table-cell office:value-type="float" office:value="3237.69828093" calcext:value-type="float">
            <text:p>3237.69828093</text:p>
          </table:table-cell>
          <table:table-cell office:value-type="float" office:value="3432.7264221" calcext:value-type="float">
            <text:p>3432.7264221</text:p>
          </table:table-cell>
          <table:table-cell office:value-type="float" office:value="4109.55797902" calcext:value-type="float">
            <text:p>4109.55797902</text:p>
          </table:table-cell>
        </table:table-row>
        <table:table-row table:style-name="ro1" table:number-rows-repeated="27">
          <table:table-cell table:number-columns-repeated="15"/>
        </table:table-row>
        <table:table-row table:style-name="ro1">
          <table:table-cell office:value-type="string" calcext:value-type="string">
            <text:p>S100.00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0.000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Inc by +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5" calcext:value-type="float">
            <text:p>0.0045</text:p>
          </table:table-cell>
        </table:table-row>
        <table:table-row table:style-name="ro1">
          <table:table-cell/>
          <table:table-cell table:style-name="ce1" office:value-type="string" calcext:value-type="string">
            <text:p>dec by -1</text:p>
          </table:table-cell>
          <table:table-cell office:value-type="float" office:value="5.69622057815" calcext:value-type="float">
            <text:p>5.6962205782</text:p>
          </table:table-cell>
          <table:table-cell office:value-type="float" office:value="127.262145326" calcext:value-type="float">
            <text:p>127.262145326</text:p>
          </table:table-cell>
          <table:table-cell office:value-type="float" office:value="140.804991089" calcext:value-type="float">
            <text:p>140.804991089</text:p>
          </table:table-cell>
          <table:table-cell office:value-type="float" office:value="161.136013989" calcext:value-type="float">
            <text:p>161.136013989</text:p>
          </table:table-cell>
          <table:table-cell office:value-type="float" office:value="175.195683965" calcext:value-type="float">
            <text:p>175.195683965</text:p>
          </table:table-cell>
          <table:table-cell office:value-type="float" office:value="191.252175755" calcext:value-type="float">
            <text:p>191.252175755</text:p>
          </table:table-cell>
          <table:table-cell office:value-type="float" office:value="213.04895921" calcext:value-type="float">
            <text:p>213.04895921</text:p>
          </table:table-cell>
          <table:table-cell office:value-type="float" office:value="237.387130758" calcext:value-type="float">
            <text:p>237.387130758</text:p>
          </table:table-cell>
          <table:table-cell office:value-type="float" office:value="296.207968458" calcext:value-type="float">
            <text:p>296.207968458</text:p>
          </table:table-cell>
          <table:table-cell office:value-type="float" office:value="416.816807112" calcext:value-type="float">
            <text:p>416.816807112</text:p>
          </table:table-cell>
          <table:table-cell office:value-type="float" office:value="783.316909283" calcext:value-type="float">
            <text:p>783.316909283</text:p>
          </table:table-cell>
          <table:table-cell office:value-type="float" office:value="1865.03702555" calcext:value-type="float">
            <text:p>1865.03702555</text:p>
          </table:table-cell>
          <table:table-cell office:value-type="float" office:value="2952.8692911" calcext:value-type="float">
            <text:p>2952.8692911</text:p>
          </table:table-cell>
        </table:table-row>
        <table:table-row table:style-name="ro1">
          <table:table-cell/>
          <table:table-cell office:value-type="string" calcext:value-type="string">
            <text:p>dec by ½</text:p>
          </table:table-cell>
          <table:table-cell office:value-type="float" office:value="5.14958166846" calcext:value-type="float">
            <text:p>5.1495816685</text:p>
          </table:table-cell>
          <table:table-cell office:value-type="float" office:value="9.68268458826" calcext:value-type="float">
            <text:p>9.6826845883</text:p>
          </table:table-cell>
          <table:table-cell office:value-type="float" office:value="12.1355879246" calcext:value-type="float">
            <text:p>12.1355879246</text:p>
          </table:table-cell>
          <table:table-cell office:value-type="float" office:value="18.9250320913" calcext:value-type="float">
            <text:p>18.9250320913</text:p>
          </table:table-cell>
          <table:table-cell office:value-type="float" office:value="26.9504758532" calcext:value-type="float">
            <text:p>26.9504758532</text:p>
          </table:table-cell>
          <table:table-cell office:value-type="float" office:value="42.0713026066" calcext:value-type="float">
            <text:p>42.0713026066</text:p>
          </table:table-cell>
          <table:table-cell office:value-type="float" office:value="61.5869107532" calcext:value-type="float">
            <text:p>61.5869107532</text:p>
          </table:table-cell>
          <table:table-cell office:value-type="float" office:value="94.2061624563" calcext:value-type="float">
            <text:p>94.2061624563</text:p>
          </table:table-cell>
          <table:table-cell office:value-type="float" office:value="134.967175458" calcext:value-type="float">
            <text:p>134.967175458</text:p>
          </table:table-cell>
          <table:table-cell office:value-type="float" office:value="209.035752366" calcext:value-type="float">
            <text:p>209.035752366</text:p>
          </table:table-cell>
          <table:table-cell office:value-type="float" office:value="457.235407294" calcext:value-type="float">
            <text:p>457.235407294</text:p>
          </table:table-cell>
          <table:table-cell office:value-type="float" office:value="1467.00868578" calcext:value-type="float">
            <text:p>1467.00868578</text:p>
          </table:table-cell>
          <table:table-cell office:value-type="float" office:value="2983.73206614" calcext:value-type="float">
            <text:p>2983.73206614</text:p>
          </table:table-cell>
        </table:table-row>
        <table:table-row table:style-name="ro1">
          <table:table-cell/>
          <table:table-cell office:value-type="string" calcext:value-type="string">
            <text:p>dec to 1</text:p>
          </table:table-cell>
          <table:table-cell office:value-type="float" office:value="5.22869587765" calcext:value-type="float">
            <text:p>5.2286958777</text:p>
          </table:table-cell>
          <table:table-cell office:value-type="float" office:value="12.9983185738" calcext:value-type="float">
            <text:p>12.9983185738</text:p>
          </table:table-cell>
          <table:table-cell office:value-type="float" office:value="17.3784442089" calcext:value-type="float">
            <text:p>17.3784442089</text:p>
          </table:table-cell>
          <table:table-cell office:value-type="float" office:value="26.5103288472" calcext:value-type="float">
            <text:p>26.5103288472</text:p>
          </table:table-cell>
          <table:table-cell office:value-type="float" office:value="37.1777520579" calcext:value-type="float">
            <text:p>37.1777520579</text:p>
          </table:table-cell>
          <table:table-cell office:value-type="float" office:value="49.8508297085" calcext:value-type="float">
            <text:p>49.8508297085</text:p>
          </table:table-cell>
          <table:table-cell office:value-type="float" office:value="67.627479677" calcext:value-type="float">
            <text:p>67.627479677</text:p>
          </table:table-cell>
          <table:table-cell office:value-type="float" office:value="90.1084681205" calcext:value-type="float">
            <text:p>90.1084681205</text:p>
          </table:table-cell>
          <table:table-cell office:value-type="float" office:value="119.674643998" calcext:value-type="float">
            <text:p>119.674643998</text:p>
          </table:table-cell>
          <table:table-cell office:value-type="float" office:value="175.298450037" calcext:value-type="float">
            <text:p>175.298450037</text:p>
          </table:table-cell>
          <table:table-cell office:value-type="float" office:value="392.982924528" calcext:value-type="float">
            <text:p>392.982924528</text:p>
          </table:table-cell>
          <table:table-cell office:value-type="float" office:value="1402.9056052" calcext:value-type="float">
            <text:p>1402.9056052</text:p>
          </table:table-cell>
          <table:table-cell office:value-type="float" office:value="2837.94955756" calcext:value-type="float">
            <text:p>2837.9495575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Dec to 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5" calcext:value-type="float">
            <text:p>0.0045</text:p>
          </table:table-cell>
        </table:table-row>
        <table:table-row table:style-name="ro1">
          <table:table-cell/>
          <table:table-cell table:style-name="ce1" office:value-type="string" calcext:value-type="string">
            <text:p>Inc by +1</text:p>
          </table:table-cell>
          <table:table-cell office:value-type="float" office:value="5.22869587765" calcext:value-type="float">
            <text:p>5.2286958777</text:p>
          </table:table-cell>
          <table:table-cell office:value-type="float" office:value="12.9983185738" calcext:value-type="float">
            <text:p>12.9983185738</text:p>
          </table:table-cell>
          <table:table-cell office:value-type="float" office:value="17.3784442089" calcext:value-type="float">
            <text:p>17.3784442089</text:p>
          </table:table-cell>
          <table:table-cell office:value-type="float" office:value="26.5103288472" calcext:value-type="float">
            <text:p>26.5103288472</text:p>
          </table:table-cell>
          <table:table-cell office:value-type="float" office:value="37.1777520579" calcext:value-type="float">
            <text:p>37.1777520579</text:p>
          </table:table-cell>
          <table:table-cell office:value-type="float" office:value="49.8508297085" calcext:value-type="float">
            <text:p>49.8508297085</text:p>
          </table:table-cell>
          <table:table-cell office:value-type="float" office:value="67.627479677" calcext:value-type="float">
            <text:p>67.627479677</text:p>
          </table:table-cell>
          <table:table-cell office:value-type="float" office:value="90.1084681205" calcext:value-type="float">
            <text:p>90.1084681205</text:p>
          </table:table-cell>
          <table:table-cell office:value-type="float" office:value="119.674643998" calcext:value-type="float">
            <text:p>119.674643998</text:p>
          </table:table-cell>
          <table:table-cell office:value-type="float" office:value="175.298450037" calcext:value-type="float">
            <text:p>175.298450037</text:p>
          </table:table-cell>
          <table:table-cell office:value-type="float" office:value="392.982924528" calcext:value-type="float">
            <text:p>392.982924528</text:p>
          </table:table-cell>
          <table:table-cell office:value-type="float" office:value="1402.9056052" calcext:value-type="float">
            <text:p>1402.9056052</text:p>
          </table:table-cell>
          <table:table-cell office:value-type="float" office:value="2837.94955756" calcext:value-type="float">
            <text:p>2837.94955756</text:p>
          </table:table-cell>
        </table:table-row>
        <table:table-row table:style-name="ro1">
          <table:table-cell/>
          <table:table-cell office:value-type="string" calcext:value-type="string">
            <text:p>Inc by +2</text:p>
          </table:table-cell>
          <table:table-cell office:value-type="float" office:value="5.18594357479" calcext:value-type="float">
            <text:p>5.1859435748</text:p>
          </table:table-cell>
          <table:table-cell office:value-type="float" office:value="11.1060299849" calcext:value-type="float">
            <text:p>11.1060299849</text:p>
          </table:table-cell>
          <table:table-cell office:value-type="float" office:value="14.4003011574" calcext:value-type="float">
            <text:p>14.4003011574</text:p>
          </table:table-cell>
          <table:table-cell office:value-type="float" office:value="24.4394366576" calcext:value-type="float">
            <text:p>24.4394366576</text:p>
          </table:table-cell>
          <table:table-cell office:value-type="float" office:value="36.5438167326" calcext:value-type="float">
            <text:p>36.5438167326</text:p>
          </table:table-cell>
          <table:table-cell office:value-type="float" office:value="57.2419105426" calcext:value-type="float">
            <text:p>57.2419105426</text:p>
          </table:table-cell>
          <table:table-cell office:value-type="float" office:value="79.3167906955" calcext:value-type="float">
            <text:p>79.3167906955</text:p>
          </table:table-cell>
          <table:table-cell office:value-type="float" office:value="104.402050764" calcext:value-type="float">
            <text:p>104.402050764</text:p>
          </table:table-cell>
          <table:table-cell office:value-type="float" office:value="145.259778209" calcext:value-type="float">
            <text:p>145.259778209</text:p>
          </table:table-cell>
          <table:table-cell office:value-type="float" office:value="214.204164239" calcext:value-type="float">
            <text:p>214.204164239</text:p>
          </table:table-cell>
          <table:table-cell office:value-type="float" office:value="464.600824081" calcext:value-type="float">
            <text:p>464.600824081</text:p>
          </table:table-cell>
          <table:table-cell office:value-type="float" office:value="1412.04069346" calcext:value-type="float">
            <text:p>1412.04069346</text:p>
          </table:table-cell>
          <table:table-cell office:value-type="float" office:value="2852.70159409" calcext:value-type="float">
            <text:p>2852.70159409</text:p>
          </table:table-cell>
        </table:table-row>
        <table:table-row table:style-name="ro1">
          <table:table-cell/>
          <table:table-cell office:value-type="string" calcext:value-type="string">
            <text:p>Inc by *2</text:p>
          </table:table-cell>
          <table:table-cell office:value-type="float" office:value="5.18176814411" calcext:value-type="float">
            <text:p>5.1817681441</text:p>
          </table:table-cell>
          <table:table-cell office:value-type="float" office:value="15.7460883036" calcext:value-type="float">
            <text:p>15.7460883036</text:p>
          </table:table-cell>
          <table:table-cell office:value-type="float" office:value="25.9099161577" calcext:value-type="float">
            <text:p>25.9099161577</text:p>
          </table:table-cell>
          <table:table-cell office:value-type="float" office:value="53.1792149299" calcext:value-type="float">
            <text:p>53.1792149299</text:p>
          </table:table-cell>
          <table:table-cell office:value-type="float" office:value="73.4891635081" calcext:value-type="float">
            <text:p>73.4891635081</text:p>
          </table:table-cell>
          <table:table-cell office:value-type="float" office:value="89.7864811712" calcext:value-type="float">
            <text:p>89.7864811712</text:p>
          </table:table-cell>
          <table:table-cell office:value-type="float" office:value="104.852694571" calcext:value-type="float">
            <text:p>104.852694571</text:p>
          </table:table-cell>
          <table:table-cell office:value-type="float" office:value="124.689094261" calcext:value-type="float">
            <text:p>124.689094261</text:p>
          </table:table-cell>
          <table:table-cell office:value-type="float" office:value="158.857748191" calcext:value-type="float">
            <text:p>158.857748191</text:p>
          </table:table-cell>
          <table:table-cell office:value-type="float" office:value="237.484874646" calcext:value-type="float">
            <text:p>237.484874646</text:p>
          </table:table-cell>
          <table:table-cell office:value-type="float" office:value="454.596790782" calcext:value-type="float">
            <text:p>454.596790782</text:p>
          </table:table-cell>
          <table:table-cell office:value-type="float" office:value="1378.0848737" calcext:value-type="float">
            <text:p>1378.0848737</text:p>
          </table:table-cell>
          <table:table-cell office:value-type="float" office:value="2904.92120985" calcext:value-type="float">
            <text:p>2904.921209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1" loext:min-decimal-places="1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8">00/00/0000</text:date>, <text:time style:data-style-name="N2" text:time-value="16:58:12.8174471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8T12:39:31.839075651</meta:creation-date>
    <meta:generator>LibreOffice/5.1.6.2$Linux_X86_64 LibreOffice_project/10m0$Build-2</meta:generator>
    <dc:date>2019-08-18T15:42:17.278417994</dc:date>
    <meta:editing-duration>PT41M13S</meta:editing-duration>
    <meta:editing-cycles>16</meta:editing-cycles>
    <meta:document-statistic meta:table-count="3" meta:cell-count="904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19cm" svg:height="8.994cm" xlink:href=".." xlink:type="simple" chart:class="chart:scatter" chart:row-mapping="0 1 2 3 4 5 6 7 8 9 10" chart:style-name="ch1">
        <chart:title svg:x="7.308cm" svg:y="0.315cm" chart:style-name="ch2">
          <text:p>S=0.2</text:p>
        </chart:title>
        <chart:legend chart:legend-position="end" svg:x="12.911cm" svg:y="1.752cm" style:legend-expansion="high" chart:style-name="ch3"/>
        <chart:plot-area chart:style-name="ch4" table:cell-range-address="'inc, dec (different sigmas)'.B8:'inc, dec (different sigmas)'.O19" chart:data-source-has-labels="both" svg:x="0.32cm" svg:y="1.299cm" svg:width="12.271cm" svg:height="7.516cm">
          <chartooo:coordinate-region svg:x="1.206cm" svg:y="1.494cm" svg:width="10.907cm" svg:height="6.682cm"/>
          <chart:axis chart:dimension="x" chart:name="primary-x" chart:style-name="ch5" chartooo:axis-type="auto">
            <chart:categories table:cell-range-address="'inc, dec (different sigmas)'.C8:'inc, dec (different sigmas)'.O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inc, dec (different sigmas)'.C9:'inc, dec (different sigmas)'.O9" chart:label-cell-address="'inc, dec (different sigmas)'.B9:'inc, dec (different sigmas)'.B9" chart:class="chart:scatter">
            <chart:domain table:cell-range-address="'inc, dec (different sigmas)'.C8:'inc, dec (different sigmas)'.O8"/>
            <chart:data-point chart:repeated="13"/>
          </chart:series>
          <chart:series chart:style-name="ch9" chart:values-cell-range-address="'inc, dec (different sigmas)'.C10:'inc, dec (different sigmas)'.O10" chart:label-cell-address="'inc, dec (different sigmas)'.B10:'inc, dec (different sigmas)'.B10" chart:class="chart:scatter">
            <chart:data-point chart:repeated="13"/>
          </chart:series>
          <chart:series chart:style-name="ch10" chart:values-cell-range-address="'inc, dec (different sigmas)'.C11:'inc, dec (different sigmas)'.O11" chart:label-cell-address="'inc, dec (different sigmas)'.B11:'inc, dec (different sigmas)'.B11" chart:class="chart:scatter">
            <chart:data-point chart:repeated="13"/>
          </chart:series>
          <chart:series chart:style-name="ch11" chart:values-cell-range-address="'inc, dec (different sigmas)'.C12:'inc, dec (different sigmas)'.O12" chart:label-cell-address="'inc, dec (different sigmas)'.B12:'inc, dec (different sigmas)'.B12" chart:class="chart:scatter">
            <chart:data-point chart:repeated="13"/>
          </chart:series>
          <chart:series chart:style-name="ch12" chart:values-cell-range-address="'inc, dec (different sigmas)'.C13:'inc, dec (different sigmas)'.O13" chart:label-cell-address="'inc, dec (different sigmas)'.B13:'inc, dec (different sigmas)'.B13" chart:class="chart:scatter">
            <chart:data-point chart:repeated="13"/>
          </chart:series>
          <chart:series chart:style-name="ch13" chart:values-cell-range-address="'inc, dec (different sigmas)'.C14:'inc, dec (different sigmas)'.O14" chart:label-cell-address="'inc, dec (different sigmas)'.B14:'inc, dec (different sigmas)'.B14" chart:class="chart:scatter">
            <chart:data-point chart:repeated="13"/>
          </chart:series>
          <chart:series chart:style-name="ch14" chart:values-cell-range-address="'inc, dec (different sigmas)'.C15:'inc, dec (different sigmas)'.O15" chart:label-cell-address="'inc, dec (different sigmas)'.B15:'inc, dec (different sigmas)'.B15" chart:class="chart:scatter">
            <chart:data-point chart:repeated="13"/>
          </chart:series>
          <chart:series chart:style-name="ch15" chart:values-cell-range-address="'inc, dec (different sigmas)'.C16:'inc, dec (different sigmas)'.O16" chart:label-cell-address="'inc, dec (different sigmas)'.B16:'inc, dec (different sigmas)'.B16" chart:class="chart:scatter">
            <chart:data-point chart:repeated="13"/>
          </chart:series>
          <chart:series chart:style-name="ch16" chart:values-cell-range-address="'inc, dec (different sigmas)'.C17:'inc, dec (different sigmas)'.O17" chart:label-cell-address="'inc, dec (different sigmas)'.B17:'inc, dec (different sigmas)'.B17" chart:class="chart:scatter">
            <chart:data-point chart:repeated="13"/>
          </chart:series>
          <chart:series chart:style-name="ch17" chart:values-cell-range-address="'inc, dec (different sigmas)'.C18:'inc, dec (different sigmas)'.O18" chart:label-cell-address="'inc, dec (different sigmas)'.B18:'inc, dec (different sigmas)'.B18" chart:class="chart:scatter">
            <chart:data-point chart:repeated="13"/>
          </chart:series>
          <chart:series chart:style-name="ch18" chart:values-cell-range-address="'inc, dec (different sigmas)'.C19:'inc, dec (different sigmas)'.O19" chart:label-cell-address="'inc, dec (different sigmas)'.B19:'inc, dec (different sigmas)'.B19" chart:class="chart:scatter">
            <chart:data-point chart:repeated="1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'inc, dec (different sigmas)'.C8:'inc, dec (different sigmas)'.O8</svg:desc>
                </draw:g>
              </table:table-cell>
              <table:table-cell office:value-type="float" office:value="0.001">
                <text:p>0.001</text:p>
              </table:table-cell>
              <table:table-cell office:value-type="float" office:value="0.0012">
                <text:p>0.0012</text:p>
              </table:table-cell>
              <table:table-cell office:value-type="float" office:value="0.0015">
                <text:p>0.0015</text:p>
              </table:table-cell>
              <table:table-cell office:value-type="float" office:value="0.0017">
                <text:p>0.0017</text:p>
              </table:table-cell>
              <table:table-cell office:value-type="float" office:value="0.0019">
                <text:p>0.0019</text:p>
              </table:table-cell>
              <table:table-cell office:value-type="float" office:value="0.0021">
                <text:p>0.0021</text:p>
              </table:table-cell>
              <table:table-cell office:value-type="float" office:value="0.0023">
                <text:p>0.0023</text:p>
              </table:table-cell>
              <table:table-cell office:value-type="float" office:value="0.0026">
                <text:p>0.0026</text:p>
              </table:table-cell>
              <table:table-cell office:value-type="float" office:value="0.003">
                <text:p>0.003</text:p>
              </table:table-cell>
              <table:table-cell office:value-type="float" office:value="0.0035">
                <text:p>0.0035</text:p>
              </table:table-cell>
              <table:table-cell office:value-type="float" office:value="0.004">
                <text:p>0.004</text:p>
              </table:table-cell>
              <table:table-cell office:value-type="float" office:value="0.0045">
                <text:p>0.0045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0.0001">
                <text:p>0.0001</text:p>
                <draw:g>
                  <svg:desc>'inc, dec (different sigmas)'.C8:'inc, dec (different sigmas)'.O8</svg:desc>
                </draw:g>
              </table:table-cell>
              <table:table-cell office:value-type="float" office:value="0.001">
                <text:p>0.001</text:p>
              </table:table-cell>
              <table:table-cell office:value-type="float" office:value="0.0012">
                <text:p>0.0012</text:p>
              </table:table-cell>
              <table:table-cell office:value-type="float" office:value="0.0015">
                <text:p>0.0015</text:p>
              </table:table-cell>
              <table:table-cell office:value-type="float" office:value="0.0017">
                <text:p>0.0017</text:p>
              </table:table-cell>
              <table:table-cell office:value-type="float" office:value="0.0019">
                <text:p>0.0019</text:p>
              </table:table-cell>
              <table:table-cell office:value-type="float" office:value="0.0021">
                <text:p>0.0021</text:p>
              </table:table-cell>
              <table:table-cell office:value-type="float" office:value="0.0023">
                <text:p>0.0023</text:p>
              </table:table-cell>
              <table:table-cell office:value-type="float" office:value="0.0026">
                <text:p>0.0026</text:p>
              </table:table-cell>
              <table:table-cell office:value-type="float" office:value="0.003">
                <text:p>0.003</text:p>
              </table:table-cell>
              <table:table-cell office:value-type="float" office:value="0.0035">
                <text:p>0.0035</text:p>
              </table:table-cell>
              <table:table-cell office:value-type="float" office:value="0.004">
                <text:p>0.004</text:p>
              </table:table-cell>
              <table:table-cell office:value-type="float" office:value="0.0045">
                <text:p>0.0045</text:p>
              </table:table-cell>
            </table:table-row>
            <table:table-row>
              <table:table-cell office:value-type="string">
                <text:p>brs_non_p</text:p>
                <draw:g>
                  <svg:desc>'inc, dec (different sigmas)'.B9:'inc, dec (different sigmas)'.B9</svg:desc>
                </draw:g>
              </table:table-cell>
              <table:table-cell office:value-type="float" office:value="5.12917086832">
                <text:p>5.12917086832</text:p>
                <draw:g>
                  <svg:desc>'inc, dec (different sigmas)'.C9:'inc, dec (different sigmas)'.O9</svg:desc>
                </draw:g>
              </table:table-cell>
              <table:table-cell office:value-type="float" office:value="8.13678010805">
                <text:p>8.13678010805</text:p>
              </table:table-cell>
              <table:table-cell office:value-type="float" office:value="10.0191057943">
                <text:p>10.0191057943</text:p>
              </table:table-cell>
              <table:table-cell office:value-type="float" office:value="15.9966281979">
                <text:p>15.9966281979</text:p>
              </table:table-cell>
              <table:table-cell office:value-type="float" office:value="40.5528127208">
                <text:p>40.5528127208</text:p>
              </table:table-cell>
              <table:table-cell office:value-type="float" office:value="859.140312428">
                <text:p>859.140312428</text:p>
              </table:table-cell>
              <table:table-cell office:value-type="float" office:value="3019.76798638">
                <text:p>3019.76798638</text:p>
              </table:table-cell>
              <table:table-cell office:value-type="float" office:value="5900.41881423">
                <text:p>5900.41881423</text:p>
              </table:table-cell>
              <table:table-cell office:value-type="float" office:value="9543.94232971">
                <text:p>9543.94232971</text:p>
              </table:table-cell>
              <table:table-cell office:value-type="float" office:value="12982.8559104">
                <text:p>12982.8559104</text:p>
              </table:table-cell>
              <table:table-cell office:value-type="float" office:value="17060.6301547">
                <text:p>17060.6301547</text:p>
              </table:table-cell>
              <table:table-cell office:value-type="float" office:value="18186.6324279">
                <text:p>18186.6324279</text:p>
              </table:table-cell>
              <table:table-cell office:value-type="float" office:value="19748.2416925">
                <text:p>19748.2416925</text:p>
              </table:table-cell>
            </table:table-row>
            <table:table-row>
              <table:table-cell office:value-type="string">
                <text:p>token</text:p>
                <draw:g>
                  <svg:desc>'inc, dec (different sigmas)'.B10:'inc, dec (different sigmas)'.B10</svg:desc>
                </draw:g>
              </table:table-cell>
              <table:table-cell office:value-type="float" office:value="36.8846444891">
                <text:p>36.8846444891</text:p>
                <draw:g>
                  <svg:desc>'inc, dec (different sigmas)'.C10:'inc, dec (different sigmas)'.O10</svg:desc>
                </draw:g>
              </table:table-cell>
              <table:table-cell office:value-type="float" office:value="56.13091911">
                <text:p>56.13091911</text:p>
              </table:table-cell>
              <table:table-cell office:value-type="float" office:value="64.6237333333">
                <text:p>64.6237333333</text:p>
              </table:table-cell>
              <table:table-cell office:value-type="float" office:value="81.7304773076">
                <text:p>81.7304773076</text:p>
              </table:table-cell>
              <table:table-cell office:value-type="float" office:value="100.982831386">
                <text:p>100.982831386</text:p>
              </table:table-cell>
              <table:table-cell office:value-type="float" office:value="147.685042582">
                <text:p>147.685042582</text:p>
              </table:table-cell>
              <table:table-cell office:value-type="float" office:value="249.91460057">
                <text:p>249.91460057</text:p>
              </table:table-cell>
              <table:table-cell office:value-type="float" office:value="647.444977349">
                <text:p>647.444977349</text:p>
              </table:table-cell>
              <table:table-cell office:value-type="float" office:value="2668.86501141">
                <text:p>2668.86501141</text:p>
              </table:table-cell>
              <table:table-cell office:value-type="float" office:value="5344.59800187">
                <text:p>5344.59800187</text:p>
              </table:table-cell>
              <table:table-cell office:value-type="float" office:value="8101.64894098">
                <text:p>8101.64894098</text:p>
              </table:table-cell>
              <table:table-cell office:value-type="float" office:value="10311.8195514">
                <text:p>10311.8195514</text:p>
              </table:table-cell>
              <table:table-cell office:value-type="float" office:value="11891.0632532">
                <text:p>11891.0632532</text:p>
              </table:table-cell>
            </table:table-row>
            <table:table-row>
              <table:table-cell office:value-type="string">
                <text:p>+1, to 1</text:p>
                <draw:g>
                  <svg:desc>'inc, dec (different sigmas)'.B11:'inc, dec (different sigmas)'.B11</svg:desc>
                </draw:g>
              </table:table-cell>
              <table:table-cell office:value-type="float" office:value="5.2189994249">
                <text:p>5.2189994249</text:p>
                <draw:g>
                  <svg:desc>'inc, dec (different sigmas)'.C11:'inc, dec (different sigmas)'.O11</svg:desc>
                </draw:g>
              </table:table-cell>
              <table:table-cell office:value-type="float" office:value="12.7828403337">
                <text:p>12.7828403337</text:p>
              </table:table-cell>
              <table:table-cell office:value-type="float" office:value="17.6033754298">
                <text:p>17.6033754298</text:p>
              </table:table-cell>
              <table:table-cell office:value-type="float" office:value="26.3164406807">
                <text:p>26.3164406807</text:p>
              </table:table-cell>
              <table:table-cell office:value-type="float" office:value="41.1117422946">
                <text:p>41.1117422946</text:p>
              </table:table-cell>
              <table:table-cell office:value-type="float" office:value="67.1698590232">
                <text:p>67.1698590232</text:p>
              </table:table-cell>
              <table:table-cell office:value-type="float" office:value="135.69290615">
                <text:p>135.69290615</text:p>
              </table:table-cell>
              <table:table-cell office:value-type="float" office:value="1009.32278019">
                <text:p>1009.32278019</text:p>
              </table:table-cell>
              <table:table-cell office:value-type="float" office:value="3650.46508254">
                <text:p>3650.46508254</text:p>
              </table:table-cell>
              <table:table-cell office:value-type="float" office:value="6590.7107931">
                <text:p>6590.7107931</text:p>
              </table:table-cell>
              <table:table-cell office:value-type="float" office:value="9272.1234638">
                <text:p>9272.1234638</text:p>
              </table:table-cell>
              <table:table-cell office:value-type="float" office:value="11630.0918948">
                <text:p>11630.0918948</text:p>
              </table:table-cell>
              <table:table-cell office:value-type="float" office:value="13607.0706728">
                <text:p>13607.0706728</text:p>
              </table:table-cell>
            </table:table-row>
            <table:table-row>
              <table:table-cell office:value-type="string">
                <text:p>+2, to 1</text:p>
                <draw:g>
                  <svg:desc>'inc, dec (different sigmas)'.B12:'inc, dec (different sigmas)'.B12</svg:desc>
                </draw:g>
              </table:table-cell>
              <table:table-cell office:value-type="float" office:value="5.17388702539">
                <text:p>5.17388702539</text:p>
                <draw:g>
                  <svg:desc>'inc, dec (different sigmas)'.C12:'inc, dec (different sigmas)'.O12</svg:desc>
                </draw:g>
              </table:table-cell>
              <table:table-cell office:value-type="float" office:value="10.9367321812">
                <text:p>10.9367321812</text:p>
              </table:table-cell>
              <table:table-cell office:value-type="float" office:value="14.503060961">
                <text:p>14.503060961</text:p>
              </table:table-cell>
              <table:table-cell office:value-type="float" office:value="25.0229059404">
                <text:p>25.0229059404</text:p>
              </table:table-cell>
              <table:table-cell office:value-type="float" office:value="36.6200089149">
                <text:p>36.6200089149</text:p>
              </table:table-cell>
              <table:table-cell office:value-type="float" office:value="96.325736409">
                <text:p>96.325736409</text:p>
              </table:table-cell>
              <table:table-cell office:value-type="float" office:value="656.621948076">
                <text:p>656.621948076</text:p>
              </table:table-cell>
              <table:table-cell office:value-type="float" office:value="2327.21848134">
                <text:p>2327.21848134</text:p>
              </table:table-cell>
              <table:table-cell office:value-type="float" office:value="5393.82765916">
                <text:p>5393.82765916</text:p>
              </table:table-cell>
              <table:table-cell office:value-type="float" office:value="8298.88576144">
                <text:p>8298.88576144</text:p>
              </table:table-cell>
              <table:table-cell office:value-type="float" office:value="10414.4182192">
                <text:p>10414.4182192</text:p>
              </table:table-cell>
              <table:table-cell office:value-type="float" office:value="13186.6395814">
                <text:p>13186.6395814</text:p>
              </table:table-cell>
              <table:table-cell office:value-type="float" office:value="14704.1356092">
                <text:p>14704.1356092</text:p>
              </table:table-cell>
            </table:table-row>
            <table:table-row>
              <table:table-cell office:value-type="string">
                <text:p>*2, to 1</text:p>
                <draw:g>
                  <svg:desc>'inc, dec (different sigmas)'.B13:'inc, dec (different sigmas)'.B13</svg:desc>
                </draw:g>
              </table:table-cell>
              <table:table-cell office:value-type="float" office:value="5.16089673008">
                <text:p>5.16089673008</text:p>
                <draw:g>
                  <svg:desc>'inc, dec (different sigmas)'.C13:'inc, dec (different sigmas)'.O13</svg:desc>
                </draw:g>
              </table:table-cell>
              <table:table-cell office:value-type="float" office:value="14.8624264208">
                <text:p>14.8624264208</text:p>
              </table:table-cell>
              <table:table-cell office:value-type="float" office:value="23.8656765742">
                <text:p>23.8656765742</text:p>
              </table:table-cell>
              <table:table-cell office:value-type="float" office:value="68.6300071605">
                <text:p>68.6300071605</text:p>
              </table:table-cell>
              <table:table-cell office:value-type="float" office:value="122.716486871">
                <text:p>122.716486871</text:p>
              </table:table-cell>
              <table:table-cell office:value-type="float" office:value="242.181972661">
                <text:p>242.181972661</text:p>
              </table:table-cell>
              <table:table-cell office:value-type="float" office:value="1115.29855735">
                <text:p>1115.29855735</text:p>
              </table:table-cell>
              <table:table-cell office:value-type="float" office:value="2788.94005737">
                <text:p>2788.94005737</text:p>
              </table:table-cell>
              <table:table-cell office:value-type="float" office:value="6839.63038625">
                <text:p>6839.63038625</text:p>
              </table:table-cell>
              <table:table-cell office:value-type="float" office:value="9508.61071457">
                <text:p>9508.61071457</text:p>
              </table:table-cell>
              <table:table-cell office:value-type="float" office:value="12296.7854848">
                <text:p>12296.7854848</text:p>
              </table:table-cell>
              <table:table-cell office:value-type="float" office:value="14292.5463875">
                <text:p>14292.5463875</text:p>
              </table:table-cell>
              <table:table-cell office:value-type="float" office:value="15889.6920222">
                <text:p>15889.6920222</text:p>
              </table:table-cell>
            </table:table-row>
            <table:table-row>
              <table:table-cell office:value-type="string">
                <text:p>+1, 1/2</text:p>
                <draw:g>
                  <svg:desc>'inc, dec (different sigmas)'.B14:'inc, dec (different sigmas)'.B14</svg:desc>
                </draw:g>
              </table:table-cell>
              <table:table-cell office:value-type="float" office:value="5.1464192271">
                <text:p>5.1464192271</text:p>
                <draw:g>
                  <svg:desc>'inc, dec (different sigmas)'.C14:'inc, dec (different sigmas)'.O14</svg:desc>
                </draw:g>
              </table:table-cell>
              <table:table-cell office:value-type="float" office:value="9.78400485733">
                <text:p>9.78400485733</text:p>
              </table:table-cell>
              <table:table-cell office:value-type="float" office:value="11.9740978521">
                <text:p>11.9740978521</text:p>
              </table:table-cell>
              <table:table-cell office:value-type="float" office:value="18.5969510425">
                <text:p>18.5969510425</text:p>
              </table:table-cell>
              <table:table-cell office:value-type="float" office:value="27.1508222525">
                <text:p>27.1508222525</text:p>
              </table:table-cell>
              <table:table-cell office:value-type="float" office:value="45.8317097038">
                <text:p>45.8317097038</text:p>
              </table:table-cell>
              <table:table-cell office:value-type="float" office:value="434.646587057">
                <text:p>434.646587057</text:p>
              </table:table-cell>
              <table:table-cell office:value-type="float" office:value="1259.43389045">
                <text:p>1259.43389045</text:p>
              </table:table-cell>
              <table:table-cell office:value-type="float" office:value="4361.9543158">
                <text:p>4361.9543158</text:p>
              </table:table-cell>
              <table:table-cell office:value-type="float" office:value="7479.51927254">
                <text:p>7479.51927254</text:p>
              </table:table-cell>
              <table:table-cell office:value-type="float" office:value="10825.061379">
                <text:p>10825.061379</text:p>
              </table:table-cell>
              <table:table-cell office:value-type="float" office:value="12976.1026362">
                <text:p>12976.1026362</text:p>
              </table:table-cell>
              <table:table-cell office:value-type="float" office:value="14912.2286619">
                <text:p>14912.2286619</text:p>
              </table:table-cell>
            </table:table-row>
            <table:table-row>
              <table:table-cell office:value-type="string">
                <text:p>+2, 1/2</text:p>
                <draw:g>
                  <svg:desc>'inc, dec (different sigmas)'.B15:'inc, dec (different sigmas)'.B15</svg:desc>
                </draw:g>
              </table:table-cell>
              <table:table-cell office:value-type="float" office:value="5.12832938982">
                <text:p>5.12832938982</text:p>
                <draw:g>
                  <svg:desc>'inc, dec (different sigmas)'.C15:'inc, dec (different sigmas)'.O15</svg:desc>
                </draw:g>
              </table:table-cell>
              <table:table-cell office:value-type="float" office:value="8.65831791815">
                <text:p>8.65831791815</text:p>
              </table:table-cell>
              <table:table-cell office:value-type="float" office:value="12.2557786055">
                <text:p>12.2557786055</text:p>
              </table:table-cell>
              <table:table-cell office:value-type="float" office:value="17.7953562008">
                <text:p>17.7953562008</text:p>
              </table:table-cell>
              <table:table-cell office:value-type="float" office:value="30.6428723079">
                <text:p>30.6428723079</text:p>
              </table:table-cell>
              <table:table-cell office:value-type="float" office:value="60.7230729463">
                <text:p>60.7230729463</text:p>
              </table:table-cell>
              <table:table-cell office:value-type="float" office:value="537.163502807">
                <text:p>537.163502807</text:p>
              </table:table-cell>
              <table:table-cell office:value-type="float" office:value="3425.10826572">
                <text:p>3425.10826572</text:p>
              </table:table-cell>
              <table:table-cell office:value-type="float" office:value="6691.27076523">
                <text:p>6691.27076523</text:p>
              </table:table-cell>
              <table:table-cell office:value-type="float" office:value="9077.09894185">
                <text:p>9077.09894185</text:p>
              </table:table-cell>
              <table:table-cell office:value-type="float" office:value="12707.7100014">
                <text:p>12707.7100014</text:p>
              </table:table-cell>
              <table:table-cell office:value-type="float" office:value="15702.2167229">
                <text:p>15702.2167229</text:p>
              </table:table-cell>
              <table:table-cell office:value-type="float" office:value="17706.0924309">
                <text:p>17706.0924309</text:p>
              </table:table-cell>
            </table:table-row>
            <table:table-row>
              <table:table-cell office:value-type="string">
                <text:p>*2, ½</text:p>
                <draw:g>
                  <svg:desc>'inc, dec (different sigmas)'.B16:'inc, dec (different sigmas)'.B16</svg:desc>
                </draw:g>
              </table:table-cell>
              <table:table-cell office:value-type="float" office:value="5.72652312113">
                <text:p>5.72652312113</text:p>
                <draw:g>
                  <svg:desc>'inc, dec (different sigmas)'.C16:'inc, dec (different sigmas)'.O16</svg:desc>
                </draw:g>
              </table:table-cell>
              <table:table-cell office:value-type="float" office:value="342.141702491">
                <text:p>342.141702491</text:p>
              </table:table-cell>
              <table:table-cell office:value-type="float" office:value="981.311240773">
                <text:p>981.311240773</text:p>
              </table:table-cell>
              <table:table-cell office:value-type="float" office:value="4818.04385056">
                <text:p>4818.04385056</text:p>
              </table:table-cell>
              <table:table-cell office:value-type="float" office:value="8691.0415797">
                <text:p>8691.0415797</text:p>
              </table:table-cell>
              <table:table-cell office:value-type="float" office:value="11271.7338835">
                <text:p>11271.7338835</text:p>
              </table:table-cell>
              <table:table-cell office:value-type="float" office:value="13695.1096357">
                <text:p>13695.1096357</text:p>
              </table:table-cell>
              <table:table-cell office:value-type="float" office:value="15771.0948199">
                <text:p>15771.0948199</text:p>
              </table:table-cell>
              <table:table-cell office:value-type="float" office:value="18536.7949575">
                <text:p>18536.7949575</text:p>
              </table:table-cell>
              <table:table-cell office:value-type="float" office:value="21738.5190234">
                <text:p>21738.5190234</text:p>
              </table:table-cell>
              <table:table-cell office:value-type="float" office:value="24240.4710095">
                <text:p>24240.4710095</text:p>
              </table:table-cell>
              <table:table-cell office:value-type="float" office:value="26963.082015">
                <text:p>26963.082015</text:p>
              </table:table-cell>
              <table:table-cell office:value-type="float" office:value="28333.1910432">
                <text:p>28333.1910432</text:p>
              </table:table-cell>
            </table:table-row>
            <table:table-row>
              <table:table-cell office:value-type="string">
                <text:p>+1, -1</text:p>
                <draw:g>
                  <svg:desc>'inc, dec (different sigmas)'.B17:'inc, dec (different sigmas)'.B17</svg:desc>
                </draw:g>
              </table:table-cell>
              <table:table-cell office:value-type="float" office:value="5.70863702447">
                <text:p>5.70863702447</text:p>
                <draw:g>
                  <svg:desc>'inc, dec (different sigmas)'.C17:'inc, dec (different sigmas)'.O17</svg:desc>
                </draw:g>
              </table:table-cell>
              <table:table-cell office:value-type="float" office:value="339.668053389">
                <text:p>339.668053389</text:p>
              </table:table-cell>
              <table:table-cell office:value-type="float" office:value="882.095277544">
                <text:p>882.095277544</text:p>
              </table:table-cell>
              <table:table-cell office:value-type="float" office:value="5352.60722784">
                <text:p>5352.60722784</text:p>
              </table:table-cell>
              <table:table-cell office:value-type="float" office:value="8616.02567754">
                <text:p>8616.02567754</text:p>
              </table:table-cell>
              <table:table-cell office:value-type="float" office:value="11191.4601695">
                <text:p>11191.4601695</text:p>
              </table:table-cell>
              <table:table-cell office:value-type="float" office:value="13407.6571821">
                <text:p>13407.6571821</text:p>
              </table:table-cell>
              <table:table-cell office:value-type="float" office:value="15794.0608632">
                <text:p>15794.0608632</text:p>
              </table:table-cell>
              <table:table-cell office:value-type="float" office:value="18688.4200618">
                <text:p>18688.4200618</text:p>
              </table:table-cell>
              <table:table-cell office:value-type="float" office:value="21585.2277126">
                <text:p>21585.2277126</text:p>
              </table:table-cell>
              <table:table-cell office:value-type="float" office:value="24712.0801605">
                <text:p>24712.0801605</text:p>
              </table:table-cell>
              <table:table-cell office:value-type="float" office:value="26878.6598953">
                <text:p>26878.6598953</text:p>
              </table:table-cell>
              <table:table-cell office:value-type="float" office:value="28640.5931433">
                <text:p>28640.5931433</text:p>
              </table:table-cell>
            </table:table-row>
            <table:table-row>
              <table:table-cell office:value-type="string">
                <text:p>+2, -1</text:p>
                <draw:g>
                  <svg:desc>'inc, dec (different sigmas)'.B18:'inc, dec (different sigmas)'.B18</svg:desc>
                </draw:g>
              </table:table-cell>
              <table:table-cell office:value-type="float" office:value="NaN">
                <text:p>NaN</text:p>
                <draw:g>
                  <svg:desc>'inc, dec (different sigmas)'.C18:'inc, dec (different sigmas)'.O1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*2, -1</text:p>
                <draw:g>
                  <svg:desc>'inc, dec (different sigmas)'.B19:'inc, dec (different sigmas)'.B19</svg:desc>
                </draw:g>
              </table:table-cell>
              <table:table-cell office:value-type="float" office:value="1030.69000202">
                <text:p>1030.69000202</text:p>
                <draw:g>
                  <svg:desc>'inc, dec (different sigmas)'.C19:'inc, dec (different sigmas)'.O19</svg:desc>
                </draw:g>
              </table:table-cell>
              <table:table-cell office:value-type="float" office:value="567878.293524">
                <text:p>567878.293524</text:p>
              </table:table-cell>
              <table:table-cell office:value-type="float" office:value="169831.794875">
                <text:p>169831.794875</text:p>
              </table:table-cell>
              <table:table-cell office:value-type="float" office:value="276859.661123">
                <text:p>276859.661123</text:p>
              </table:table-cell>
              <table:table-cell office:value-type="float" office:value="252041.221929">
                <text:p>252041.221929</text:p>
              </table:table-cell>
              <table:table-cell office:value-type="float" office:value="407621.64404">
                <text:p>407621.64404</text:p>
              </table:table-cell>
              <table:table-cell office:value-type="float" office:value="405058.177417">
                <text:p>405058.177417</text:p>
              </table:table-cell>
              <table:table-cell office:value-type="float" office:value="348166.236574">
                <text:p>348166.236574</text:p>
              </table:table-cell>
              <table:table-cell office:value-type="float" office:value="298171.416019">
                <text:p>298171.416019</text:p>
              </table:table-cell>
              <table:table-cell office:value-type="float" office:value="294290.839884">
                <text:p>294290.839884</text:p>
              </table:table-cell>
              <table:table-cell office:value-type="float" office:value="571367.070338">
                <text:p>571367.070338</text:p>
              </table:table-cell>
              <table:table-cell office:value-type="float" office:value="573276.368559">
                <text:p>573276.368559</text:p>
              </table:table-cell>
              <table:table-cell office:value-type="float" office:value="497813.80294">
                <text:p>497813.802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18cm" svg:height="8.994cm" xlink:href=".." xlink:type="simple" chart:class="chart:scatter" chart:row-mapping="0 1 2 3 4 5 6 7 8 9 10" chart:style-name="ch1">
        <chart:title svg:x="7.308cm" svg:y="0.315cm" chart:style-name="ch2">
          <text:p>S=0.5</text:p>
        </chart:title>
        <chart:legend chart:legend-position="end" svg:x="12.91cm" svg:y="1.752cm" style:legend-expansion="high" chart:style-name="ch3"/>
        <chart:plot-area chart:style-name="ch4" table:cell-range-address="'inc, dec (different sigmas)'.B24:'inc, dec (different sigmas)'.O35" chart:data-source-has-labels="both" svg:x="0.32cm" svg:y="1.299cm" svg:width="12.27cm" svg:height="7.516cm">
          <chartooo:coordinate-region svg:x="1.206cm" svg:y="1.494cm" svg:width="10.906cm" svg:height="6.682cm"/>
          <chart:axis chart:dimension="x" chart:name="primary-x" chart:style-name="ch5" chartooo:axis-type="auto">
            <chart:categories table:cell-range-address="'inc, dec (different sigmas)'.C24:'inc, dec (different sigmas)'.O2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inc, dec (different sigmas)'.C25:'inc, dec (different sigmas)'.O25" chart:label-cell-address="'inc, dec (different sigmas)'.B25:'inc, dec (different sigmas)'.B25" chart:class="chart:scatter">
            <chart:domain table:cell-range-address="'inc, dec (different sigmas)'.C24:'inc, dec (different sigmas)'.O24"/>
            <chart:data-point chart:repeated="13"/>
          </chart:series>
          <chart:series chart:style-name="ch9" chart:values-cell-range-address="'inc, dec (different sigmas)'.C26:'inc, dec (different sigmas)'.O26" chart:label-cell-address="'inc, dec (different sigmas)'.B26:'inc, dec (different sigmas)'.B26" chart:class="chart:scatter">
            <chart:data-point chart:repeated="13"/>
          </chart:series>
          <chart:series chart:style-name="ch10" chart:values-cell-range-address="'inc, dec (different sigmas)'.C27:'inc, dec (different sigmas)'.O27" chart:label-cell-address="'inc, dec (different sigmas)'.B27:'inc, dec (different sigmas)'.B27" chart:class="chart:scatter">
            <chart:data-point chart:repeated="13"/>
          </chart:series>
          <chart:series chart:style-name="ch11" chart:values-cell-range-address="'inc, dec (different sigmas)'.C28:'inc, dec (different sigmas)'.O28" chart:label-cell-address="'inc, dec (different sigmas)'.B28:'inc, dec (different sigmas)'.B28" chart:class="chart:scatter">
            <chart:data-point chart:repeated="13"/>
          </chart:series>
          <chart:series chart:style-name="ch12" chart:values-cell-range-address="'inc, dec (different sigmas)'.C29:'inc, dec (different sigmas)'.O29" chart:label-cell-address="'inc, dec (different sigmas)'.B29:'inc, dec (different sigmas)'.B29" chart:class="chart:scatter">
            <chart:data-point chart:repeated="13"/>
          </chart:series>
          <chart:series chart:style-name="ch13" chart:values-cell-range-address="'inc, dec (different sigmas)'.C30:'inc, dec (different sigmas)'.O30" chart:label-cell-address="'inc, dec (different sigmas)'.B30:'inc, dec (different sigmas)'.B30" chart:class="chart:scatter">
            <chart:data-point chart:repeated="13"/>
          </chart:series>
          <chart:series chart:style-name="ch14" chart:values-cell-range-address="'inc, dec (different sigmas)'.C31:'inc, dec (different sigmas)'.O31" chart:label-cell-address="'inc, dec (different sigmas)'.B31:'inc, dec (different sigmas)'.B31" chart:class="chart:scatter">
            <chart:data-point chart:repeated="13"/>
          </chart:series>
          <chart:series chart:style-name="ch15" chart:values-cell-range-address="'inc, dec (different sigmas)'.C32:'inc, dec (different sigmas)'.O32" chart:label-cell-address="'inc, dec (different sigmas)'.B32:'inc, dec (different sigmas)'.B32" chart:class="chart:scatter">
            <chart:data-point chart:repeated="13"/>
          </chart:series>
          <chart:series chart:style-name="ch16" chart:values-cell-range-address="'inc, dec (different sigmas)'.C33:'inc, dec (different sigmas)'.O33" chart:label-cell-address="'inc, dec (different sigmas)'.B33:'inc, dec (different sigmas)'.B33" chart:class="chart:scatter">
            <chart:data-point chart:repeated="13"/>
          </chart:series>
          <chart:series chart:style-name="ch17" chart:values-cell-range-address="'inc, dec (different sigmas)'.C34:'inc, dec (different sigmas)'.O34" chart:label-cell-address="'inc, dec (different sigmas)'.B34:'inc, dec (different sigmas)'.B34" chart:class="chart:scatter">
            <chart:data-point chart:repeated="13"/>
          </chart:series>
          <chart:series chart:style-name="ch18" chart:values-cell-range-address="'inc, dec (different sigmas)'.C35:'inc, dec (different sigmas)'.O35" chart:label-cell-address="'inc, dec (different sigmas)'.B35:'inc, dec (different sigmas)'.B35" chart:class="chart:scatter">
            <chart:data-point chart:repeated="1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'inc, dec (different sigmas)'.C24:'inc, dec (different sigmas)'.O24</svg:desc>
                </draw:g>
              </table:table-cell>
              <table:table-cell office:value-type="float" office:value="0.001">
                <text:p>0.001</text:p>
              </table:table-cell>
              <table:table-cell office:value-type="float" office:value="0.0012">
                <text:p>0.0012</text:p>
              </table:table-cell>
              <table:table-cell office:value-type="float" office:value="0.0015">
                <text:p>0.0015</text:p>
              </table:table-cell>
              <table:table-cell office:value-type="float" office:value="0.0017">
                <text:p>0.0017</text:p>
              </table:table-cell>
              <table:table-cell office:value-type="float" office:value="0.0019">
                <text:p>0.0019</text:p>
              </table:table-cell>
              <table:table-cell office:value-type="float" office:value="0.0021">
                <text:p>0.0021</text:p>
              </table:table-cell>
              <table:table-cell office:value-type="float" office:value="0.0023">
                <text:p>0.0023</text:p>
              </table:table-cell>
              <table:table-cell office:value-type="float" office:value="0.0026">
                <text:p>0.0026</text:p>
              </table:table-cell>
              <table:table-cell office:value-type="float" office:value="0.003">
                <text:p>0.003</text:p>
              </table:table-cell>
              <table:table-cell office:value-type="float" office:value="0.0035">
                <text:p>0.0035</text:p>
              </table:table-cell>
              <table:table-cell office:value-type="float" office:value="0.004">
                <text:p>0.004</text:p>
              </table:table-cell>
              <table:table-cell office:value-type="float" office:value="0.0045">
                <text:p>0.0045</text:p>
              </table:table-cell>
            </table:table-row>
          </table:table-header-rows>
          <table:table-rows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0.0001">
                <text:p>0.0001</text:p>
                <draw:g>
                  <svg:desc>'inc, dec (different sigmas)'.C24:'inc, dec (different sigmas)'.O24</svg:desc>
                </draw:g>
              </table:table-cell>
              <table:table-cell office:value-type="float" office:value="0.001">
                <text:p>0.001</text:p>
              </table:table-cell>
              <table:table-cell office:value-type="float" office:value="0.0012">
                <text:p>0.0012</text:p>
              </table:table-cell>
              <table:table-cell office:value-type="float" office:value="0.0015">
                <text:p>0.0015</text:p>
              </table:table-cell>
              <table:table-cell office:value-type="float" office:value="0.0017">
                <text:p>0.0017</text:p>
              </table:table-cell>
              <table:table-cell office:value-type="float" office:value="0.0019">
                <text:p>0.0019</text:p>
              </table:table-cell>
              <table:table-cell office:value-type="float" office:value="0.0021">
                <text:p>0.0021</text:p>
              </table:table-cell>
              <table:table-cell office:value-type="float" office:value="0.0023">
                <text:p>0.0023</text:p>
              </table:table-cell>
              <table:table-cell office:value-type="float" office:value="0.0026">
                <text:p>0.0026</text:p>
              </table:table-cell>
              <table:table-cell office:value-type="float" office:value="0.003">
                <text:p>0.003</text:p>
              </table:table-cell>
              <table:table-cell office:value-type="float" office:value="0.0035">
                <text:p>0.0035</text:p>
              </table:table-cell>
              <table:table-cell office:value-type="float" office:value="0.004">
                <text:p>0.004</text:p>
              </table:table-cell>
              <table:table-cell office:value-type="float" office:value="0.0045">
                <text:p>0.0045</text:p>
              </table:table-cell>
            </table:table-row>
            <table:table-row>
              <table:table-cell office:value-type="string">
                <text:p>brs_non_p</text:p>
                <draw:g>
                  <svg:desc>'inc, dec (different sigmas)'.B25:'inc, dec (different sigmas)'.B25</svg:desc>
                </draw:g>
              </table:table-cell>
              <table:table-cell office:value-type="float" office:value="5.12852433606">
                <text:p>5.12852433606</text:p>
                <draw:g>
                  <svg:desc>'inc, dec (different sigmas)'.C25:'inc, dec (different sigmas)'.O25</svg:desc>
                </draw:g>
              </table:table-cell>
              <table:table-cell office:value-type="float" office:value="8.14330931495">
                <text:p>8.14330931495</text:p>
              </table:table-cell>
              <table:table-cell office:value-type="float" office:value="9.82428529059">
                <text:p>9.82428529059</text:p>
              </table:table-cell>
              <table:table-cell office:value-type="float" office:value="16.7368673272">
                <text:p>16.7368673272</text:p>
              </table:table-cell>
              <table:table-cell office:value-type="float" office:value="47.8265949052">
                <text:p>47.8265949052</text:p>
              </table:table-cell>
              <table:table-cell office:value-type="float" office:value="918.309815739">
                <text:p>918.309815739</text:p>
              </table:table-cell>
              <table:table-cell office:value-type="float" office:value="4063.76088049">
                <text:p>4063.76088049</text:p>
              </table:table-cell>
              <table:table-cell office:value-type="float" office:value="8092.44519248">
                <text:p>8092.44519248</text:p>
              </table:table-cell>
              <table:table-cell office:value-type="float" office:value="11368.1893949">
                <text:p>11368.1893949</text:p>
              </table:table-cell>
              <table:table-cell office:value-type="float" office:value="15348.4978604">
                <text:p>15348.4978604</text:p>
              </table:table-cell>
              <table:table-cell office:value-type="float" office:value="18790.6294693">
                <text:p>18790.6294693</text:p>
              </table:table-cell>
              <table:table-cell office:value-type="float" office:value="20693.4187481">
                <text:p>20693.4187481</text:p>
              </table:table-cell>
              <table:table-cell office:value-type="float" office:value="21169.0350078">
                <text:p>21169.0350078</text:p>
              </table:table-cell>
            </table:table-row>
            <table:table-row>
              <table:table-cell office:value-type="string">
                <text:p>token</text:p>
                <draw:g>
                  <svg:desc>'inc, dec (different sigmas)'.B26:'inc, dec (different sigmas)'.B26</svg:desc>
                </draw:g>
              </table:table-cell>
              <table:table-cell office:value-type="float" office:value="36.517736662">
                <text:p>36.517736662</text:p>
                <draw:g>
                  <svg:desc>'inc, dec (different sigmas)'.C26:'inc, dec (different sigmas)'.O26</svg:desc>
                </draw:g>
              </table:table-cell>
              <table:table-cell office:value-type="float" office:value="47.878437056">
                <text:p>47.878437056</text:p>
              </table:table-cell>
              <table:table-cell office:value-type="float" office:value="51.2812090223">
                <text:p>51.2812090223</text:p>
              </table:table-cell>
              <table:table-cell office:value-type="float" office:value="59.1837839917">
                <text:p>59.1837839917</text:p>
              </table:table-cell>
              <table:table-cell office:value-type="float" office:value="64.4252939663">
                <text:p>64.4252939663</text:p>
              </table:table-cell>
              <table:table-cell office:value-type="float" office:value="71.4725109598">
                <text:p>71.4725109598</text:p>
              </table:table-cell>
              <table:table-cell office:value-type="float" office:value="81.5840392701">
                <text:p>81.5840392701</text:p>
              </table:table-cell>
              <table:table-cell office:value-type="float" office:value="92.6732891685">
                <text:p>92.6732891685</text:p>
              </table:table-cell>
              <table:table-cell office:value-type="float" office:value="120.569251128">
                <text:p>120.569251128</text:p>
              </table:table-cell>
              <table:table-cell office:value-type="float" office:value="220.999284088">
                <text:p>220.999284088</text:p>
              </table:table-cell>
              <table:table-cell office:value-type="float" office:value="1035.93449188">
                <text:p>1035.93449188</text:p>
              </table:table-cell>
              <table:table-cell office:value-type="float" office:value="2910.93486302">
                <text:p>2910.93486302</text:p>
              </table:table-cell>
              <table:table-cell office:value-type="float" office:value="4662.20616192">
                <text:p>4662.20616192</text:p>
              </table:table-cell>
            </table:table-row>
            <table:table-row>
              <table:table-cell office:value-type="string">
                <text:p>+1, to 1</text:p>
                <draw:g>
                  <svg:desc>'inc, dec (different sigmas)'.B27:'inc, dec (different sigmas)'.B27</svg:desc>
                </draw:g>
              </table:table-cell>
              <table:table-cell office:value-type="float" office:value="5.22893930607">
                <text:p>5.22893930607</text:p>
                <draw:g>
                  <svg:desc>'inc, dec (different sigmas)'.C27:'inc, dec (different sigmas)'.O27</svg:desc>
                </draw:g>
              </table:table-cell>
              <table:table-cell office:value-type="float" office:value="12.5931008084">
                <text:p>12.5931008084</text:p>
              </table:table-cell>
              <table:table-cell office:value-type="float" office:value="16.7608399046">
                <text:p>16.7608399046</text:p>
              </table:table-cell>
              <table:table-cell office:value-type="float" office:value="26.6741881701">
                <text:p>26.6741881701</text:p>
              </table:table-cell>
              <table:table-cell office:value-type="float" office:value="37.847572568">
                <text:p>37.847572568</text:p>
              </table:table-cell>
              <table:table-cell office:value-type="float" office:value="53.7323848497">
                <text:p>53.7323848497</text:p>
              </table:table-cell>
              <table:table-cell office:value-type="float" office:value="71.4686049169">
                <text:p>71.4686049169</text:p>
              </table:table-cell>
              <table:table-cell office:value-type="float" office:value="97.0079316929">
                <text:p>97.0079316929</text:p>
              </table:table-cell>
              <table:table-cell office:value-type="float" office:value="150.373785281">
                <text:p>150.373785281</text:p>
              </table:table-cell>
              <table:table-cell office:value-type="float" office:value="331.092832074">
                <text:p>331.092832074</text:p>
              </table:table-cell>
              <table:table-cell office:value-type="float" office:value="1467.88176756">
                <text:p>1467.88176756</text:p>
              </table:table-cell>
              <table:table-cell office:value-type="float" office:value="3228.01634456">
                <text:p>3228.01634456</text:p>
              </table:table-cell>
              <table:table-cell office:value-type="float" office:value="4966.24592109">
                <text:p>4966.24592109</text:p>
              </table:table-cell>
            </table:table-row>
            <table:table-row>
              <table:table-cell office:value-type="string">
                <text:p>+2, to 1</text:p>
                <draw:g>
                  <svg:desc>'inc, dec (different sigmas)'.B28:'inc, dec (different sigmas)'.B28</svg:desc>
                </draw:g>
              </table:table-cell>
              <table:table-cell office:value-type="float" office:value="5.16888905744">
                <text:p>5.16888905744</text:p>
                <draw:g>
                  <svg:desc>'inc, dec (different sigmas)'.C28:'inc, dec (different sigmas)'.O28</svg:desc>
                </draw:g>
              </table:table-cell>
              <table:table-cell office:value-type="float" office:value="10.7464630786">
                <text:p>10.7464630786</text:p>
              </table:table-cell>
              <table:table-cell office:value-type="float" office:value="14.2461829746">
                <text:p>14.2461829746</text:p>
              </table:table-cell>
              <table:table-cell office:value-type="float" office:value="24.360454396">
                <text:p>24.360454396</text:p>
              </table:table-cell>
              <table:table-cell office:value-type="float" office:value="37.7353992605">
                <text:p>37.7353992605</text:p>
              </table:table-cell>
              <table:table-cell office:value-type="float" office:value="60.7584538258">
                <text:p>60.7584538258</text:p>
              </table:table-cell>
              <table:table-cell office:value-type="float" office:value="92.3390303129">
                <text:p>92.3390303129</text:p>
              </table:table-cell>
              <table:table-cell office:value-type="float" office:value="122.268843835">
                <text:p>122.268843835</text:p>
              </table:table-cell>
              <table:table-cell office:value-type="float" office:value="191.595133117">
                <text:p>191.595133117</text:p>
              </table:table-cell>
              <table:table-cell office:value-type="float" office:value="534.458216844">
                <text:p>534.458216844</text:p>
              </table:table-cell>
              <table:table-cell office:value-type="float" office:value="1914.69242535">
                <text:p>1914.69242535</text:p>
              </table:table-cell>
              <table:table-cell office:value-type="float" office:value="3606.04676146">
                <text:p>3606.04676146</text:p>
              </table:table-cell>
              <table:table-cell office:value-type="float" office:value="5287.81613751">
                <text:p>5287.81613751</text:p>
              </table:table-cell>
            </table:table-row>
            <table:table-row>
              <table:table-cell office:value-type="string">
                <text:p>*2, to 1</text:p>
                <draw:g>
                  <svg:desc>'inc, dec (different sigmas)'.B29:'inc, dec (different sigmas)'.B29</svg:desc>
                </draw:g>
              </table:table-cell>
              <table:table-cell office:value-type="float" office:value="5.17793539107">
                <text:p>5.17793539107</text:p>
                <draw:g>
                  <svg:desc>'inc, dec (different sigmas)'.C29:'inc, dec (different sigmas)'.O29</svg:desc>
                </draw:g>
              </table:table-cell>
              <table:table-cell office:value-type="float" office:value="16.2670122576">
                <text:p>16.2670122576</text:p>
              </table:table-cell>
              <table:table-cell office:value-type="float" office:value="26.2869596577">
                <text:p>26.2869596577</text:p>
              </table:table-cell>
              <table:table-cell office:value-type="float" office:value="50.8359852484">
                <text:p>50.8359852484</text:p>
              </table:table-cell>
              <table:table-cell office:value-type="float" office:value="76.3240691428">
                <text:p>76.3240691428</text:p>
              </table:table-cell>
              <table:table-cell office:value-type="float" office:value="97.7441357324">
                <text:p>97.7441357324</text:p>
              </table:table-cell>
              <table:table-cell office:value-type="float" office:value="119.64271335">
                <text:p>119.64271335</text:p>
              </table:table-cell>
              <table:table-cell office:value-type="float" office:value="148.480357447">
                <text:p>148.480357447</text:p>
              </table:table-cell>
              <table:table-cell office:value-type="float" office:value="207.263502131">
                <text:p>207.263502131</text:p>
              </table:table-cell>
              <table:table-cell office:value-type="float" office:value="568.477283997">
                <text:p>568.477283997</text:p>
              </table:table-cell>
              <table:table-cell office:value-type="float" office:value="2087.32524076">
                <text:p>2087.32524076</text:p>
              </table:table-cell>
              <table:table-cell office:value-type="float" office:value="3909.5945256">
                <text:p>3909.5945256</text:p>
              </table:table-cell>
              <table:table-cell office:value-type="float" office:value="5532.04734612">
                <text:p>5532.04734612</text:p>
              </table:table-cell>
            </table:table-row>
            <table:table-row>
              <table:table-cell office:value-type="string">
                <text:p>+1, 1/2</text:p>
                <draw:g>
                  <svg:desc>'inc, dec (different sigmas)'.B30:'inc, dec (different sigmas)'.B30</svg:desc>
                </draw:g>
              </table:table-cell>
              <table:table-cell office:value-type="float" office:value="5.15216458524">
                <text:p>5.15216458524</text:p>
                <draw:g>
                  <svg:desc>'inc, dec (different sigmas)'.C30:'inc, dec (different sigmas)'.O30</svg:desc>
                </draw:g>
              </table:table-cell>
              <table:table-cell office:value-type="float" office:value="9.69397956276">
                <text:p>9.69397956276</text:p>
              </table:table-cell>
              <table:table-cell office:value-type="float" office:value="12.2222632037">
                <text:p>12.2222632037</text:p>
              </table:table-cell>
              <table:table-cell office:value-type="float" office:value="18.7592112019">
                <text:p>18.7592112019</text:p>
              </table:table-cell>
              <table:table-cell office:value-type="float" office:value="28.1020001589">
                <text:p>28.1020001589</text:p>
              </table:table-cell>
              <table:table-cell office:value-type="float" office:value="42.255251402">
                <text:p>42.255251402</text:p>
              </table:table-cell>
              <table:table-cell office:value-type="float" office:value="65.3087182079">
                <text:p>65.3087182079</text:p>
              </table:table-cell>
              <table:table-cell office:value-type="float" office:value="106.091199534">
                <text:p>106.091199534</text:p>
              </table:table-cell>
              <table:table-cell office:value-type="float" office:value="188.709491697">
                <text:p>188.709491697</text:p>
              </table:table-cell>
              <table:table-cell office:value-type="float" office:value="451.626433331">
                <text:p>451.626433331</text:p>
              </table:table-cell>
              <table:table-cell office:value-type="float" office:value="1839.34993772">
                <text:p>1839.34993772</text:p>
              </table:table-cell>
              <table:table-cell office:value-type="float" office:value="3631.00013101">
                <text:p>3631.00013101</text:p>
              </table:table-cell>
              <table:table-cell office:value-type="float" office:value="5239.41547514">
                <text:p>5239.41547514</text:p>
              </table:table-cell>
            </table:table-row>
            <table:table-row>
              <table:table-cell office:value-type="string">
                <text:p>+2, 1/2</text:p>
                <draw:g>
                  <svg:desc>'inc, dec (different sigmas)'.B31:'inc, dec (different sigmas)'.B31</svg:desc>
                </draw:g>
              </table:table-cell>
              <table:table-cell office:value-type="float" office:value="5.12987279827">
                <text:p>5.12987279827</text:p>
                <draw:g>
                  <svg:desc>'inc, dec (different sigmas)'.C31:'inc, dec (different sigmas)'.O31</svg:desc>
                </draw:g>
              </table:table-cell>
              <table:table-cell office:value-type="float" office:value="8.85889812717">
                <text:p>8.85889812717</text:p>
              </table:table-cell>
              <table:table-cell office:value-type="float" office:value="11.4713959043">
                <text:p>11.4713959043</text:p>
              </table:table-cell>
              <table:table-cell office:value-type="float" office:value="19.160117039">
                <text:p>19.160117039</text:p>
              </table:table-cell>
              <table:table-cell office:value-type="float" office:value="31.0495506152">
                <text:p>31.0495506152</text:p>
              </table:table-cell>
              <table:table-cell office:value-type="float" office:value="58.5220067141">
                <text:p>58.5220067141</text:p>
              </table:table-cell>
              <table:table-cell office:value-type="float" office:value="108.155637241">
                <text:p>108.155637241</text:p>
              </table:table-cell>
              <table:table-cell office:value-type="float" office:value="178.749792365">
                <text:p>178.749792365</text:p>
              </table:table-cell>
              <table:table-cell office:value-type="float" office:value="324.006507003">
                <text:p>324.006507003</text:p>
              </table:table-cell>
              <table:table-cell office:value-type="float" office:value="912.3815114">
                <text:p>912.3815114</text:p>
              </table:table-cell>
              <table:table-cell office:value-type="float" office:value="2653.31013442">
                <text:p>2653.31013442</text:p>
              </table:table-cell>
              <table:table-cell office:value-type="float" office:value="4454.21067351">
                <text:p>4454.21067351</text:p>
              </table:table-cell>
              <table:table-cell office:value-type="float" office:value="5628.47282976">
                <text:p>5628.47282976</text:p>
              </table:table-cell>
            </table:table-row>
            <table:table-row>
              <table:table-cell office:value-type="string">
                <text:p>*2, ½</text:p>
                <draw:g>
                  <svg:desc>'inc, dec (different sigmas)'.B32:'inc, dec (different sigmas)'.B32</svg:desc>
                </draw:g>
              </table:table-cell>
              <table:table-cell office:value-type="float" office:value="5.5827832294">
                <text:p>5.5827832294</text:p>
                <draw:g>
                  <svg:desc>'inc, dec (different sigmas)'.C32:'inc, dec (different sigmas)'.O32</svg:desc>
                </draw:g>
              </table:table-cell>
              <table:table-cell office:value-type="float" office:value="138.258457596">
                <text:p>138.258457596</text:p>
              </table:table-cell>
              <table:table-cell office:value-type="float" office:value="158.362458202">
                <text:p>158.362458202</text:p>
              </table:table-cell>
              <table:table-cell office:value-type="float" office:value="187.731036478">
                <text:p>187.731036478</text:p>
              </table:table-cell>
              <table:table-cell office:value-type="float" office:value="219.477372646">
                <text:p>219.477372646</text:p>
              </table:table-cell>
              <table:table-cell office:value-type="float" office:value="265.513445963">
                <text:p>265.513445963</text:p>
              </table:table-cell>
              <table:table-cell office:value-type="float" office:value="323.007723587">
                <text:p>323.007723587</text:p>
              </table:table-cell>
              <table:table-cell office:value-type="float" office:value="433.721634015">
                <text:p>433.721634015</text:p>
              </table:table-cell>
              <table:table-cell office:value-type="float" office:value="861.537913946">
                <text:p>861.537913946</text:p>
              </table:table-cell>
              <table:table-cell office:value-type="float" office:value="2109.70500893">
                <text:p>2109.70500893</text:p>
              </table:table-cell>
              <table:table-cell office:value-type="float" office:value="3979.45933396">
                <text:p>3979.45933396</text:p>
              </table:table-cell>
              <table:table-cell office:value-type="float" office:value="5663.01723364">
                <text:p>5663.01723364</text:p>
              </table:table-cell>
              <table:table-cell office:value-type="float" office:value="7357.10252694">
                <text:p>7357.10252694</text:p>
              </table:table-cell>
            </table:table-row>
            <table:table-row>
              <table:table-cell office:value-type="string">
                <text:p>+1, -1</text:p>
                <draw:g>
                  <svg:desc>'inc, dec (different sigmas)'.B33:'inc, dec (different sigmas)'.B33</svg:desc>
                </draw:g>
              </table:table-cell>
              <table:table-cell office:value-type="float" office:value="5.68934701003">
                <text:p>5.68934701003</text:p>
                <draw:g>
                  <svg:desc>'inc, dec (different sigmas)'.C33:'inc, dec (different sigmas)'.O33</svg:desc>
                </draw:g>
              </table:table-cell>
              <table:table-cell office:value-type="float" office:value="139.22625313">
                <text:p>139.22625313</text:p>
              </table:table-cell>
              <table:table-cell office:value-type="float" office:value="156.820349844">
                <text:p>156.820349844</text:p>
              </table:table-cell>
              <table:table-cell office:value-type="float" office:value="185.288308836">
                <text:p>185.288308836</text:p>
              </table:table-cell>
              <table:table-cell office:value-type="float" office:value="211.755065325">
                <text:p>211.755065325</text:p>
              </table:table-cell>
              <table:table-cell office:value-type="float" office:value="250.386739444">
                <text:p>250.386739444</text:p>
              </table:table-cell>
              <table:table-cell office:value-type="float" office:value="323.959480798">
                <text:p>323.959480798</text:p>
              </table:table-cell>
              <table:table-cell office:value-type="float" office:value="469.916707518">
                <text:p>469.916707518</text:p>
              </table:table-cell>
              <table:table-cell office:value-type="float" office:value="812.398747968">
                <text:p>812.398747968</text:p>
              </table:table-cell>
              <table:table-cell office:value-type="float" office:value="1985.81860336">
                <text:p>1985.81860336</text:p>
              </table:table-cell>
              <table:table-cell office:value-type="float" office:value="3845.48594465">
                <text:p>3845.48594465</text:p>
              </table:table-cell>
              <table:table-cell office:value-type="float" office:value="5496.60831598">
                <text:p>5496.60831598</text:p>
              </table:table-cell>
              <table:table-cell office:value-type="float" office:value="7116.08769542">
                <text:p>7116.08769542</text:p>
              </table:table-cell>
            </table:table-row>
            <table:table-row>
              <table:table-cell office:value-type="string">
                <text:p>+2, -1</text:p>
                <draw:g>
                  <svg:desc>'inc, dec (different sigmas)'.B34:'inc, dec (different sigmas)'.B34</svg:desc>
                </draw:g>
              </table:table-cell>
              <table:table-cell office:value-type="float" office:value="NaN">
                <text:p>NaN</text:p>
                <draw:g>
                  <svg:desc>'inc, dec (different sigmas)'.C34:'inc, dec (different sigmas)'.O3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*2, -1</text:p>
                <draw:g>
                  <svg:desc>'inc, dec (different sigmas)'.B35:'inc, dec (different sigmas)'.B35</svg:desc>
                </draw:g>
              </table:table-cell>
              <table:table-cell office:value-type="float" office:value="644.798006519">
                <text:p>644.798006519</text:p>
                <draw:g>
                  <svg:desc>'inc, dec (different sigmas)'.C35:'inc, dec (different sigmas)'.O35</svg:desc>
                </draw:g>
              </table:table-cell>
              <table:table-cell office:value-type="float" office:value="49181.2851247">
                <text:p>49181.2851247</text:p>
              </table:table-cell>
              <table:table-cell office:value-type="float" office:value="45507.8423226">
                <text:p>45507.8423226</text:p>
              </table:table-cell>
              <table:table-cell office:value-type="float" office:value="44745.3587068">
                <text:p>44745.3587068</text:p>
              </table:table-cell>
              <table:table-cell office:value-type="float" office:value="81712.9019627">
                <text:p>81712.9019627</text:p>
              </table:table-cell>
              <table:table-cell office:value-type="float" office:value="118889.424316">
                <text:p>118889.424316</text:p>
              </table:table-cell>
              <table:table-cell office:value-type="float" office:value="91698.5038085">
                <text:p>91698.5038085</text:p>
              </table:table-cell>
              <table:table-cell office:value-type="float" office:value="107805.602542">
                <text:p>107805.602542</text:p>
              </table:table-cell>
              <table:table-cell office:value-type="float" office:value="69251.3664092">
                <text:p>69251.3664092</text:p>
              </table:table-cell>
              <table:table-cell office:value-type="float" office:value="61878.5117449">
                <text:p>61878.5117449</text:p>
              </table:table-cell>
              <table:table-cell office:value-type="float" office:value="50292.973075">
                <text:p>50292.973075</text:p>
              </table:table-cell>
              <table:table-cell office:value-type="float" office:value="88135.8936136">
                <text:p>88135.8936136</text:p>
              </table:table-cell>
              <table:table-cell office:value-type="float" office:value="54593.9014004">
                <text:p>54593.90140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19cm" svg:height="8.994cm" xlink:href=".." xlink:type="simple" chart:class="chart:scatter" chart:row-mapping="0 1 2 3 4 5 6 7 8 9 10" chart:style-name="ch1">
        <chart:title svg:x="7.255cm" svg:y="0.315cm" chart:style-name="ch2">
          <text:p>S=100</text:p>
        </chart:title>
        <chart:legend chart:legend-position="end" svg:x="12.911cm" svg:y="1.752cm" style:legend-expansion="high" chart:style-name="ch3"/>
        <chart:plot-area chart:style-name="ch4" table:cell-range-address="'inc, dec (different sigmas)'.B40:'inc, dec (different sigmas)'.O51" chart:data-source-has-labels="both" svg:x="0.32cm" svg:y="1.299cm" svg:width="12.271cm" svg:height="7.516cm">
          <chartooo:coordinate-region svg:x="1.206cm" svg:y="1.494cm" svg:width="10.907cm" svg:height="6.682cm"/>
          <chart:axis chart:dimension="x" chart:name="primary-x" chart:style-name="ch5" chartooo:axis-type="auto">
            <chart:categories table:cell-range-address="'inc, dec (different sigmas)'.C40:'inc, dec (different sigmas)'.O4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inc, dec (different sigmas)'.C41:'inc, dec (different sigmas)'.O41" chart:label-cell-address="'inc, dec (different sigmas)'.B41:'inc, dec (different sigmas)'.B41" chart:class="chart:scatter">
            <chart:domain table:cell-range-address="'inc, dec (different sigmas)'.C40:'inc, dec (different sigmas)'.O40"/>
            <chart:data-point chart:repeated="13"/>
          </chart:series>
          <chart:series chart:style-name="ch9" chart:values-cell-range-address="'inc, dec (different sigmas)'.C42:'inc, dec (different sigmas)'.O42" chart:label-cell-address="'inc, dec (different sigmas)'.B42:'inc, dec (different sigmas)'.B42" chart:class="chart:scatter">
            <chart:data-point chart:repeated="13"/>
          </chart:series>
          <chart:series chart:style-name="ch10" chart:values-cell-range-address="'inc, dec (different sigmas)'.C43:'inc, dec (different sigmas)'.O43" chart:label-cell-address="'inc, dec (different sigmas)'.B43:'inc, dec (different sigmas)'.B43" chart:class="chart:scatter">
            <chart:data-point chart:repeated="13"/>
          </chart:series>
          <chart:series chart:style-name="ch11" chart:values-cell-range-address="'inc, dec (different sigmas)'.C44:'inc, dec (different sigmas)'.O44" chart:label-cell-address="'inc, dec (different sigmas)'.B44:'inc, dec (different sigmas)'.B44" chart:class="chart:scatter">
            <chart:data-point chart:repeated="13"/>
          </chart:series>
          <chart:series chart:style-name="ch12" chart:values-cell-range-address="'inc, dec (different sigmas)'.C45:'inc, dec (different sigmas)'.O45" chart:label-cell-address="'inc, dec (different sigmas)'.B45:'inc, dec (different sigmas)'.B45" chart:class="chart:scatter">
            <chart:data-point chart:repeated="13"/>
          </chart:series>
          <chart:series chart:style-name="ch13" chart:values-cell-range-address="'inc, dec (different sigmas)'.C46:'inc, dec (different sigmas)'.O46" chart:label-cell-address="'inc, dec (different sigmas)'.B46:'inc, dec (different sigmas)'.B46" chart:class="chart:scatter">
            <chart:data-point chart:repeated="13"/>
          </chart:series>
          <chart:series chart:style-name="ch14" chart:values-cell-range-address="'inc, dec (different sigmas)'.C47:'inc, dec (different sigmas)'.O47" chart:label-cell-address="'inc, dec (different sigmas)'.B47:'inc, dec (different sigmas)'.B47" chart:class="chart:scatter">
            <chart:data-point chart:repeated="13"/>
          </chart:series>
          <chart:series chart:style-name="ch15" chart:values-cell-range-address="'inc, dec (different sigmas)'.C48:'inc, dec (different sigmas)'.O48" chart:label-cell-address="'inc, dec (different sigmas)'.B48:'inc, dec (different sigmas)'.B48" chart:class="chart:scatter">
            <chart:data-point chart:repeated="13"/>
          </chart:series>
          <chart:series chart:style-name="ch16" chart:values-cell-range-address="'inc, dec (different sigmas)'.C49:'inc, dec (different sigmas)'.O49" chart:label-cell-address="'inc, dec (different sigmas)'.B49:'inc, dec (different sigmas)'.B49" chart:class="chart:scatter">
            <chart:data-point chart:repeated="13"/>
          </chart:series>
          <chart:series chart:style-name="ch17" chart:values-cell-range-address="'inc, dec (different sigmas)'.C50:'inc, dec (different sigmas)'.O50" chart:label-cell-address="'inc, dec (different sigmas)'.B50:'inc, dec (different sigmas)'.B50" chart:class="chart:scatter">
            <chart:data-point chart:repeated="13"/>
          </chart:series>
          <chart:series chart:style-name="ch18" chart:values-cell-range-address="'inc, dec (different sigmas)'.C51:'inc, dec (different sigmas)'.O51" chart:label-cell-address="'inc, dec (different sigmas)'.B51:'inc, dec (different sigmas)'.B51" chart:class="chart:scatter">
            <chart:data-point chart:repeated="1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'inc, dec (different sigmas)'.C40:'inc, dec (different sigmas)'.O40</svg:desc>
                </draw:g>
              </table:table-cell>
              <table:table-cell office:value-type="float" office:value="0.001">
                <text:p>0.001</text:p>
              </table:table-cell>
              <table:table-cell office:value-type="float" office:value="0.0012">
                <text:p>0.0012</text:p>
              </table:table-cell>
              <table:table-cell office:value-type="float" office:value="0.0015">
                <text:p>0.0015</text:p>
              </table:table-cell>
              <table:table-cell office:value-type="float" office:value="0.0017">
                <text:p>0.0017</text:p>
              </table:table-cell>
              <table:table-cell office:value-type="float" office:value="0.0019">
                <text:p>0.0019</text:p>
              </table:table-cell>
              <table:table-cell office:value-type="float" office:value="0.0021">
                <text:p>0.0021</text:p>
              </table:table-cell>
              <table:table-cell office:value-type="float" office:value="0.0023">
                <text:p>0.0023</text:p>
              </table:table-cell>
              <table:table-cell office:value-type="float" office:value="0.0026">
                <text:p>0.0026</text:p>
              </table:table-cell>
              <table:table-cell office:value-type="float" office:value="0.003">
                <text:p>0.003</text:p>
              </table:table-cell>
              <table:table-cell office:value-type="float" office:value="0.0035">
                <text:p>0.0035</text:p>
              </table:table-cell>
              <table:table-cell office:value-type="float" office:value="0.004">
                <text:p>0.004</text:p>
              </table:table-cell>
              <table:table-cell office:value-type="float" office:value="0.0045">
                <text:p>0.0045</text:p>
              </table:table-cell>
            </table:table-row>
          </table:table-header-rows>
          <table:table-rows>
            <table:table-row>
              <table:table-cell office:value-type="string">
                <text:p>Row 40</text:p>
                <draw:g>
                  <svg:desc/>
                </draw:g>
              </table:table-cell>
              <table:table-cell office:value-type="float" office:value="0.0001">
                <text:p>0.0001</text:p>
                <draw:g>
                  <svg:desc>'inc, dec (different sigmas)'.C40:'inc, dec (different sigmas)'.O40</svg:desc>
                </draw:g>
              </table:table-cell>
              <table:table-cell office:value-type="float" office:value="0.001">
                <text:p>0.001</text:p>
              </table:table-cell>
              <table:table-cell office:value-type="float" office:value="0.0012">
                <text:p>0.0012</text:p>
              </table:table-cell>
              <table:table-cell office:value-type="float" office:value="0.0015">
                <text:p>0.0015</text:p>
              </table:table-cell>
              <table:table-cell office:value-type="float" office:value="0.0017">
                <text:p>0.0017</text:p>
              </table:table-cell>
              <table:table-cell office:value-type="float" office:value="0.0019">
                <text:p>0.0019</text:p>
              </table:table-cell>
              <table:table-cell office:value-type="float" office:value="0.0021">
                <text:p>0.0021</text:p>
              </table:table-cell>
              <table:table-cell office:value-type="float" office:value="0.0023">
                <text:p>0.0023</text:p>
              </table:table-cell>
              <table:table-cell office:value-type="float" office:value="0.0026">
                <text:p>0.0026</text:p>
              </table:table-cell>
              <table:table-cell office:value-type="float" office:value="0.003">
                <text:p>0.003</text:p>
              </table:table-cell>
              <table:table-cell office:value-type="float" office:value="0.0035">
                <text:p>0.0035</text:p>
              </table:table-cell>
              <table:table-cell office:value-type="float" office:value="0.004">
                <text:p>0.004</text:p>
              </table:table-cell>
              <table:table-cell office:value-type="float" office:value="0.0045">
                <text:p>0.0045</text:p>
              </table:table-cell>
            </table:table-row>
            <table:table-row>
              <table:table-cell office:value-type="string">
                <text:p>brs_non_p</text:p>
                <draw:g>
                  <svg:desc>'inc, dec (different sigmas)'.B41:'inc, dec (different sigmas)'.B41</svg:desc>
                </draw:g>
              </table:table-cell>
              <table:table-cell office:value-type="float" office:value="5.12316337027">
                <text:p>5.12316337027</text:p>
                <draw:g>
                  <svg:desc>'inc, dec (different sigmas)'.C41:'inc, dec (different sigmas)'.O41</svg:desc>
                </draw:g>
              </table:table-cell>
              <table:table-cell office:value-type="float" office:value="8.15773374822">
                <text:p>8.15773374822</text:p>
              </table:table-cell>
              <table:table-cell office:value-type="float" office:value="9.8458036538">
                <text:p>9.8458036538</text:p>
              </table:table-cell>
              <table:table-cell office:value-type="float" office:value="21.5527385525">
                <text:p>21.5527385525</text:p>
              </table:table-cell>
              <table:table-cell office:value-type="float" office:value="44.3619197341">
                <text:p>44.3619197341</text:p>
              </table:table-cell>
              <table:table-cell office:value-type="float" office:value="1102.42039772">
                <text:p>1102.42039772</text:p>
              </table:table-cell>
              <table:table-cell office:value-type="float" office:value="4449.31075599">
                <text:p>4449.31075599</text:p>
              </table:table-cell>
              <table:table-cell office:value-type="float" office:value="7730.00709611">
                <text:p>7730.00709611</text:p>
              </table:table-cell>
              <table:table-cell office:value-type="float" office:value="12044.7134124">
                <text:p>12044.7134124</text:p>
              </table:table-cell>
              <table:table-cell office:value-type="float" office:value="15446.5192374">
                <text:p>15446.5192374</text:p>
              </table:table-cell>
              <table:table-cell office:value-type="float" office:value="18372.5785234">
                <text:p>18372.5785234</text:p>
              </table:table-cell>
              <table:table-cell office:value-type="float" office:value="21061.2053252">
                <text:p>21061.2053252</text:p>
              </table:table-cell>
              <table:table-cell office:value-type="float" office:value="22128.2563527">
                <text:p>22128.2563527</text:p>
              </table:table-cell>
            </table:table-row>
            <table:table-row>
              <table:table-cell office:value-type="string">
                <text:p>token</text:p>
                <draw:g>
                  <svg:desc>'inc, dec (different sigmas)'.B42:'inc, dec (different sigmas)'.B42</svg:desc>
                </draw:g>
              </table:table-cell>
              <table:table-cell office:value-type="float" office:value="36.434091515">
                <text:p>36.434091515</text:p>
                <draw:g>
                  <svg:desc>'inc, dec (different sigmas)'.C42:'inc, dec (different sigmas)'.O42</svg:desc>
                </draw:g>
              </table:table-cell>
              <table:table-cell office:value-type="float" office:value="47.0845610867">
                <text:p>47.0845610867</text:p>
              </table:table-cell>
              <table:table-cell office:value-type="float" office:value="50.5282274566">
                <text:p>50.5282274566</text:p>
              </table:table-cell>
              <table:table-cell office:value-type="float" office:value="56.3858582953">
                <text:p>56.3858582953</text:p>
              </table:table-cell>
              <table:table-cell office:value-type="float" office:value="61.3664247988">
                <text:p>61.3664247988</text:p>
              </table:table-cell>
              <table:table-cell office:value-type="float" office:value="66.7297034745">
                <text:p>66.7297034745</text:p>
              </table:table-cell>
              <table:table-cell office:value-type="float" office:value="74.987633134">
                <text:p>74.987633134</text:p>
              </table:table-cell>
              <table:table-cell office:value-type="float" office:value="82.8468366153">
                <text:p>82.8468366153</text:p>
              </table:table-cell>
              <table:table-cell office:value-type="float" office:value="102.341138142">
                <text:p>102.341138142</text:p>
              </table:table-cell>
              <table:table-cell office:value-type="float" office:value="146.642854477">
                <text:p>146.642854477</text:p>
              </table:table-cell>
              <table:table-cell office:value-type="float" office:value="314.45616904">
                <text:p>314.45616904</text:p>
              </table:table-cell>
              <table:table-cell office:value-type="float" office:value="1260.92803012">
                <text:p>1260.92803012</text:p>
              </table:table-cell>
              <table:table-cell office:value-type="float" office:value="2809.13240939">
                <text:p>2809.13240939</text:p>
              </table:table-cell>
            </table:table-row>
            <table:table-row>
              <table:table-cell office:value-type="string">
                <text:p>+1, to 1</text:p>
                <draw:g>
                  <svg:desc>'inc, dec (different sigmas)'.B43:'inc, dec (different sigmas)'.B43</svg:desc>
                </draw:g>
              </table:table-cell>
              <table:table-cell office:value-type="float" office:value="5.22869587765">
                <text:p>5.22869587765</text:p>
                <draw:g>
                  <svg:desc>'inc, dec (different sigmas)'.C43:'inc, dec (different sigmas)'.O43</svg:desc>
                </draw:g>
              </table:table-cell>
              <table:table-cell office:value-type="float" office:value="12.9983185738">
                <text:p>12.9983185738</text:p>
              </table:table-cell>
              <table:table-cell office:value-type="float" office:value="17.3784442089">
                <text:p>17.3784442089</text:p>
              </table:table-cell>
              <table:table-cell office:value-type="float" office:value="26.5103288472">
                <text:p>26.5103288472</text:p>
              </table:table-cell>
              <table:table-cell office:value-type="float" office:value="37.1777520579">
                <text:p>37.1777520579</text:p>
              </table:table-cell>
              <table:table-cell office:value-type="float" office:value="49.8508297085">
                <text:p>49.8508297085</text:p>
              </table:table-cell>
              <table:table-cell office:value-type="float" office:value="67.627479677">
                <text:p>67.627479677</text:p>
              </table:table-cell>
              <table:table-cell office:value-type="float" office:value="90.1084681205">
                <text:p>90.1084681205</text:p>
              </table:table-cell>
              <table:table-cell office:value-type="float" office:value="119.674643998">
                <text:p>119.674643998</text:p>
              </table:table-cell>
              <table:table-cell office:value-type="float" office:value="175.298450037">
                <text:p>175.298450037</text:p>
              </table:table-cell>
              <table:table-cell office:value-type="float" office:value="392.982924528">
                <text:p>392.982924528</text:p>
              </table:table-cell>
              <table:table-cell office:value-type="float" office:value="1402.9056052">
                <text:p>1402.9056052</text:p>
              </table:table-cell>
              <table:table-cell office:value-type="float" office:value="2837.94955756">
                <text:p>2837.94955756</text:p>
              </table:table-cell>
            </table:table-row>
            <table:table-row>
              <table:table-cell office:value-type="string">
                <text:p>+2, to 1</text:p>
                <draw:g>
                  <svg:desc>'inc, dec (different sigmas)'.B44:'inc, dec (different sigmas)'.B44</svg:desc>
                </draw:g>
              </table:table-cell>
              <table:table-cell office:value-type="float" office:value="5.18594357479">
                <text:p>5.18594357479</text:p>
                <draw:g>
                  <svg:desc>'inc, dec (different sigmas)'.C44:'inc, dec (different sigmas)'.O44</svg:desc>
                </draw:g>
              </table:table-cell>
              <table:table-cell office:value-type="float" office:value="11.1060299849">
                <text:p>11.1060299849</text:p>
              </table:table-cell>
              <table:table-cell office:value-type="float" office:value="14.4003011574">
                <text:p>14.4003011574</text:p>
              </table:table-cell>
              <table:table-cell office:value-type="float" office:value="24.4394366576">
                <text:p>24.4394366576</text:p>
              </table:table-cell>
              <table:table-cell office:value-type="float" office:value="36.5438167326">
                <text:p>36.5438167326</text:p>
              </table:table-cell>
              <table:table-cell office:value-type="float" office:value="57.2419105426">
                <text:p>57.2419105426</text:p>
              </table:table-cell>
              <table:table-cell office:value-type="float" office:value="79.3167906955">
                <text:p>79.3167906955</text:p>
              </table:table-cell>
              <table:table-cell office:value-type="float" office:value="104.402050764">
                <text:p>104.402050764</text:p>
              </table:table-cell>
              <table:table-cell office:value-type="float" office:value="145.259778209">
                <text:p>145.259778209</text:p>
              </table:table-cell>
              <table:table-cell office:value-type="float" office:value="214.204164239">
                <text:p>214.204164239</text:p>
              </table:table-cell>
              <table:table-cell office:value-type="float" office:value="464.600824081">
                <text:p>464.600824081</text:p>
              </table:table-cell>
              <table:table-cell office:value-type="float" office:value="1412.04069346">
                <text:p>1412.04069346</text:p>
              </table:table-cell>
              <table:table-cell office:value-type="float" office:value="2852.70159409">
                <text:p>2852.70159409</text:p>
              </table:table-cell>
            </table:table-row>
            <table:table-row>
              <table:table-cell office:value-type="string">
                <text:p>*2, to 1</text:p>
                <draw:g>
                  <svg:desc>'inc, dec (different sigmas)'.B45:'inc, dec (different sigmas)'.B45</svg:desc>
                </draw:g>
              </table:table-cell>
              <table:table-cell office:value-type="float" office:value="5.18176814411">
                <text:p>5.18176814411</text:p>
                <draw:g>
                  <svg:desc>'inc, dec (different sigmas)'.C45:'inc, dec (different sigmas)'.O45</svg:desc>
                </draw:g>
              </table:table-cell>
              <table:table-cell office:value-type="float" office:value="15.7460883036">
                <text:p>15.7460883036</text:p>
              </table:table-cell>
              <table:table-cell office:value-type="float" office:value="25.9099161577">
                <text:p>25.9099161577</text:p>
              </table:table-cell>
              <table:table-cell office:value-type="float" office:value="53.1792149299">
                <text:p>53.1792149299</text:p>
              </table:table-cell>
              <table:table-cell office:value-type="float" office:value="73.4891635081">
                <text:p>73.4891635081</text:p>
              </table:table-cell>
              <table:table-cell office:value-type="float" office:value="89.7864811712">
                <text:p>89.7864811712</text:p>
              </table:table-cell>
              <table:table-cell office:value-type="float" office:value="104.852694571">
                <text:p>104.852694571</text:p>
              </table:table-cell>
              <table:table-cell office:value-type="float" office:value="124.689094261">
                <text:p>124.689094261</text:p>
              </table:table-cell>
              <table:table-cell office:value-type="float" office:value="158.857748191">
                <text:p>158.857748191</text:p>
              </table:table-cell>
              <table:table-cell office:value-type="float" office:value="237.484874646">
                <text:p>237.484874646</text:p>
              </table:table-cell>
              <table:table-cell office:value-type="float" office:value="454.596790782">
                <text:p>454.596790782</text:p>
              </table:table-cell>
              <table:table-cell office:value-type="float" office:value="1378.0848737">
                <text:p>1378.0848737</text:p>
              </table:table-cell>
              <table:table-cell office:value-type="float" office:value="2904.92120985">
                <text:p>2904.92120985</text:p>
              </table:table-cell>
            </table:table-row>
            <table:table-row>
              <table:table-cell office:value-type="string">
                <text:p>+1, 1/2</text:p>
                <draw:g>
                  <svg:desc>'inc, dec (different sigmas)'.B46:'inc, dec (different sigmas)'.B46</svg:desc>
                </draw:g>
              </table:table-cell>
              <table:table-cell office:value-type="float" office:value="5.14958166846">
                <text:p>5.14958166846</text:p>
                <draw:g>
                  <svg:desc>'inc, dec (different sigmas)'.C46:'inc, dec (different sigmas)'.O46</svg:desc>
                </draw:g>
              </table:table-cell>
              <table:table-cell office:value-type="float" office:value="9.68268458826">
                <text:p>9.68268458826</text:p>
              </table:table-cell>
              <table:table-cell office:value-type="float" office:value="12.1355879246">
                <text:p>12.1355879246</text:p>
              </table:table-cell>
              <table:table-cell office:value-type="float" office:value="18.9250320913">
                <text:p>18.9250320913</text:p>
              </table:table-cell>
              <table:table-cell office:value-type="float" office:value="26.9504758532">
                <text:p>26.9504758532</text:p>
              </table:table-cell>
              <table:table-cell office:value-type="float" office:value="42.0713026066">
                <text:p>42.0713026066</text:p>
              </table:table-cell>
              <table:table-cell office:value-type="float" office:value="61.5869107532">
                <text:p>61.5869107532</text:p>
              </table:table-cell>
              <table:table-cell office:value-type="float" office:value="94.2061624563">
                <text:p>94.2061624563</text:p>
              </table:table-cell>
              <table:table-cell office:value-type="float" office:value="134.967175458">
                <text:p>134.967175458</text:p>
              </table:table-cell>
              <table:table-cell office:value-type="float" office:value="209.035752366">
                <text:p>209.035752366</text:p>
              </table:table-cell>
              <table:table-cell office:value-type="float" office:value="457.235407294">
                <text:p>457.235407294</text:p>
              </table:table-cell>
              <table:table-cell office:value-type="float" office:value="1467.00868578">
                <text:p>1467.00868578</text:p>
              </table:table-cell>
              <table:table-cell office:value-type="float" office:value="2983.73206614">
                <text:p>2983.73206614</text:p>
              </table:table-cell>
            </table:table-row>
            <table:table-row>
              <table:table-cell office:value-type="string">
                <text:p>+2, 1/2</text:p>
                <draw:g>
                  <svg:desc>'inc, dec (different sigmas)'.B47:'inc, dec (different sigmas)'.B47</svg:desc>
                </draw:g>
              </table:table-cell>
              <table:table-cell office:value-type="float" office:value="5.12571328779">
                <text:p>5.12571328779</text:p>
                <draw:g>
                  <svg:desc>'inc, dec (different sigmas)'.C47:'inc, dec (different sigmas)'.O47</svg:desc>
                </draw:g>
              </table:table-cell>
              <table:table-cell office:value-type="float" office:value="8.88421511765">
                <text:p>8.88421511765</text:p>
              </table:table-cell>
              <table:table-cell office:value-type="float" office:value="11.5739070188">
                <text:p>11.5739070188</text:p>
              </table:table-cell>
              <table:table-cell office:value-type="float" office:value="19.8420455004">
                <text:p>19.8420455004</text:p>
              </table:table-cell>
              <table:table-cell office:value-type="float" office:value="31.6578464434">
                <text:p>31.6578464434</text:p>
              </table:table-cell>
              <table:table-cell office:value-type="float" office:value="58.218013291">
                <text:p>58.218013291</text:p>
              </table:table-cell>
              <table:table-cell office:value-type="float" office:value="97.2506746873">
                <text:p>97.2506746873</text:p>
              </table:table-cell>
              <table:table-cell office:value-type="float" office:value="135.637800317">
                <text:p>135.637800317</text:p>
              </table:table-cell>
              <table:table-cell office:value-type="float" office:value="187.627172361">
                <text:p>187.627172361</text:p>
              </table:table-cell>
              <table:table-cell office:value-type="float" office:value="281.93234859">
                <text:p>281.93234859</text:p>
              </table:table-cell>
              <table:table-cell office:value-type="float" office:value="598.340685029">
                <text:p>598.340685029</text:p>
              </table:table-cell>
              <table:table-cell office:value-type="float" office:value="1590.34063432">
                <text:p>1590.34063432</text:p>
              </table:table-cell>
              <table:table-cell office:value-type="float" office:value="2855.1850894">
                <text:p>2855.1850894</text:p>
              </table:table-cell>
            </table:table-row>
            <table:table-row>
              <table:table-cell office:value-type="string">
                <text:p>*2, ½</text:p>
                <draw:g>
                  <svg:desc>'inc, dec (different sigmas)'.B48:'inc, dec (different sigmas)'.B48</svg:desc>
                </draw:g>
              </table:table-cell>
              <table:table-cell office:value-type="float" office:value="5.68430922876">
                <text:p>5.68430922876</text:p>
                <draw:g>
                  <svg:desc>'inc, dec (different sigmas)'.C48:'inc, dec (different sigmas)'.O48</svg:desc>
                </draw:g>
              </table:table-cell>
              <table:table-cell office:value-type="float" office:value="128.618257285">
                <text:p>128.618257285</text:p>
              </table:table-cell>
              <table:table-cell office:value-type="float" office:value="141.625036958">
                <text:p>141.625036958</text:p>
              </table:table-cell>
              <table:table-cell office:value-type="float" office:value="157.744555765">
                <text:p>157.744555765</text:p>
              </table:table-cell>
              <table:table-cell office:value-type="float" office:value="174.466968327">
                <text:p>174.466968327</text:p>
              </table:table-cell>
              <table:table-cell office:value-type="float" office:value="191.189857636">
                <text:p>191.189857636</text:p>
              </table:table-cell>
              <table:table-cell office:value-type="float" office:value="211.339120501">
                <text:p>211.339120501</text:p>
              </table:table-cell>
              <table:table-cell office:value-type="float" office:value="237.106832373">
                <text:p>237.106832373</text:p>
              </table:table-cell>
              <table:table-cell office:value-type="float" office:value="294.711964237">
                <text:p>294.711964237</text:p>
              </table:table-cell>
              <table:table-cell office:value-type="float" office:value="419.439162618">
                <text:p>419.439162618</text:p>
              </table:table-cell>
              <table:table-cell office:value-type="float" office:value="799.813358818">
                <text:p>799.813358818</text:p>
              </table:table-cell>
              <table:table-cell office:value-type="float" office:value="1818.11264299">
                <text:p>1818.11264299</text:p>
              </table:table-cell>
              <table:table-cell office:value-type="float" office:value="3033.95917378">
                <text:p>3033.95917378</text:p>
              </table:table-cell>
            </table:table-row>
            <table:table-row>
              <table:table-cell office:value-type="string">
                <text:p>+1, -1</text:p>
                <draw:g>
                  <svg:desc>'inc, dec (different sigmas)'.B49:'inc, dec (different sigmas)'.B49</svg:desc>
                </draw:g>
              </table:table-cell>
              <table:table-cell office:value-type="float" office:value="5.69622057815">
                <text:p>5.69622057815</text:p>
                <draw:g>
                  <svg:desc>'inc, dec (different sigmas)'.C49:'inc, dec (different sigmas)'.O49</svg:desc>
                </draw:g>
              </table:table-cell>
              <table:table-cell office:value-type="float" office:value="127.262145326">
                <text:p>127.262145326</text:p>
              </table:table-cell>
              <table:table-cell office:value-type="float" office:value="140.804991089">
                <text:p>140.804991089</text:p>
              </table:table-cell>
              <table:table-cell office:value-type="float" office:value="161.136013989">
                <text:p>161.136013989</text:p>
              </table:table-cell>
              <table:table-cell office:value-type="float" office:value="175.195683965">
                <text:p>175.195683965</text:p>
              </table:table-cell>
              <table:table-cell office:value-type="float" office:value="191.252175755">
                <text:p>191.252175755</text:p>
              </table:table-cell>
              <table:table-cell office:value-type="float" office:value="213.04895921">
                <text:p>213.04895921</text:p>
              </table:table-cell>
              <table:table-cell office:value-type="float" office:value="237.387130758">
                <text:p>237.387130758</text:p>
              </table:table-cell>
              <table:table-cell office:value-type="float" office:value="296.207968458">
                <text:p>296.207968458</text:p>
              </table:table-cell>
              <table:table-cell office:value-type="float" office:value="416.816807112">
                <text:p>416.816807112</text:p>
              </table:table-cell>
              <table:table-cell office:value-type="float" office:value="783.316909283">
                <text:p>783.316909283</text:p>
              </table:table-cell>
              <table:table-cell office:value-type="float" office:value="1865.03702555">
                <text:p>1865.03702555</text:p>
              </table:table-cell>
              <table:table-cell office:value-type="float" office:value="2952.8692911">
                <text:p>2952.8692911</text:p>
              </table:table-cell>
            </table:table-row>
            <table:table-row>
              <table:table-cell office:value-type="string">
                <text:p>+2, -1</text:p>
                <draw:g>
                  <svg:desc>'inc, dec (different sigmas)'.B50:'inc, dec (different sigmas)'.B50</svg:desc>
                </draw:g>
              </table:table-cell>
              <table:table-cell office:value-type="float" office:value="NaN">
                <text:p>NaN</text:p>
                <draw:g>
                  <svg:desc>'inc, dec (different sigmas)'.C50:'inc, dec (different sigmas)'.O5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*2, -1</text:p>
                <draw:g>
                  <svg:desc>'inc, dec (different sigmas)'.B51:'inc, dec (different sigmas)'.B51</svg:desc>
                </draw:g>
              </table:table-cell>
              <table:table-cell office:value-type="float" office:value="1139.95200316">
                <text:p>1139.95200316</text:p>
                <draw:g>
                  <svg:desc>'inc, dec (different sigmas)'.C51:'inc, dec (different sigmas)'.O51</svg:desc>
                </draw:g>
              </table:table-cell>
              <table:table-cell office:value-type="float" office:value="6907.43903066">
                <text:p>6907.43903066</text:p>
              </table:table-cell>
              <table:table-cell office:value-type="float" office:value="7656.02285471">
                <text:p>7656.02285471</text:p>
              </table:table-cell>
              <table:table-cell office:value-type="float" office:value="4223.78917172">
                <text:p>4223.78917172</text:p>
              </table:table-cell>
              <table:table-cell office:value-type="float" office:value="4204.05634787">
                <text:p>4204.05634787</text:p>
              </table:table-cell>
              <table:table-cell office:value-type="float" office:value="4712.64478977">
                <text:p>4712.64478977</text:p>
              </table:table-cell>
              <table:table-cell office:value-type="float" office:value="4039.7018277">
                <text:p>4039.7018277</text:p>
              </table:table-cell>
              <table:table-cell office:value-type="float" office:value="3566.29990614">
                <text:p>3566.29990614</text:p>
              </table:table-cell>
              <table:table-cell office:value-type="float" office:value="3650.00320925">
                <text:p>3650.00320925</text:p>
              </table:table-cell>
              <table:table-cell office:value-type="float" office:value="3613.28897815">
                <text:p>3613.28897815</text:p>
              </table:table-cell>
              <table:table-cell office:value-type="float" office:value="3237.69828093">
                <text:p>3237.69828093</text:p>
              </table:table-cell>
              <table:table-cell office:value-type="float" office:value="3432.7264221">
                <text:p>3432.7264221</text:p>
              </table:table-cell>
              <table:table-cell office:value-type="float" office:value="4109.55797902">
                <text:p>4109.557979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cm" svg:height="8.994cm" xlink:href=".." xlink:type="simple" chart:class="chart:scatter" chart:style-name="ch1">
        <chart:title svg:x="7.005cm" svg:y="0.315cm" chart:style-name="ch2">
          <text:p>Thr1=0.1</text:p>
        </chart:title>
        <chart:legend chart:legend-position="end" svg:x="13.184cm" svg:y="3.712cm" style:legend-expansion="high" chart:style-name="ch3"/>
        <chart:plot-area chart:style-name="ch4" table:cell-range-address="thresholds.B8:thresholds.N11" chart:data-source-has-labels="both" svg:x="1.314cm" svg:y="1.299cm" svg:width="11.55cm" svg:height="6.552cm">
          <chartooo:coordinate-region svg:x="2.2cm" svg:y="1.494cm" svg:width="10.08cm" svg:height="5.718cm"/>
          <chart:axis chart:dimension="x" chart:name="primary-x" chart:style-name="ch5" chartooo:axis-type="auto">
            <chart:title svg:x="6.732cm" svg:y="8.031cm" chart:style-name="ch6">
              <text:p>load</text:p>
            </chart:title>
            <chart:categories table:cell-range-address="thresholds.C8:thresholds.N8"/>
          </chart:axis>
          <chart:axis chart:dimension="y" chart:name="primary-y" chart:style-name="ch7">
            <chart:title svg:x="0.451cm" svg:y="5.161cm" chart:style-name="ch8">
              <text:p>latency</text:p>
            </chart:title>
            <chart:grid chart:style-name="ch9" chart:class="major"/>
          </chart:axis>
          <chart:series chart:style-name="ch10" chart:values-cell-range-address="thresholds.C9:thresholds.N9" chart:label-cell-address="thresholds.B9:thresholds.B9" chart:class="chart:scatter">
            <chart:domain table:cell-range-address="thresholds.C8:thresholds.N8"/>
            <chart:data-point chart:repeated="12"/>
          </chart:series>
          <chart:series chart:style-name="ch11" chart:values-cell-range-address="thresholds.C10:thresholds.N10" chart:label-cell-address="thresholds.B10:thresholds.B10" chart:class="chart:scatter">
            <chart:data-point chart:repeated="12"/>
          </chart:series>
          <chart:series chart:style-name="ch12" chart:values-cell-range-address="thresholds.C11:thresholds.N11" chart:label-cell-address="thresholds.B11:thresholds.B11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thresholds.C8:thresholds.N8</svg:desc>
                </draw:g>
              </table:table-cell>
              <table:table-cell office:value-type="float" office:value="0.001">
                <text:p>0.001</text:p>
              </table:table-cell>
              <table:table-cell office:value-type="float" office:value="0.0012">
                <text:p>0.0012</text:p>
              </table:table-cell>
              <table:table-cell office:value-type="float" office:value="0.0015">
                <text:p>0.0015</text:p>
              </table:table-cell>
              <table:table-cell office:value-type="float" office:value="0.0017">
                <text:p>0.0017</text:p>
              </table:table-cell>
              <table:table-cell office:value-type="float" office:value="0.0019">
                <text:p>0.0019</text:p>
              </table:table-cell>
              <table:table-cell office:value-type="float" office:value="0.0021">
                <text:p>0.0021</text:p>
              </table:table-cell>
              <table:table-cell office:value-type="float" office:value="0.0023">
                <text:p>0.0023</text:p>
              </table:table-cell>
              <table:table-cell office:value-type="float" office:value="0.0026">
                <text:p>0.0026</text:p>
              </table:table-cell>
              <table:table-cell office:value-type="float" office:value="0.003">
                <text:p>0.003</text:p>
              </table:table-cell>
              <table:table-cell office:value-type="float" office:value="0.0035">
                <text:p>0.0035</text:p>
              </table:table-cell>
              <table:table-cell office:value-type="float" office:value="0.004">
                <text:p>0.004</text:p>
              </table:table-cell>
            </table:table-row>
          </table:table-header-rows>
          <table:table-rows>
            <table:table-row>
              <table:table-cell office:value-type="string">
                <text:p>Thr2=0.5</text:p>
                <draw:g>
                  <svg:desc>thresholds.B9:thresholds.B9</svg:desc>
                </draw:g>
              </table:table-cell>
              <table:table-cell office:value-type="float" office:value="5.22289300443">
                <text:p>5.22289300443</text:p>
                <draw:g>
                  <svg:desc>thresholds.C9:thresholds.N9</svg:desc>
                </draw:g>
              </table:table-cell>
              <table:table-cell office:value-type="float" office:value="12.757429412">
                <text:p>12.757429412</text:p>
              </table:table-cell>
              <table:table-cell office:value-type="float" office:value="16.5701623184">
                <text:p>16.5701623184</text:p>
              </table:table-cell>
              <table:table-cell office:value-type="float" office:value="28.2062854912">
                <text:p>28.2062854912</text:p>
              </table:table-cell>
              <table:table-cell office:value-type="float" office:value="36.7114040491">
                <text:p>36.7114040491</text:p>
              </table:table-cell>
              <table:table-cell office:value-type="float" office:value="51.3088225462">
                <text:p>51.3088225462</text:p>
              </table:table-cell>
              <table:table-cell office:value-type="float" office:value="65.3515883911">
                <text:p>65.3515883911</text:p>
              </table:table-cell>
              <table:table-cell office:value-type="float" office:value="88.2096686515">
                <text:p>88.2096686515</text:p>
              </table:table-cell>
              <table:table-cell office:value-type="float" office:value="118.250835052">
                <text:p>118.250835052</text:p>
              </table:table-cell>
              <table:table-cell office:value-type="float" office:value="181.457106843">
                <text:p>181.457106843</text:p>
              </table:table-cell>
              <table:table-cell office:value-type="float" office:value="422.44116582">
                <text:p>422.44116582</text:p>
              </table:table-cell>
              <table:table-cell office:value-type="float" office:value="1338.98490137">
                <text:p>1338.98490137</text:p>
              </table:table-cell>
            </table:table-row>
            <table:table-row>
              <table:table-cell office:value-type="string">
                <text:p>Thr2=0.8</text:p>
                <draw:g>
                  <svg:desc>thresholds.B10:thresholds.B10</svg:desc>
                </draw:g>
              </table:table-cell>
              <table:table-cell office:value-type="float" office:value="5.21303289467">
                <text:p>5.21303289467</text:p>
                <draw:g>
                  <svg:desc>thresholds.C10:thresholds.N10</svg:desc>
                </draw:g>
              </table:table-cell>
              <table:table-cell office:value-type="float" office:value="12.6770178579">
                <text:p>12.6770178579</text:p>
              </table:table-cell>
              <table:table-cell office:value-type="float" office:value="16.8678274985">
                <text:p>16.8678274985</text:p>
              </table:table-cell>
              <table:table-cell office:value-type="float" office:value="26.8272886094">
                <text:p>26.8272886094</text:p>
              </table:table-cell>
              <table:table-cell office:value-type="float" office:value="36.5969365178">
                <text:p>36.5969365178</text:p>
              </table:table-cell>
              <table:table-cell office:value-type="float" office:value="50.1314394133">
                <text:p>50.1314394133</text:p>
              </table:table-cell>
              <table:table-cell office:value-type="float" office:value="67.8280602238">
                <text:p>67.8280602238</text:p>
              </table:table-cell>
              <table:table-cell office:value-type="float" office:value="86.6960940543">
                <text:p>86.6960940543</text:p>
              </table:table-cell>
              <table:table-cell office:value-type="float" office:value="121.215655243">
                <text:p>121.215655243</text:p>
              </table:table-cell>
              <table:table-cell office:value-type="float" office:value="186.80663675">
                <text:p>186.80663675</text:p>
              </table:table-cell>
              <table:table-cell office:value-type="float" office:value="394.575711469">
                <text:p>394.575711469</text:p>
              </table:table-cell>
              <table:table-cell office:value-type="float" office:value="1317.1741682">
                <text:p>1317.1741682</text:p>
              </table:table-cell>
            </table:table-row>
            <table:table-row>
              <table:table-cell office:value-type="string">
                <text:p>Thr2=0.9</text:p>
                <draw:g>
                  <svg:desc>thresholds.B11:thresholds.B11</svg:desc>
                </draw:g>
              </table:table-cell>
              <table:table-cell office:value-type="float" office:value="5.21870488074">
                <text:p>5.21870488074</text:p>
                <draw:g>
                  <svg:desc>thresholds.C11:thresholds.N11</svg:desc>
                </draw:g>
              </table:table-cell>
              <table:table-cell office:value-type="float" office:value="12.516239756">
                <text:p>12.516239756</text:p>
              </table:table-cell>
              <table:table-cell office:value-type="float" office:value="17.4374407381">
                <text:p>17.4374407381</text:p>
              </table:table-cell>
              <table:table-cell office:value-type="float" office:value="26.9839101316">
                <text:p>26.9839101316</text:p>
              </table:table-cell>
              <table:table-cell office:value-type="float" office:value="36.3811146339">
                <text:p>36.3811146339</text:p>
              </table:table-cell>
              <table:table-cell office:value-type="float" office:value="50.0598547424">
                <text:p>50.0598547424</text:p>
              </table:table-cell>
              <table:table-cell office:value-type="float" office:value="65.6855705285">
                <text:p>65.6855705285</text:p>
              </table:table-cell>
              <table:table-cell office:value-type="float" office:value="89.5925987731">
                <text:p>89.5925987731</text:p>
              </table:table-cell>
              <table:table-cell office:value-type="float" office:value="121.047540847">
                <text:p>121.047540847</text:p>
              </table:table-cell>
              <table:table-cell office:value-type="float" office:value="176.9930412">
                <text:p>176.9930412</text:p>
              </table:table-cell>
              <table:table-cell office:value-type="float" office:value="425.096590048">
                <text:p>425.096590048</text:p>
              </table:table-cell>
              <table:table-cell office:value-type="float" office:value="1337.94503547">
                <text:p>1337.9450354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105cm" svg:height="9.003cm" xlink:href=".." xlink:type="simple" chart:class="chart:scatter" chart:style-name="ch1">
        <chart:legend chart:legend-position="end" svg:x="14.882cm" svg:y="2.397cm" style:legend-expansion="high" chart:style-name="ch2"/>
        <chart:plot-area chart:style-name="ch3" table:cell-range-address="'tx probability'.B8:'tx probability'.O14" chart:data-source-has-labels="both" svg:x="0.462cm" svg:y="0.18cm" svg:width="13.958cm" svg:height="8.643cm">
          <chartooo:coordinate-region svg:x="1.348cm" svg:y="0.375cm" svg:width="12.595cm" svg:height="7.809cm"/>
          <chart:axis chart:dimension="x" chart:name="primary-x" chart:style-name="ch4" chartooo:axis-type="auto">
            <chart:categories table:cell-range-address="'tx probability'.C8:'tx probability'.O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x probability'.C9:'tx probability'.O9" chart:label-cell-address="'tx probability'.B9:'tx probability'.B9" chart:class="chart:scatter">
            <chart:domain table:cell-range-address="'tx probability'.C8:'tx probability'.O8"/>
            <chart:data-point chart:repeated="13"/>
          </chart:series>
          <chart:series chart:style-name="ch8" chart:values-cell-range-address="'tx probability'.C10:'tx probability'.O10" chart:label-cell-address="'tx probability'.B10:'tx probability'.B10" chart:class="chart:scatter">
            <chart:data-point chart:repeated="13"/>
          </chart:series>
          <chart:series chart:style-name="ch9" chart:values-cell-range-address="'tx probability'.C11:'tx probability'.O11" chart:label-cell-address="'tx probability'.B11:'tx probability'.B11" chart:class="chart:scatter">
            <chart:data-point chart:repeated="13"/>
          </chart:series>
          <chart:series chart:style-name="ch10" chart:values-cell-range-address="'tx probability'.C12:'tx probability'.O12" chart:label-cell-address="'tx probability'.B12:'tx probability'.B12" chart:class="chart:scatter">
            <chart:data-point chart:repeated="13"/>
          </chart:series>
          <chart:series chart:style-name="ch11" chart:values-cell-range-address="'tx probability'.C13:'tx probability'.O13" chart:label-cell-address="'tx probability'.B13:'tx probability'.B13" chart:class="chart:scatter">
            <chart:data-point chart:repeated="13"/>
          </chart:series>
          <chart:series chart:style-name="ch12" chart:values-cell-range-address="'tx probability'.C14:'tx probability'.O14" chart:label-cell-address="'tx probability'.B14:'tx probability'.B14" chart:class="chart:scatte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'tx probability'.C8:'tx probability'.O8</svg:desc>
                </draw:g>
              </table:table-cell>
              <table:table-cell office:value-type="float" office:value="0.001">
                <text:p>0.001</text:p>
              </table:table-cell>
              <table:table-cell office:value-type="float" office:value="0.0012">
                <text:p>0.0012</text:p>
              </table:table-cell>
              <table:table-cell office:value-type="float" office:value="0.0015">
                <text:p>0.0015</text:p>
              </table:table-cell>
              <table:table-cell office:value-type="float" office:value="0.0017">
                <text:p>0.0017</text:p>
              </table:table-cell>
              <table:table-cell office:value-type="float" office:value="0.0019">
                <text:p>0.0019</text:p>
              </table:table-cell>
              <table:table-cell office:value-type="float" office:value="0.0021">
                <text:p>0.0021</text:p>
              </table:table-cell>
              <table:table-cell office:value-type="float" office:value="0.0023">
                <text:p>0.0023</text:p>
              </table:table-cell>
              <table:table-cell office:value-type="float" office:value="0.0026">
                <text:p>0.0026</text:p>
              </table:table-cell>
              <table:table-cell office:value-type="float" office:value="0.003">
                <text:p>0.003</text:p>
              </table:table-cell>
              <table:table-cell office:value-type="float" office:value="0.0035">
                <text:p>0.0035</text:p>
              </table:table-cell>
              <table:table-cell office:value-type="float" office:value="0.004">
                <text:p>0.004</text:p>
              </table:table-cell>
              <table:table-cell office:value-type="float" office:value="0.0045">
                <text:p>0.0045</text:p>
              </table:table-cell>
            </table:table-row>
          </table:table-header-rows>
          <table:table-rows>
            <table:table-row>
              <table:table-cell office:value-type="string">
                <text:p>fuzzy area all p=1, starting at token holder</text:p>
                <draw:g>
                  <svg:desc>'tx probability'.B9:'tx probability'.B9</svg:desc>
                </draw:g>
              </table:table-cell>
              <table:table-cell office:value-type="float" office:value="5.22868942301">
                <text:p>5.22868942301</text:p>
                <draw:g>
                  <svg:desc>'tx probability'.C9:'tx probability'.O9</svg:desc>
                </draw:g>
              </table:table-cell>
              <table:table-cell office:value-type="float" office:value="12.8271607069">
                <text:p>12.8271607069</text:p>
              </table:table-cell>
              <table:table-cell office:value-type="float" office:value="16.8245697458">
                <text:p>16.8245697458</text:p>
              </table:table-cell>
              <table:table-cell office:value-type="float" office:value="26.6056667649">
                <text:p>26.6056667649</text:p>
              </table:table-cell>
              <table:table-cell office:value-type="float" office:value="37.7901343304">
                <text:p>37.7901343304</text:p>
              </table:table-cell>
              <table:table-cell office:value-type="float" office:value="49.263221675">
                <text:p>49.263221675</text:p>
              </table:table-cell>
              <table:table-cell office:value-type="float" office:value="66.3568237831">
                <text:p>66.3568237831</text:p>
              </table:table-cell>
              <table:table-cell office:value-type="float" office:value="86.5238102656">
                <text:p>86.5238102656</text:p>
              </table:table-cell>
              <table:table-cell office:value-type="float" office:value="121.433228382">
                <text:p>121.433228382</text:p>
              </table:table-cell>
              <table:table-cell office:value-type="float" office:value="179.300474743">
                <text:p>179.300474743</text:p>
              </table:table-cell>
              <table:table-cell office:value-type="float" office:value="389.471080123">
                <text:p>389.471080123</text:p>
              </table:table-cell>
              <table:table-cell office:value-type="float" office:value="1285.88864233">
                <text:p>1285.88864233</text:p>
              </table:table-cell>
              <table:table-cell office:value-type="float" office:value="2915.56154998">
                <text:p>2915.56154998</text:p>
              </table:table-cell>
            </table:table-row>
            <table:table-row>
              <table:table-cell office:value-type="string">
                <text:p>fuzzy area all p=1, shuffled across chip</text:p>
                <draw:g>
                  <svg:desc>'tx probability'.B10:'tx probability'.B10</svg:desc>
                </draw:g>
              </table:table-cell>
              <table:table-cell office:value-type="float" office:value="5.20070619417">
                <text:p>5.20070619417</text:p>
                <draw:g>
                  <svg:desc>'tx probability'.C10:'tx probability'.O10</svg:desc>
                </draw:g>
              </table:table-cell>
              <table:table-cell office:value-type="float" office:value="10.9357118922">
                <text:p>10.9357118922</text:p>
              </table:table-cell>
              <table:table-cell office:value-type="float" office:value="14.7711237823">
                <text:p>14.7711237823</text:p>
              </table:table-cell>
              <table:table-cell office:value-type="float" office:value="26.2191705655">
                <text:p>26.2191705655</text:p>
              </table:table-cell>
              <table:table-cell office:value-type="float" office:value="41.1535397837">
                <text:p>41.1535397837</text:p>
              </table:table-cell>
              <table:table-cell office:value-type="float" office:value="62.8313287451">
                <text:p>62.8313287451</text:p>
              </table:table-cell>
              <table:table-cell office:value-type="float" office:value="86.7670127694">
                <text:p>86.7670127694</text:p>
              </table:table-cell>
              <table:table-cell office:value-type="float" office:value="106.612905836">
                <text:p>106.612905836</text:p>
              </table:table-cell>
              <table:table-cell office:value-type="float" office:value="133.684553278">
                <text:p>133.684553278</text:p>
              </table:table-cell>
              <table:table-cell office:value-type="float" office:value="189.268784467">
                <text:p>189.268784467</text:p>
              </table:table-cell>
              <table:table-cell office:value-type="float" office:value="378.562846498">
                <text:p>378.562846498</text:p>
              </table:table-cell>
              <table:table-cell office:value-type="float" office:value="1225.35102223">
                <text:p>1225.35102223</text:p>
              </table:table-cell>
              <table:table-cell office:value-type="float" office:value="2786.66636702">
                <text:p>2786.66636702</text:p>
              </table:table-cell>
            </table:table-row>
            <table:table-row>
              <table:table-cell office:value-type="string">
                <text:p>fuzzy area all p=1/area, starting at token holder</text:p>
                <draw:g>
                  <svg:desc>'tx probability'.B11:'tx probability'.B11</svg:desc>
                </draw:g>
              </table:table-cell>
              <table:table-cell office:value-type="float" office:value="70.2325194718">
                <text:p>70.2325194718</text:p>
                <draw:g>
                  <svg:desc>'tx probability'.C11:'tx probability'.O11</svg:desc>
                </draw:g>
              </table:table-cell>
              <table:table-cell office:value-type="float" office:value="105.324123144">
                <text:p>105.324123144</text:p>
              </table:table-cell>
              <table:table-cell office:value-type="float" office:value="118.471687577">
                <text:p>118.471687577</text:p>
              </table:table-cell>
              <table:table-cell office:value-type="float" office:value="142.423670082">
                <text:p>142.423670082</text:p>
              </table:table-cell>
              <table:table-cell office:value-type="float" office:value="157.717050096">
                <text:p>157.717050096</text:p>
              </table:table-cell>
              <table:table-cell office:value-type="float" office:value="174.938864635">
                <text:p>174.938864635</text:p>
              </table:table-cell>
              <table:table-cell office:value-type="float" office:value="194.223805755">
                <text:p>194.223805755</text:p>
              </table:table-cell>
              <table:table-cell office:value-type="float" office:value="214.398937199">
                <text:p>214.398937199</text:p>
              </table:table-cell>
              <table:table-cell office:value-type="float" office:value="253.990373463">
                <text:p>253.990373463</text:p>
              </table:table-cell>
              <table:table-cell office:value-type="float" office:value="337.599586496">
                <text:p>337.599586496</text:p>
              </table:table-cell>
              <table:table-cell office:value-type="float" office:value="604.82191082">
                <text:p>604.82191082</text:p>
              </table:table-cell>
              <table:table-cell office:value-type="float" office:value="1584.36437317">
                <text:p>1584.36437317</text:p>
              </table:table-cell>
              <table:table-cell office:value-type="float" office:value="3028.45694806">
                <text:p>3028.45694806</text:p>
              </table:table-cell>
            </table:table-row>
            <table:table-row>
              <table:table-cell office:value-type="string">
                <text:p>fuzzy area all p=1/area, shuffled across chip</text:p>
                <draw:g>
                  <svg:desc>'tx probability'.B12:'tx probability'.B12</svg:desc>
                </draw:g>
              </table:table-cell>
              <table:table-cell office:value-type="float" office:value="70.4852807288">
                <text:p>70.4852807288</text:p>
                <draw:g>
                  <svg:desc>'tx probability'.C12:'tx probability'.O12</svg:desc>
                </draw:g>
              </table:table-cell>
              <table:table-cell office:value-type="float" office:value="107.802719943">
                <text:p>107.802719943</text:p>
              </table:table-cell>
              <table:table-cell office:value-type="float" office:value="122.050196414">
                <text:p>122.050196414</text:p>
              </table:table-cell>
              <table:table-cell office:value-type="float" office:value="149.074713519">
                <text:p>149.074713519</text:p>
              </table:table-cell>
              <table:table-cell office:value-type="float" office:value="166.36168612">
                <text:p>166.36168612</text:p>
              </table:table-cell>
              <table:table-cell office:value-type="float" office:value="194.129810596">
                <text:p>194.129810596</text:p>
              </table:table-cell>
              <table:table-cell office:value-type="float" office:value="214.285878318">
                <text:p>214.285878318</text:p>
              </table:table-cell>
              <table:table-cell office:value-type="float" office:value="239.190291628">
                <text:p>239.190291628</text:p>
              </table:table-cell>
              <table:table-cell office:value-type="float" office:value="291.964159948">
                <text:p>291.964159948</text:p>
              </table:table-cell>
              <table:table-cell office:value-type="float" office:value="375.037199506">
                <text:p>375.037199506</text:p>
              </table:table-cell>
              <table:table-cell office:value-type="float" office:value="640.641335058">
                <text:p>640.641335058</text:p>
              </table:table-cell>
              <table:table-cell office:value-type="float" office:value="1460.17117946">
                <text:p>1460.17117946</text:p>
              </table:table-cell>
              <table:table-cell office:value-type="float" office:value="3130.91617275">
                <text:p>3130.91617275</text:p>
              </table:table-cell>
            </table:table-row>
            <table:table-row>
              <table:table-cell office:value-type="string">
                <text:p>fuzzy area gaussian, starting at token holder</text:p>
                <draw:g>
                  <svg:desc>'tx probability'.B13:'tx probability'.B13</svg:desc>
                </draw:g>
              </table:table-cell>
              <table:table-cell office:value-type="float" office:value="5.88661041283">
                <text:p>5.88661041283</text:p>
                <draw:g>
                  <svg:desc>'tx probability'.C13:'tx probability'.O13</svg:desc>
                </draw:g>
              </table:table-cell>
              <table:table-cell office:value-type="float" office:value="14.5547226606">
                <text:p>14.5547226606</text:p>
              </table:table-cell>
              <table:table-cell office:value-type="float" office:value="21.6582709991">
                <text:p>21.6582709991</text:p>
              </table:table-cell>
              <table:table-cell office:value-type="float" office:value="52.2102551097">
                <text:p>52.2102551097</text:p>
              </table:table-cell>
              <table:table-cell office:value-type="float" office:value="109.241668221">
                <text:p>109.241668221</text:p>
              </table:table-cell>
              <table:table-cell office:value-type="float" office:value="157.568572922">
                <text:p>157.568572922</text:p>
              </table:table-cell>
              <table:table-cell office:value-type="float" office:value="183.533073294">
                <text:p>183.533073294</text:p>
              </table:table-cell>
              <table:table-cell office:value-type="float" office:value="186.552590377">
                <text:p>186.552590377</text:p>
              </table:table-cell>
              <table:table-cell office:value-type="float" office:value="189.685823736">
                <text:p>189.685823736</text:p>
              </table:table-cell>
              <table:table-cell office:value-type="float" office:value="225.902356633">
                <text:p>225.902356633</text:p>
              </table:table-cell>
              <table:table-cell office:value-type="float" office:value="406.702602115">
                <text:p>406.702602115</text:p>
              </table:table-cell>
              <table:table-cell office:value-type="float" office:value="1382.2876078">
                <text:p>1382.2876078</text:p>
              </table:table-cell>
              <table:table-cell office:value-type="float" office:value="2777.51421">
                <text:p>2777.51421</text:p>
              </table:table-cell>
            </table:table-row>
            <table:table-row>
              <table:table-cell office:value-type="string">
                <text:p>fuzzy area gaussian, shuffled across chip</text:p>
                <draw:g>
                  <svg:desc>'tx probability'.B14:'tx probability'.B14</svg:desc>
                </draw:g>
              </table:table-cell>
              <table:table-cell office:value-type="float" office:value="5.63629484053">
                <text:p>5.63629484053</text:p>
                <draw:g>
                  <svg:desc>'tx probability'.C14:'tx probability'.O14</svg:desc>
                </draw:g>
              </table:table-cell>
              <table:table-cell office:value-type="float" office:value="11.11077266">
                <text:p>11.11077266</text:p>
              </table:table-cell>
              <table:table-cell office:value-type="float" office:value="14.9655125084">
                <text:p>14.9655125084</text:p>
              </table:table-cell>
              <table:table-cell office:value-type="float" office:value="25.9029339761">
                <text:p>25.9029339761</text:p>
              </table:table-cell>
              <table:table-cell office:value-type="float" office:value="40.7176603836">
                <text:p>40.7176603836</text:p>
              </table:table-cell>
              <table:table-cell office:value-type="float" office:value="60.3573986397">
                <text:p>60.3573986397</text:p>
              </table:table-cell>
              <table:table-cell office:value-type="float" office:value="85.0879150076">
                <text:p>85.0879150076</text:p>
              </table:table-cell>
              <table:table-cell office:value-type="float" office:value="107.036699009">
                <text:p>107.036699009</text:p>
              </table:table-cell>
              <table:table-cell office:value-type="float" office:value="139.516515035">
                <text:p>139.516515035</text:p>
              </table:table-cell>
              <table:table-cell office:value-type="float" office:value="187.682539499">
                <text:p>187.682539499</text:p>
              </table:table-cell>
              <table:table-cell office:value-type="float" office:value="370.200397513">
                <text:p>370.200397513</text:p>
              </table:table-cell>
              <table:table-cell office:value-type="float" office:value="1270.0150837">
                <text:p>1270.0150837</text:p>
              </table:table-cell>
              <table:table-cell office:value-type="float" office:value="2824.56906691">
                <text:p>2824.5690669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41cm" svg:height="9cm" xlink:href=".." xlink:type="simple" chart:class="chart:scatter" chart:style-name="ch1">
        <chart:legend chart:legend-position="end" svg:x="24.071cm" svg:y="2.98cm" style:legend-expansion="high" chart:style-name="ch2"/>
        <chart:plot-area chart:style-name="ch3" table:cell-range-address="'tx probability'.B40:'tx probability'.O46" chart:data-source-has-labels="both" svg:x="0.662cm" svg:y="0.18cm" svg:width="22.747cm" svg:height="8.64cm">
          <chartooo:coordinate-region svg:x="1.548cm" svg:y="0.375cm" svg:width="21.384cm" svg:height="7.806cm"/>
          <chart:axis chart:dimension="x" chart:name="primary-x" chart:style-name="ch4" chartooo:axis-type="auto">
            <chart:categories table:cell-range-address="'tx probability'.C40:'tx probability'.O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x probability'.C41:'tx probability'.O41" chart:label-cell-address="'tx probability'.B41:'tx probability'.B41" chart:class="chart:scatter">
            <chart:domain table:cell-range-address="'tx probability'.C40:'tx probability'.O40"/>
            <chart:data-point chart:repeated="13"/>
          </chart:series>
          <chart:series chart:style-name="ch8" chart:values-cell-range-address="'tx probability'.C42:'tx probability'.O42" chart:label-cell-address="'tx probability'.B42:'tx probability'.B42" chart:class="chart:scatter">
            <chart:data-point chart:repeated="13"/>
          </chart:series>
          <chart:series chart:style-name="ch9" chart:values-cell-range-address="'tx probability'.C43:'tx probability'.O43" chart:label-cell-address="'tx probability'.B43:'tx probability'.B43" chart:class="chart:scatter">
            <chart:data-point chart:repeated="13"/>
          </chart:series>
          <chart:series chart:style-name="ch10" chart:values-cell-range-address="'tx probability'.C44:'tx probability'.O44" chart:label-cell-address="'tx probability'.B44:'tx probability'.B44" chart:class="chart:scatter">
            <chart:data-point chart:repeated="13"/>
          </chart:series>
          <chart:series chart:style-name="ch11" chart:values-cell-range-address="'tx probability'.C45:'tx probability'.O45" chart:label-cell-address="'tx probability'.B45:'tx probability'.B45" chart:class="chart:scatter">
            <chart:data-point chart:repeated="13"/>
          </chart:series>
          <chart:series chart:style-name="ch12" chart:values-cell-range-address="'tx probability'.C46:'tx probability'.O46" chart:label-cell-address="'tx probability'.B46:'tx probability'.B46" chart:class="chart:scatte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'tx probability'.C40:'tx probability'.O40</svg:desc>
                </draw:g>
              </table:table-cell>
              <table:table-cell office:value-type="float" office:value="0.001">
                <text:p>0.001</text:p>
              </table:table-cell>
              <table:table-cell office:value-type="float" office:value="0.0012">
                <text:p>0.0012</text:p>
              </table:table-cell>
              <table:table-cell office:value-type="float" office:value="0.0015">
                <text:p>0.0015</text:p>
              </table:table-cell>
              <table:table-cell office:value-type="float" office:value="0.0017">
                <text:p>0.0017</text:p>
              </table:table-cell>
              <table:table-cell office:value-type="float" office:value="0.0019">
                <text:p>0.0019</text:p>
              </table:table-cell>
              <table:table-cell office:value-type="float" office:value="0.0021">
                <text:p>0.0021</text:p>
              </table:table-cell>
              <table:table-cell office:value-type="float" office:value="0.0023">
                <text:p>0.0023</text:p>
              </table:table-cell>
              <table:table-cell office:value-type="float" office:value="0.0026">
                <text:p>0.0026</text:p>
              </table:table-cell>
              <table:table-cell office:value-type="float" office:value="0.003">
                <text:p>0.003</text:p>
              </table:table-cell>
              <table:table-cell office:value-type="float" office:value="0.0035">
                <text:p>0.0035</text:p>
              </table:table-cell>
              <table:table-cell office:value-type="float" office:value="0.004">
                <text:p>0.004</text:p>
              </table:table-cell>
              <table:table-cell office:value-type="float" office:value="0.0045">
                <text:p>0.0045</text:p>
              </table:table-cell>
            </table:table-row>
          </table:table-header-rows>
          <table:table-rows>
            <table:table-row>
              <table:table-cell office:value-type="string">
                <text:p>fuzzy area all p=1, starting at token holder</text:p>
                <draw:g>
                  <svg:desc>'tx probability'.B41:'tx probability'.B41</svg:desc>
                </draw:g>
              </table:table-cell>
              <table:table-cell office:value-type="float" office:value="5.2143481709">
                <text:p>5.2143481709</text:p>
                <draw:g>
                  <svg:desc>'tx probability'.C41:'tx probability'.O41</svg:desc>
                </draw:g>
              </table:table-cell>
              <table:table-cell office:value-type="float" office:value="12.602968536">
                <text:p>12.602968536</text:p>
              </table:table-cell>
              <table:table-cell office:value-type="float" office:value="17.1590928803">
                <text:p>17.1590928803</text:p>
              </table:table-cell>
              <table:table-cell office:value-type="float" office:value="27.3633155132">
                <text:p>27.3633155132</text:p>
              </table:table-cell>
              <table:table-cell office:value-type="float" office:value="40.1514385148">
                <text:p>40.1514385148</text:p>
              </table:table-cell>
              <table:table-cell office:value-type="float" office:value="58.4179883549">
                <text:p>58.4179883549</text:p>
              </table:table-cell>
              <table:table-cell office:value-type="float" office:value="96.1590793632">
                <text:p>96.1590793632</text:p>
              </table:table-cell>
              <table:table-cell office:value-type="float" office:value="1636.85221082">
                <text:p>1636.85221082</text:p>
              </table:table-cell>
              <table:table-cell office:value-type="float" office:value="3852.49636675">
                <text:p>3852.49636675</text:p>
              </table:table-cell>
              <table:table-cell office:value-type="float" office:value="6722.06055586">
                <text:p>6722.06055586</text:p>
              </table:table-cell>
              <table:table-cell office:value-type="float" office:value="9716.10572918">
                <text:p>9716.10572918</text:p>
              </table:table-cell>
              <table:table-cell office:value-type="float" office:value="11881.9304236">
                <text:p>11881.9304236</text:p>
              </table:table-cell>
              <table:table-cell office:value-type="float" office:value="13798.7599213">
                <text:p>13798.7599213</text:p>
              </table:table-cell>
            </table:table-row>
            <table:table-row>
              <table:table-cell office:value-type="string">
                <text:p>fuzzy area all p=1, shuffled across chip</text:p>
                <draw:g>
                  <svg:desc>'tx probability'.B42:'tx probability'.B42</svg:desc>
                </draw:g>
              </table:table-cell>
              <table:table-cell office:value-type="float" office:value="5.17640089337">
                <text:p>5.17640089337</text:p>
                <draw:g>
                  <svg:desc>'tx probability'.C42:'tx probability'.O42</svg:desc>
                </draw:g>
              </table:table-cell>
              <table:table-cell office:value-type="float" office:value="10.7625453604">
                <text:p>10.7625453604</text:p>
              </table:table-cell>
              <table:table-cell office:value-type="float" office:value="14.1171824264">
                <text:p>14.1171824264</text:p>
              </table:table-cell>
              <table:table-cell office:value-type="float" office:value="26.0131628883">
                <text:p>26.0131628883</text:p>
              </table:table-cell>
              <table:table-cell office:value-type="float" office:value="43.5509198508">
                <text:p>43.5509198508</text:p>
              </table:table-cell>
              <table:table-cell office:value-type="float" office:value="83.361324878">
                <text:p>83.361324878</text:p>
              </table:table-cell>
              <table:table-cell office:value-type="float" office:value="180.700102692">
                <text:p>180.700102692</text:p>
              </table:table-cell>
              <table:table-cell office:value-type="float" office:value="629.660275232">
                <text:p>629.660275232</text:p>
              </table:table-cell>
              <table:table-cell office:value-type="float" office:value="3212.98314063">
                <text:p>3212.98314063</text:p>
              </table:table-cell>
              <table:table-cell office:value-type="float" office:value="6357.92633967">
                <text:p>6357.92633967</text:p>
              </table:table-cell>
              <table:table-cell office:value-type="float" office:value="9272.73425175">
                <text:p>9272.73425175</text:p>
              </table:table-cell>
              <table:table-cell office:value-type="float" office:value="11496.4946958">
                <text:p>11496.4946958</text:p>
              </table:table-cell>
              <table:table-cell office:value-type="float" office:value="13448.2412267">
                <text:p>13448.2412267</text:p>
              </table:table-cell>
            </table:table-row>
            <table:table-row>
              <table:table-cell office:value-type="string">
                <text:p>fuzzy area all p=1/area, starting at token holder</text:p>
                <draw:g>
                  <svg:desc>'tx probability'.B43:'tx probability'.B43</svg:desc>
                </draw:g>
              </table:table-cell>
              <table:table-cell office:value-type="float" office:value="71.0612835581">
                <text:p>71.0612835581</text:p>
                <draw:g>
                  <svg:desc>'tx probability'.C43:'tx probability'.O43</svg:desc>
                </draw:g>
              </table:table-cell>
              <table:table-cell office:value-type="float" office:value="132.138141791">
                <text:p>132.138141791</text:p>
              </table:table-cell>
              <table:table-cell office:value-type="float" office:value="162.1228361">
                <text:p>162.1228361</text:p>
              </table:table-cell>
              <table:table-cell office:value-type="float" office:value="264.079548302">
                <text:p>264.079548302</text:p>
              </table:table-cell>
              <table:table-cell office:value-type="float" office:value="480.407756478">
                <text:p>480.407756478</text:p>
              </table:table-cell>
              <table:table-cell office:value-type="float" office:value="1533.99095684">
                <text:p>1533.99095684</text:p>
              </table:table-cell>
              <table:table-cell office:value-type="float" office:value="2948.11380967">
                <text:p>2948.11380967</text:p>
              </table:table-cell>
              <table:table-cell office:value-type="float" office:value="4662.36008307">
                <text:p>4662.36008307</text:p>
              </table:table-cell>
              <table:table-cell office:value-type="float" office:value="7896.92944569">
                <text:p>7896.92944569</text:p>
              </table:table-cell>
              <table:table-cell office:value-type="float" office:value="11017.1443641">
                <text:p>11017.1443641</text:p>
              </table:table-cell>
              <table:table-cell office:value-type="float" office:value="13725.2182448">
                <text:p>13725.2182448</text:p>
              </table:table-cell>
              <table:table-cell office:value-type="float" office:value="15566.1022531">
                <text:p>15566.1022531</text:p>
              </table:table-cell>
              <table:table-cell office:value-type="float" office:value="17537.2730938">
                <text:p>17537.2730938</text:p>
              </table:table-cell>
            </table:table-row>
            <table:table-row>
              <table:table-cell office:value-type="string">
                <text:p>fuzzy area all p=1/area, shuffled across chip</text:p>
                <draw:g>
                  <svg:desc>'tx probability'.B44:'tx probability'.B44</svg:desc>
                </draw:g>
              </table:table-cell>
              <table:table-cell office:value-type="float" office:value="71.0685210419">
                <text:p>71.0685210419</text:p>
                <draw:g>
                  <svg:desc>'tx probability'.C44:'tx probability'.O44</svg:desc>
                </draw:g>
              </table:table-cell>
              <table:table-cell office:value-type="float" office:value="137.533437492">
                <text:p>137.533437492</text:p>
              </table:table-cell>
              <table:table-cell office:value-type="float" office:value="167.809846588">
                <text:p>167.809846588</text:p>
              </table:table-cell>
              <table:table-cell office:value-type="float" office:value="289.345952882">
                <text:p>289.345952882</text:p>
              </table:table-cell>
              <table:table-cell office:value-type="float" office:value="555.89512577">
                <text:p>555.89512577</text:p>
              </table:table-cell>
              <table:table-cell office:value-type="float" office:value="1566.1993444">
                <text:p>1566.1993444</text:p>
              </table:table-cell>
              <table:table-cell office:value-type="float" office:value="3241.98458758">
                <text:p>3241.98458758</text:p>
              </table:table-cell>
              <table:table-cell office:value-type="float" office:value="5109.37128782">
                <text:p>5109.37128782</text:p>
              </table:table-cell>
              <table:table-cell office:value-type="float" office:value="8056.87371681">
                <text:p>8056.87371681</text:p>
              </table:table-cell>
              <table:table-cell office:value-type="float" office:value="10824.8072131">
                <text:p>10824.8072131</text:p>
              </table:table-cell>
              <table:table-cell office:value-type="float" office:value="14322.4490162">
                <text:p>14322.4490162</text:p>
              </table:table-cell>
              <table:table-cell office:value-type="float" office:value="16363.3730938">
                <text:p>16363.3730938</text:p>
              </table:table-cell>
              <table:table-cell office:value-type="float" office:value="18049.9971094">
                <text:p>18049.9971094</text:p>
              </table:table-cell>
            </table:table-row>
            <table:table-row>
              <table:table-cell office:value-type="string">
                <text:p>fuzzy area gaussian, starting at token holder</text:p>
                <draw:g>
                  <svg:desc>'tx probability'.B45:'tx probability'.B45</svg:desc>
                </draw:g>
              </table:table-cell>
              <table:table-cell office:value-type="float" office:value="5.88855989421">
                <text:p>5.88855989421</text:p>
                <draw:g>
                  <svg:desc>'tx probability'.C45:'tx probability'.O45</svg:desc>
                </draw:g>
              </table:table-cell>
              <table:table-cell office:value-type="float" office:value="14.2567612744">
                <text:p>14.2567612744</text:p>
              </table:table-cell>
              <table:table-cell office:value-type="float" office:value="24.2278139468">
                <text:p>24.2278139468</text:p>
              </table:table-cell>
              <table:table-cell office:value-type="float" office:value="852.241979039">
                <text:p>852.241979039</text:p>
              </table:table-cell>
              <table:table-cell office:value-type="float" office:value="212.278179471">
                <text:p>212.278179471</text:p>
              </table:table-cell>
              <table:table-cell office:value-type="float" office:value="6914.32093052">
                <text:p>6914.32093052</text:p>
              </table:table-cell>
              <table:table-cell office:value-type="float" office:value="9678.56133714">
                <text:p>9678.56133714</text:p>
              </table:table-cell>
              <table:table-cell office:value-type="float" office:value="2586.80300769">
                <text:p>2586.80300769</text:p>
              </table:table-cell>
              <table:table-cell office:value-type="float" office:value="10049.8711905">
                <text:p>10049.8711905</text:p>
              </table:table-cell>
              <table:table-cell office:value-type="float" office:value="9250.21406102">
                <text:p>9250.21406102</text:p>
              </table:table-cell>
              <table:table-cell office:value-type="float" office:value="17262.9543538">
                <text:p>17262.9543538</text:p>
              </table:table-cell>
              <table:table-cell office:value-type="float" office:value="13211.8110324">
                <text:p>13211.8110324</text:p>
              </table:table-cell>
              <table:table-cell office:value-type="float" office:value="14691.1391378">
                <text:p>14691.1391378</text:p>
              </table:table-cell>
            </table:table-row>
            <table:table-row>
              <table:table-cell office:value-type="string">
                <text:p>fuzzy area gaussian, shuffled across chip</text:p>
                <draw:g>
                  <svg:desc>'tx probability'.B46:'tx probability'.B46</svg:desc>
                </draw:g>
              </table:table-cell>
              <table:table-cell office:value-type="float" office:value="5.626114202">
                <text:p>5.626114202</text:p>
                <draw:g>
                  <svg:desc>'tx probability'.C46:'tx probability'.O46</svg:desc>
                </draw:g>
              </table:table-cell>
              <table:table-cell office:value-type="float" office:value="11.0812766565">
                <text:p>11.0812766565</text:p>
              </table:table-cell>
              <table:table-cell office:value-type="float" office:value="14.3751847587">
                <text:p>14.3751847587</text:p>
              </table:table-cell>
              <table:table-cell office:value-type="float" office:value="25.4513112182">
                <text:p>25.4513112182</text:p>
              </table:table-cell>
              <table:table-cell office:value-type="float" office:value="43.1448233548">
                <text:p>43.1448233548</text:p>
              </table:table-cell>
              <table:table-cell office:value-type="float" office:value="84.2850390928">
                <text:p>84.2850390928</text:p>
              </table:table-cell>
              <table:table-cell office:value-type="float" office:value="193.825865026">
                <text:p>193.825865026</text:p>
              </table:table-cell>
              <table:table-cell office:value-type="float" office:value="799.896110144">
                <text:p>799.896110144</text:p>
              </table:table-cell>
              <table:table-cell office:value-type="float" office:value="3404.70833768">
                <text:p>3404.70833768</text:p>
              </table:table-cell>
              <table:table-cell office:value-type="float" office:value="6154.55199904">
                <text:p>6154.55199904</text:p>
              </table:table-cell>
              <table:table-cell office:value-type="float" office:value="9065.90809375">
                <text:p>9065.90809375</text:p>
              </table:table-cell>
              <table:table-cell office:value-type="float" office:value="11853.3401737">
                <text:p>11853.3401737</text:p>
              </table:table-cell>
              <table:table-cell office:value-type="float" office:value="13568.6748221">
                <text:p>13568.674822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cm" svg:height="8.994cm" xlink:href=".." xlink:type="simple" chart:class="chart:scatter" chart:style-name="ch1">
        <chart:title svg:x="7.005cm" svg:y="0.315cm" chart:style-name="ch2">
          <text:p>Thr2=0.9</text:p>
        </chart:title>
        <chart:legend chart:legend-position="end" svg:x="13.184cm" svg:y="3.712cm" style:legend-expansion="high" chart:style-name="ch3"/>
        <chart:plot-area chart:style-name="ch4" table:cell-range-address="thresholds.B18:thresholds.N21" chart:data-source-has-labels="both" svg:x="1.314cm" svg:y="1.299cm" svg:width="11.55cm" svg:height="6.552cm">
          <chartooo:coordinate-region svg:x="2.2cm" svg:y="1.494cm" svg:width="10.08cm" svg:height="5.718cm"/>
          <chart:axis chart:dimension="x" chart:name="primary-x" chart:style-name="ch5" chartooo:axis-type="auto">
            <chart:title svg:x="6.732cm" svg:y="8.031cm" chart:style-name="ch6">
              <text:p>load</text:p>
            </chart:title>
            <chart:categories table:cell-range-address="thresholds.C18:thresholds.N18"/>
          </chart:axis>
          <chart:axis chart:dimension="y" chart:name="primary-y" chart:style-name="ch7">
            <chart:title svg:x="0.451cm" svg:y="5.161cm" chart:style-name="ch8">
              <text:p>latency</text:p>
            </chart:title>
            <chart:grid chart:style-name="ch9" chart:class="major"/>
          </chart:axis>
          <chart:series chart:style-name="ch10" chart:values-cell-range-address="thresholds.C19:thresholds.N19" chart:label-cell-address="thresholds.B19:thresholds.B19" chart:class="chart:scatter">
            <chart:domain table:cell-range-address="thresholds.C18:thresholds.N18"/>
            <chart:data-point chart:repeated="12"/>
          </chart:series>
          <chart:series chart:style-name="ch11" chart:values-cell-range-address="thresholds.C20:thresholds.N20" chart:label-cell-address="thresholds.B20:thresholds.B20" chart:class="chart:scatter">
            <chart:data-point chart:repeated="12"/>
          </chart:series>
          <chart:series chart:style-name="ch12" chart:values-cell-range-address="thresholds.C21:thresholds.N21" chart:label-cell-address="thresholds.B21:thresholds.B21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thresholds.C18:thresholds.N18</svg:desc>
                </draw:g>
              </table:table-cell>
              <table:table-cell office:value-type="float" office:value="0.001">
                <text:p>0.001</text:p>
              </table:table-cell>
              <table:table-cell office:value-type="float" office:value="0.0012">
                <text:p>0.0012</text:p>
              </table:table-cell>
              <table:table-cell office:value-type="float" office:value="0.0015">
                <text:p>0.0015</text:p>
              </table:table-cell>
              <table:table-cell office:value-type="float" office:value="0.0017">
                <text:p>0.0017</text:p>
              </table:table-cell>
              <table:table-cell office:value-type="float" office:value="0.0019">
                <text:p>0.0019</text:p>
              </table:table-cell>
              <table:table-cell office:value-type="float" office:value="0.0021">
                <text:p>0.0021</text:p>
              </table:table-cell>
              <table:table-cell office:value-type="float" office:value="0.0023">
                <text:p>0.0023</text:p>
              </table:table-cell>
              <table:table-cell office:value-type="float" office:value="0.0026">
                <text:p>0.0026</text:p>
              </table:table-cell>
              <table:table-cell office:value-type="float" office:value="0.003">
                <text:p>0.003</text:p>
              </table:table-cell>
              <table:table-cell office:value-type="float" office:value="0.0035">
                <text:p>0.0035</text:p>
              </table:table-cell>
              <table:table-cell office:value-type="float" office:value="0.004">
                <text:p>0.004</text:p>
              </table:table-cell>
            </table:table-row>
          </table:table-header-rows>
          <table:table-rows>
            <table:table-row>
              <table:table-cell office:value-type="string">
                <text:p>Thr1=0.1</text:p>
                <draw:g>
                  <svg:desc>thresholds.B19:thresholds.B19</svg:desc>
                </draw:g>
              </table:table-cell>
              <table:table-cell office:value-type="float" office:value="5.21870488074">
                <text:p>5.21870488074</text:p>
                <draw:g>
                  <svg:desc>thresholds.C19:thresholds.N19</svg:desc>
                </draw:g>
              </table:table-cell>
              <table:table-cell office:value-type="float" office:value="12.516239756">
                <text:p>12.516239756</text:p>
              </table:table-cell>
              <table:table-cell office:value-type="float" office:value="17.4374407381">
                <text:p>17.4374407381</text:p>
              </table:table-cell>
              <table:table-cell office:value-type="float" office:value="26.9839101316">
                <text:p>26.9839101316</text:p>
              </table:table-cell>
              <table:table-cell office:value-type="float" office:value="36.3811146339">
                <text:p>36.3811146339</text:p>
              </table:table-cell>
              <table:table-cell office:value-type="float" office:value="50.0598547424">
                <text:p>50.0598547424</text:p>
              </table:table-cell>
              <table:table-cell office:value-type="float" office:value="65.6855705285">
                <text:p>65.6855705285</text:p>
              </table:table-cell>
              <table:table-cell office:value-type="float" office:value="89.5925987731">
                <text:p>89.5925987731</text:p>
              </table:table-cell>
              <table:table-cell office:value-type="float" office:value="121.047540847">
                <text:p>121.047540847</text:p>
              </table:table-cell>
              <table:table-cell office:value-type="float" office:value="176.9930412">
                <text:p>176.9930412</text:p>
              </table:table-cell>
              <table:table-cell office:value-type="float" office:value="425.096590048">
                <text:p>425.096590048</text:p>
              </table:table-cell>
              <table:table-cell office:value-type="float" office:value="1337.94503547">
                <text:p>1337.94503547</text:p>
              </table:table-cell>
            </table:table-row>
            <table:table-row>
              <table:table-cell office:value-type="string">
                <text:p>Thr1=0.2</text:p>
                <draw:g>
                  <svg:desc>thresholds.B20:thresholds.B20</svg:desc>
                </draw:g>
              </table:table-cell>
              <table:table-cell office:value-type="float" office:value="5.27403460123">
                <text:p>5.27403460123</text:p>
                <draw:g>
                  <svg:desc>thresholds.C20:thresholds.N20</svg:desc>
                </draw:g>
              </table:table-cell>
              <table:table-cell office:value-type="float" office:value="13.3639275334">
                <text:p>13.3639275334</text:p>
              </table:table-cell>
              <table:table-cell office:value-type="float" office:value="18.197016602">
                <text:p>18.197016602</text:p>
              </table:table-cell>
              <table:table-cell office:value-type="float" office:value="30.4694373878">
                <text:p>30.4694373878</text:p>
              </table:table-cell>
              <table:table-cell office:value-type="float" office:value="40.9348908328">
                <text:p>40.9348908328</text:p>
              </table:table-cell>
              <table:table-cell office:value-type="float" office:value="57.0350793272">
                <text:p>57.0350793272</text:p>
              </table:table-cell>
              <table:table-cell office:value-type="float" office:value="74.0274829437">
                <text:p>74.0274829437</text:p>
              </table:table-cell>
              <table:table-cell office:value-type="float" office:value="88.4171219752">
                <text:p>88.4171219752</text:p>
              </table:table-cell>
              <table:table-cell office:value-type="float" office:value="115.488218718">
                <text:p>115.488218718</text:p>
              </table:table-cell>
              <table:table-cell office:value-type="float" office:value="165.29877328">
                <text:p>165.29877328</text:p>
              </table:table-cell>
              <table:table-cell office:value-type="float" office:value="363.502635483">
                <text:p>363.502635483</text:p>
              </table:table-cell>
              <table:table-cell office:value-type="float" office:value="1215.54677664">
                <text:p>1215.54677664</text:p>
              </table:table-cell>
            </table:table-row>
            <table:table-row>
              <table:table-cell office:value-type="string">
                <text:p>Thr1=0.5</text:p>
                <draw:g>
                  <svg:desc>thresholds.B21:thresholds.B21</svg:desc>
                </draw:g>
              </table:table-cell>
              <table:table-cell office:value-type="float" office:value="5.31178471381">
                <text:p>5.31178471381</text:p>
                <draw:g>
                  <svg:desc>thresholds.C21:thresholds.N21</svg:desc>
                </draw:g>
              </table:table-cell>
              <table:table-cell office:value-type="float" office:value="22.6616826106">
                <text:p>22.6616826106</text:p>
              </table:table-cell>
              <table:table-cell office:value-type="float" office:value="33.4110893703">
                <text:p>33.4110893703</text:p>
              </table:table-cell>
              <table:table-cell office:value-type="float" office:value="51.16310178">
                <text:p>51.16310178</text:p>
              </table:table-cell>
              <table:table-cell office:value-type="float" office:value="61.2542050426">
                <text:p>61.2542050426</text:p>
              </table:table-cell>
              <table:table-cell office:value-type="float" office:value="68.831685961">
                <text:p>68.831685961</text:p>
              </table:table-cell>
              <table:table-cell office:value-type="float" office:value="78.5516449344">
                <text:p>78.5516449344</text:p>
              </table:table-cell>
              <table:table-cell office:value-type="float" office:value="87.7289408846">
                <text:p>87.7289408846</text:p>
              </table:table-cell>
              <table:table-cell office:value-type="float" office:value="106.460113968">
                <text:p>106.460113968</text:p>
              </table:table-cell>
              <table:table-cell office:value-type="float" office:value="155.049148266">
                <text:p>155.049148266</text:p>
              </table:table-cell>
              <table:table-cell office:value-type="float" office:value="333.576887107">
                <text:p>333.576887107</text:p>
              </table:table-cell>
              <table:table-cell office:value-type="float" office:value="1216.49446842">
                <text:p>1216.4944684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1 2" chart:style-name="ch1">
        <chart:title svg:x="6.947cm" svg:y="0.316cm" chart:style-name="ch2">
          <text:p>Inc by +1</text:p>
        </chart:title>
        <chart:legend chart:legend-position="end" svg:x="13.139cm" svg:y="3.715cm" style:legend-expansion="high" chart:style-name="ch3"/>
        <chart:plot-area chart:style-name="ch4" table:cell-range-address="'inc, dec (different sigmas)'.B81:'inc, dec (different sigmas)'.O84" chart:data-source-has-labels="both" svg:x="1.314cm" svg:y="1.301cm" svg:width="11.505cm" svg:height="6.555cm">
          <chartooo:coordinate-region svg:x="2.2cm" svg:y="1.496cm" svg:width="10.141cm" svg:height="5.721cm"/>
          <chart:axis chart:dimension="x" chart:name="primary-x" chart:style-name="ch5" chartooo:axis-type="auto">
            <chart:title svg:x="6.709cm" svg:y="8.037cm" chart:style-name="ch6">
              <text:p>load</text:p>
            </chart:title>
            <chart:categories table:cell-range-address="'inc, dec (different sigmas)'.C81:'inc, dec (different sigmas)'.O81"/>
          </chart:axis>
          <chart:axis chart:dimension="y" chart:name="primary-y" chart:style-name="ch7">
            <chart:title svg:x="0.451cm" svg:y="5.164cm" chart:style-name="ch8">
              <text:p>latency</text:p>
            </chart:title>
            <chart:grid chart:style-name="ch9" chart:class="major"/>
          </chart:axis>
          <chart:series chart:style-name="ch10" chart:values-cell-range-address="'inc, dec (different sigmas)'.C82:'inc, dec (different sigmas)'.O82" chart:label-cell-address="'inc, dec (different sigmas)'.B82:'inc, dec (different sigmas)'.B82" chart:class="chart:scatter">
            <chart:domain table:cell-range-address="'inc, dec (different sigmas)'.C81:'inc, dec (different sigmas)'.O81"/>
            <chart:data-point chart:repeated="13"/>
          </chart:series>
          <chart:series chart:style-name="ch11" chart:values-cell-range-address="'inc, dec (different sigmas)'.C83:'inc, dec (different sigmas)'.O83" chart:label-cell-address="'inc, dec (different sigmas)'.B83:'inc, dec (different sigmas)'.B83" chart:class="chart:scatter">
            <chart:data-point chart:repeated="13"/>
          </chart:series>
          <chart:series chart:style-name="ch12" chart:values-cell-range-address="'inc, dec (different sigmas)'.C84:'inc, dec (different sigmas)'.O84" chart:label-cell-address="'inc, dec (different sigmas)'.B84:'inc, dec (different sigmas)'.B84" chart:class="chart:scatte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'inc, dec (different sigmas)'.C81:'inc, dec (different sigmas)'.O81</svg:desc>
                </draw:g>
              </table:table-cell>
              <table:table-cell office:value-type="float" office:value="0.001">
                <text:p>0.001</text:p>
              </table:table-cell>
              <table:table-cell office:value-type="float" office:value="0.0012">
                <text:p>0.0012</text:p>
              </table:table-cell>
              <table:table-cell office:value-type="float" office:value="0.0015">
                <text:p>0.0015</text:p>
              </table:table-cell>
              <table:table-cell office:value-type="float" office:value="0.0017">
                <text:p>0.0017</text:p>
              </table:table-cell>
              <table:table-cell office:value-type="float" office:value="0.0019">
                <text:p>0.0019</text:p>
              </table:table-cell>
              <table:table-cell office:value-type="float" office:value="0.0021">
                <text:p>0.0021</text:p>
              </table:table-cell>
              <table:table-cell office:value-type="float" office:value="0.0023">
                <text:p>0.0023</text:p>
              </table:table-cell>
              <table:table-cell office:value-type="float" office:value="0.0026">
                <text:p>0.0026</text:p>
              </table:table-cell>
              <table:table-cell office:value-type="float" office:value="0.003">
                <text:p>0.003</text:p>
              </table:table-cell>
              <table:table-cell office:value-type="float" office:value="0.0035">
                <text:p>0.0035</text:p>
              </table:table-cell>
              <table:table-cell office:value-type="float" office:value="0.004">
                <text:p>0.004</text:p>
              </table:table-cell>
              <table:table-cell office:value-type="float" office:value="0.0045">
                <text:p>0.0045</text:p>
              </table:table-cell>
            </table:table-row>
          </table:table-header-rows>
          <table:table-rows>
            <table:table-row>
              <table:table-cell office:value-type="string">
                <text:p>Row 81</text:p>
                <draw:g>
                  <svg:desc/>
                </draw:g>
              </table:table-cell>
              <table:table-cell office:value-type="float" office:value="0.0001">
                <text:p>0.0001</text:p>
                <draw:g>
                  <svg:desc>'inc, dec (different sigmas)'.C81:'inc, dec (different sigmas)'.O81</svg:desc>
                </draw:g>
              </table:table-cell>
              <table:table-cell office:value-type="float" office:value="0.001">
                <text:p>0.001</text:p>
              </table:table-cell>
              <table:table-cell office:value-type="float" office:value="0.0012">
                <text:p>0.0012</text:p>
              </table:table-cell>
              <table:table-cell office:value-type="float" office:value="0.0015">
                <text:p>0.0015</text:p>
              </table:table-cell>
              <table:table-cell office:value-type="float" office:value="0.0017">
                <text:p>0.0017</text:p>
              </table:table-cell>
              <table:table-cell office:value-type="float" office:value="0.0019">
                <text:p>0.0019</text:p>
              </table:table-cell>
              <table:table-cell office:value-type="float" office:value="0.0021">
                <text:p>0.0021</text:p>
              </table:table-cell>
              <table:table-cell office:value-type="float" office:value="0.0023">
                <text:p>0.0023</text:p>
              </table:table-cell>
              <table:table-cell office:value-type="float" office:value="0.0026">
                <text:p>0.0026</text:p>
              </table:table-cell>
              <table:table-cell office:value-type="float" office:value="0.003">
                <text:p>0.003</text:p>
              </table:table-cell>
              <table:table-cell office:value-type="float" office:value="0.0035">
                <text:p>0.0035</text:p>
              </table:table-cell>
              <table:table-cell office:value-type="float" office:value="0.004">
                <text:p>0.004</text:p>
              </table:table-cell>
              <table:table-cell office:value-type="float" office:value="0.0045">
                <text:p>0.0045</text:p>
              </table:table-cell>
            </table:table-row>
            <table:table-row>
              <table:table-cell office:value-type="string">
                <text:p>dec by -1</text:p>
                <draw:g>
                  <svg:desc>'inc, dec (different sigmas)'.B82:'inc, dec (different sigmas)'.B82</svg:desc>
                </draw:g>
              </table:table-cell>
              <table:table-cell office:value-type="float" office:value="5.69622057815">
                <text:p>5.69622057815</text:p>
                <draw:g>
                  <svg:desc>'inc, dec (different sigmas)'.C82:'inc, dec (different sigmas)'.O82</svg:desc>
                </draw:g>
              </table:table-cell>
              <table:table-cell office:value-type="float" office:value="127.262145326">
                <text:p>127.262145326</text:p>
              </table:table-cell>
              <table:table-cell office:value-type="float" office:value="140.804991089">
                <text:p>140.804991089</text:p>
              </table:table-cell>
              <table:table-cell office:value-type="float" office:value="161.136013989">
                <text:p>161.136013989</text:p>
              </table:table-cell>
              <table:table-cell office:value-type="float" office:value="175.195683965">
                <text:p>175.195683965</text:p>
              </table:table-cell>
              <table:table-cell office:value-type="float" office:value="191.252175755">
                <text:p>191.252175755</text:p>
              </table:table-cell>
              <table:table-cell office:value-type="float" office:value="213.04895921">
                <text:p>213.04895921</text:p>
              </table:table-cell>
              <table:table-cell office:value-type="float" office:value="237.387130758">
                <text:p>237.387130758</text:p>
              </table:table-cell>
              <table:table-cell office:value-type="float" office:value="296.207968458">
                <text:p>296.207968458</text:p>
              </table:table-cell>
              <table:table-cell office:value-type="float" office:value="416.816807112">
                <text:p>416.816807112</text:p>
              </table:table-cell>
              <table:table-cell office:value-type="float" office:value="783.316909283">
                <text:p>783.316909283</text:p>
              </table:table-cell>
              <table:table-cell office:value-type="float" office:value="1865.03702555">
                <text:p>1865.03702555</text:p>
              </table:table-cell>
              <table:table-cell office:value-type="float" office:value="2952.8692911">
                <text:p>2952.8692911</text:p>
              </table:table-cell>
            </table:table-row>
            <table:table-row>
              <table:table-cell office:value-type="string">
                <text:p>dec by ½</text:p>
                <draw:g>
                  <svg:desc>'inc, dec (different sigmas)'.B83:'inc, dec (different sigmas)'.B83</svg:desc>
                </draw:g>
              </table:table-cell>
              <table:table-cell office:value-type="float" office:value="5.14958166846">
                <text:p>5.14958166846</text:p>
                <draw:g>
                  <svg:desc>'inc, dec (different sigmas)'.C83:'inc, dec (different sigmas)'.O83</svg:desc>
                </draw:g>
              </table:table-cell>
              <table:table-cell office:value-type="float" office:value="9.68268458826">
                <text:p>9.68268458826</text:p>
              </table:table-cell>
              <table:table-cell office:value-type="float" office:value="12.1355879246">
                <text:p>12.1355879246</text:p>
              </table:table-cell>
              <table:table-cell office:value-type="float" office:value="18.9250320913">
                <text:p>18.9250320913</text:p>
              </table:table-cell>
              <table:table-cell office:value-type="float" office:value="26.9504758532">
                <text:p>26.9504758532</text:p>
              </table:table-cell>
              <table:table-cell office:value-type="float" office:value="42.0713026066">
                <text:p>42.0713026066</text:p>
              </table:table-cell>
              <table:table-cell office:value-type="float" office:value="61.5869107532">
                <text:p>61.5869107532</text:p>
              </table:table-cell>
              <table:table-cell office:value-type="float" office:value="94.2061624563">
                <text:p>94.2061624563</text:p>
              </table:table-cell>
              <table:table-cell office:value-type="float" office:value="134.967175458">
                <text:p>134.967175458</text:p>
              </table:table-cell>
              <table:table-cell office:value-type="float" office:value="209.035752366">
                <text:p>209.035752366</text:p>
              </table:table-cell>
              <table:table-cell office:value-type="float" office:value="457.235407294">
                <text:p>457.235407294</text:p>
              </table:table-cell>
              <table:table-cell office:value-type="float" office:value="1467.00868578">
                <text:p>1467.00868578</text:p>
              </table:table-cell>
              <table:table-cell office:value-type="float" office:value="2983.73206614">
                <text:p>2983.73206614</text:p>
              </table:table-cell>
            </table:table-row>
            <table:table-row>
              <table:table-cell office:value-type="string">
                <text:p>dec to 1</text:p>
                <draw:g>
                  <svg:desc>'inc, dec (different sigmas)'.B84:'inc, dec (different sigmas)'.B84</svg:desc>
                </draw:g>
              </table:table-cell>
              <table:table-cell office:value-type="float" office:value="5.22869587765">
                <text:p>5.22869587765</text:p>
                <draw:g>
                  <svg:desc>'inc, dec (different sigmas)'.C84:'inc, dec (different sigmas)'.O84</svg:desc>
                </draw:g>
              </table:table-cell>
              <table:table-cell office:value-type="float" office:value="12.9983185738">
                <text:p>12.9983185738</text:p>
              </table:table-cell>
              <table:table-cell office:value-type="float" office:value="17.3784442089">
                <text:p>17.3784442089</text:p>
              </table:table-cell>
              <table:table-cell office:value-type="float" office:value="26.5103288472">
                <text:p>26.5103288472</text:p>
              </table:table-cell>
              <table:table-cell office:value-type="float" office:value="37.1777520579">
                <text:p>37.1777520579</text:p>
              </table:table-cell>
              <table:table-cell office:value-type="float" office:value="49.8508297085">
                <text:p>49.8508297085</text:p>
              </table:table-cell>
              <table:table-cell office:value-type="float" office:value="67.627479677">
                <text:p>67.627479677</text:p>
              </table:table-cell>
              <table:table-cell office:value-type="float" office:value="90.1084681205">
                <text:p>90.1084681205</text:p>
              </table:table-cell>
              <table:table-cell office:value-type="float" office:value="119.674643998">
                <text:p>119.674643998</text:p>
              </table:table-cell>
              <table:table-cell office:value-type="float" office:value="175.298450037">
                <text:p>175.298450037</text:p>
              </table:table-cell>
              <table:table-cell office:value-type="float" office:value="392.982924528">
                <text:p>392.982924528</text:p>
              </table:table-cell>
              <table:table-cell office:value-type="float" office:value="1402.9056052">
                <text:p>1402.9056052</text:p>
              </table:table-cell>
              <table:table-cell office:value-type="float" office:value="2837.94955756">
                <text:p>2837.9495575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2cm" svg:height="9cm" xlink:href=".." xlink:type="simple" chart:class="chart:scatter" chart:row-mapping="0 1 2" chart:style-name="ch1">
        <chart:title svg:x="7.058cm" svg:y="0.316cm" chart:style-name="ch2">
          <text:p>Dec to 1</text:p>
        </chart:title>
        <chart:legend chart:legend-position="end" svg:x="13.151cm" svg:y="3.715cm" style:legend-expansion="high" chart:style-name="ch3"/>
        <chart:plot-area chart:style-name="ch4" table:cell-range-address="'inc, dec (different sigmas)'.B86:'inc, dec (different sigmas)'.O89" chart:data-source-has-labels="both" svg:x="1.314cm" svg:y="1.301cm" svg:width="11.517cm" svg:height="6.555cm">
          <chartooo:coordinate-region svg:x="2.2cm" svg:y="1.496cm" svg:width="10.153cm" svg:height="5.721cm"/>
          <chart:axis chart:dimension="x" chart:name="primary-x" chart:style-name="ch5" chartooo:axis-type="auto">
            <chart:title svg:x="6.715cm" svg:y="8.037cm" chart:style-name="ch6">
              <text:p>load</text:p>
            </chart:title>
            <chart:categories table:cell-range-address="'inc, dec (different sigmas)'.C86:'inc, dec (different sigmas)'.O86"/>
          </chart:axis>
          <chart:axis chart:dimension="y" chart:name="primary-y" chart:style-name="ch7">
            <chart:title svg:x="0.451cm" svg:y="5.164cm" chart:style-name="ch8">
              <text:p>latency</text:p>
            </chart:title>
            <chart:grid chart:style-name="ch9" chart:class="major"/>
          </chart:axis>
          <chart:series chart:style-name="ch10" chart:values-cell-range-address="'inc, dec (different sigmas)'.C87:'inc, dec (different sigmas)'.O87" chart:label-cell-address="'inc, dec (different sigmas)'.B87:'inc, dec (different sigmas)'.B87" chart:class="chart:scatter">
            <chart:domain table:cell-range-address="'inc, dec (different sigmas)'.C86:'inc, dec (different sigmas)'.O86"/>
            <chart:data-point chart:repeated="13"/>
          </chart:series>
          <chart:series chart:style-name="ch11" chart:values-cell-range-address="'inc, dec (different sigmas)'.C88:'inc, dec (different sigmas)'.O88" chart:label-cell-address="'inc, dec (different sigmas)'.B88:'inc, dec (different sigmas)'.B88" chart:class="chart:scatter">
            <chart:data-point chart:repeated="13"/>
          </chart:series>
          <chart:series chart:style-name="ch12" chart:values-cell-range-address="'inc, dec (different sigmas)'.C89:'inc, dec (different sigmas)'.O89" chart:label-cell-address="'inc, dec (different sigmas)'.B89:'inc, dec (different sigmas)'.B89" chart:class="chart:scatte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'inc, dec (different sigmas)'.C86:'inc, dec (different sigmas)'.O86</svg:desc>
                </draw:g>
              </table:table-cell>
              <table:table-cell office:value-type="float" office:value="0.001">
                <text:p>0.001</text:p>
              </table:table-cell>
              <table:table-cell office:value-type="float" office:value="0.0012">
                <text:p>0.0012</text:p>
              </table:table-cell>
              <table:table-cell office:value-type="float" office:value="0.0015">
                <text:p>0.0015</text:p>
              </table:table-cell>
              <table:table-cell office:value-type="float" office:value="0.0017">
                <text:p>0.0017</text:p>
              </table:table-cell>
              <table:table-cell office:value-type="float" office:value="0.0019">
                <text:p>0.0019</text:p>
              </table:table-cell>
              <table:table-cell office:value-type="float" office:value="0.0021">
                <text:p>0.0021</text:p>
              </table:table-cell>
              <table:table-cell office:value-type="float" office:value="0.0023">
                <text:p>0.0023</text:p>
              </table:table-cell>
              <table:table-cell office:value-type="float" office:value="0.0026">
                <text:p>0.0026</text:p>
              </table:table-cell>
              <table:table-cell office:value-type="float" office:value="0.003">
                <text:p>0.003</text:p>
              </table:table-cell>
              <table:table-cell office:value-type="float" office:value="0.0035">
                <text:p>0.0035</text:p>
              </table:table-cell>
              <table:table-cell office:value-type="float" office:value="0.004">
                <text:p>0.004</text:p>
              </table:table-cell>
              <table:table-cell office:value-type="float" office:value="0.0045">
                <text:p>0.0045</text:p>
              </table:table-cell>
            </table:table-row>
          </table:table-header-rows>
          <table:table-rows>
            <table:table-row>
              <table:table-cell office:value-type="string">
                <text:p>Row 86</text:p>
                <draw:g>
                  <svg:desc/>
                </draw:g>
              </table:table-cell>
              <table:table-cell office:value-type="float" office:value="0.0001">
                <text:p>0.0001</text:p>
                <draw:g>
                  <svg:desc>'inc, dec (different sigmas)'.C86:'inc, dec (different sigmas)'.O86</svg:desc>
                </draw:g>
              </table:table-cell>
              <table:table-cell office:value-type="float" office:value="0.001">
                <text:p>0.001</text:p>
              </table:table-cell>
              <table:table-cell office:value-type="float" office:value="0.0012">
                <text:p>0.0012</text:p>
              </table:table-cell>
              <table:table-cell office:value-type="float" office:value="0.0015">
                <text:p>0.0015</text:p>
              </table:table-cell>
              <table:table-cell office:value-type="float" office:value="0.0017">
                <text:p>0.0017</text:p>
              </table:table-cell>
              <table:table-cell office:value-type="float" office:value="0.0019">
                <text:p>0.0019</text:p>
              </table:table-cell>
              <table:table-cell office:value-type="float" office:value="0.0021">
                <text:p>0.0021</text:p>
              </table:table-cell>
              <table:table-cell office:value-type="float" office:value="0.0023">
                <text:p>0.0023</text:p>
              </table:table-cell>
              <table:table-cell office:value-type="float" office:value="0.0026">
                <text:p>0.0026</text:p>
              </table:table-cell>
              <table:table-cell office:value-type="float" office:value="0.003">
                <text:p>0.003</text:p>
              </table:table-cell>
              <table:table-cell office:value-type="float" office:value="0.0035">
                <text:p>0.0035</text:p>
              </table:table-cell>
              <table:table-cell office:value-type="float" office:value="0.004">
                <text:p>0.004</text:p>
              </table:table-cell>
              <table:table-cell office:value-type="float" office:value="0.0045">
                <text:p>0.0045</text:p>
              </table:table-cell>
            </table:table-row>
            <table:table-row>
              <table:table-cell office:value-type="string">
                <text:p>Inc by +1</text:p>
                <draw:g>
                  <svg:desc>'inc, dec (different sigmas)'.B87:'inc, dec (different sigmas)'.B87</svg:desc>
                </draw:g>
              </table:table-cell>
              <table:table-cell office:value-type="float" office:value="5.22869587765">
                <text:p>5.22869587765</text:p>
                <draw:g>
                  <svg:desc>'inc, dec (different sigmas)'.C87:'inc, dec (different sigmas)'.O87</svg:desc>
                </draw:g>
              </table:table-cell>
              <table:table-cell office:value-type="float" office:value="12.9983185738">
                <text:p>12.9983185738</text:p>
              </table:table-cell>
              <table:table-cell office:value-type="float" office:value="17.3784442089">
                <text:p>17.3784442089</text:p>
              </table:table-cell>
              <table:table-cell office:value-type="float" office:value="26.5103288472">
                <text:p>26.5103288472</text:p>
              </table:table-cell>
              <table:table-cell office:value-type="float" office:value="37.1777520579">
                <text:p>37.1777520579</text:p>
              </table:table-cell>
              <table:table-cell office:value-type="float" office:value="49.8508297085">
                <text:p>49.8508297085</text:p>
              </table:table-cell>
              <table:table-cell office:value-type="float" office:value="67.627479677">
                <text:p>67.627479677</text:p>
              </table:table-cell>
              <table:table-cell office:value-type="float" office:value="90.1084681205">
                <text:p>90.1084681205</text:p>
              </table:table-cell>
              <table:table-cell office:value-type="float" office:value="119.674643998">
                <text:p>119.674643998</text:p>
              </table:table-cell>
              <table:table-cell office:value-type="float" office:value="175.298450037">
                <text:p>175.298450037</text:p>
              </table:table-cell>
              <table:table-cell office:value-type="float" office:value="392.982924528">
                <text:p>392.982924528</text:p>
              </table:table-cell>
              <table:table-cell office:value-type="float" office:value="1402.9056052">
                <text:p>1402.9056052</text:p>
              </table:table-cell>
              <table:table-cell office:value-type="float" office:value="2837.94955756">
                <text:p>2837.94955756</text:p>
              </table:table-cell>
            </table:table-row>
            <table:table-row>
              <table:table-cell office:value-type="string">
                <text:p>Inc by +2</text:p>
                <draw:g>
                  <svg:desc>'inc, dec (different sigmas)'.B88:'inc, dec (different sigmas)'.B88</svg:desc>
                </draw:g>
              </table:table-cell>
              <table:table-cell office:value-type="float" office:value="5.18594357479">
                <text:p>5.18594357479</text:p>
                <draw:g>
                  <svg:desc>'inc, dec (different sigmas)'.C88:'inc, dec (different sigmas)'.O88</svg:desc>
                </draw:g>
              </table:table-cell>
              <table:table-cell office:value-type="float" office:value="11.1060299849">
                <text:p>11.1060299849</text:p>
              </table:table-cell>
              <table:table-cell office:value-type="float" office:value="14.4003011574">
                <text:p>14.4003011574</text:p>
              </table:table-cell>
              <table:table-cell office:value-type="float" office:value="24.4394366576">
                <text:p>24.4394366576</text:p>
              </table:table-cell>
              <table:table-cell office:value-type="float" office:value="36.5438167326">
                <text:p>36.5438167326</text:p>
              </table:table-cell>
              <table:table-cell office:value-type="float" office:value="57.2419105426">
                <text:p>57.2419105426</text:p>
              </table:table-cell>
              <table:table-cell office:value-type="float" office:value="79.3167906955">
                <text:p>79.3167906955</text:p>
              </table:table-cell>
              <table:table-cell office:value-type="float" office:value="104.402050764">
                <text:p>104.402050764</text:p>
              </table:table-cell>
              <table:table-cell office:value-type="float" office:value="145.259778209">
                <text:p>145.259778209</text:p>
              </table:table-cell>
              <table:table-cell office:value-type="float" office:value="214.204164239">
                <text:p>214.204164239</text:p>
              </table:table-cell>
              <table:table-cell office:value-type="float" office:value="464.600824081">
                <text:p>464.600824081</text:p>
              </table:table-cell>
              <table:table-cell office:value-type="float" office:value="1412.04069346">
                <text:p>1412.04069346</text:p>
              </table:table-cell>
              <table:table-cell office:value-type="float" office:value="2852.70159409">
                <text:p>2852.70159409</text:p>
              </table:table-cell>
            </table:table-row>
            <table:table-row>
              <table:table-cell office:value-type="string">
                <text:p>Inc by *2</text:p>
                <draw:g>
                  <svg:desc>'inc, dec (different sigmas)'.B89:'inc, dec (different sigmas)'.B89</svg:desc>
                </draw:g>
              </table:table-cell>
              <table:table-cell office:value-type="float" office:value="5.18176814411">
                <text:p>5.18176814411</text:p>
                <draw:g>
                  <svg:desc>'inc, dec (different sigmas)'.C89:'inc, dec (different sigmas)'.O89</svg:desc>
                </draw:g>
              </table:table-cell>
              <table:table-cell office:value-type="float" office:value="15.7460883036">
                <text:p>15.7460883036</text:p>
              </table:table-cell>
              <table:table-cell office:value-type="float" office:value="25.9099161577">
                <text:p>25.9099161577</text:p>
              </table:table-cell>
              <table:table-cell office:value-type="float" office:value="53.1792149299">
                <text:p>53.1792149299</text:p>
              </table:table-cell>
              <table:table-cell office:value-type="float" office:value="73.4891635081">
                <text:p>73.4891635081</text:p>
              </table:table-cell>
              <table:table-cell office:value-type="float" office:value="89.7864811712">
                <text:p>89.7864811712</text:p>
              </table:table-cell>
              <table:table-cell office:value-type="float" office:value="104.852694571">
                <text:p>104.852694571</text:p>
              </table:table-cell>
              <table:table-cell office:value-type="float" office:value="124.689094261">
                <text:p>124.689094261</text:p>
              </table:table-cell>
              <table:table-cell office:value-type="float" office:value="158.857748191">
                <text:p>158.857748191</text:p>
              </table:table-cell>
              <table:table-cell office:value-type="float" office:value="237.484874646">
                <text:p>237.484874646</text:p>
              </table:table-cell>
              <table:table-cell office:value-type="float" office:value="454.596790782">
                <text:p>454.596790782</text:p>
              </table:table-cell>
              <table:table-cell office:value-type="float" office:value="1378.0848737">
                <text:p>1378.0848737</text:p>
              </table:table-cell>
              <table:table-cell office:value-type="float" office:value="2904.92120985">
                <text:p>2904.9212098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